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717in"/>
    </style:style>
    <style:style style:name="co3" style:family="table-column">
      <style:table-column-properties fo:break-before="auto" style:column-width="0.22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27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avg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6" table:default-cell-style-name="ce2"/>
        <table:table-column table:style-name="co3" table:default-cell-style-name="ce2"/>
        <table:table-column table:style-name="co1" table:number-columns-repeated="54" table:default-cell-style-name="ce2"/>
        <table:table-row table:style-name="ro1">
          <table:table-cell table:style-name="ce1" table:number-columns-repeated="3"/>
          <table:table-cell table:style-name="ce3" office:value-type="string" calcext:value-type="string" table:number-columns-spanned="6" table:number-rows-spanned="1">
            <text:p>nebula</text:p>
          </table:table-cell>
          <table:covered-table-cell table:number-columns-repeated="5" table:style-name="ce1"/>
          <table:table-cell table:style-name="ce1"/>
          <table:table-cell table:style-name="ce3" office:value-type="string" calcext:value-type="string" table:number-columns-spanned="6" table:number-rows-spanned="1">
            <text:p>i7</text:p>
          </table:table-cell>
          <table:covered-table-cell table:number-columns-repeated="5" table:style-name="ce1"/>
          <table:table-cell table:number-columns-repeated="48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n = i</text:p>
          </table:table-cell>
          <table:table-cell table:style-name="ce1"/>
          <table:table-cell table:style-name="ce1" office:value-type="string" calcext:value-type="string">
            <text:p>t_lf fill</text:p>
          </table:table-cell>
          <table:table-cell table:style-name="ce1" office:value-type="string" calcext:value-type="string">
            <text:p>t_lf op</text:p>
          </table:table-cell>
          <table:table-cell table:style-name="ce1" office:value-type="string" calcext:value-type="string">
            <text:p>t_lf cu</text:p>
          </table:table-cell>
          <table:table-cell table:style-name="ce1" office:value-type="string" calcext:value-type="string">
            <text:p>t_wf fill</text:p>
          </table:table-cell>
          <table:table-cell table:style-name="ce1" office:value-type="string" calcext:value-type="string">
            <text:p>t_wf op</text:p>
          </table:table-cell>
          <table:table-cell table:style-name="ce1" office:value-type="string" calcext:value-type="string">
            <text:p>t_wf cu</text:p>
          </table:table-cell>
          <table:table-cell table:style-name="ce1"/>
          <table:table-cell table:style-name="ce1" office:value-type="string" calcext:value-type="string">
            <text:p>t_lf fill</text:p>
          </table:table-cell>
          <table:table-cell table:style-name="ce1" office:value-type="string" calcext:value-type="string">
            <text:p>t_lf op</text:p>
          </table:table-cell>
          <table:table-cell table:style-name="ce1" office:value-type="string" calcext:value-type="string">
            <text:p>t_lf cu</text:p>
          </table:table-cell>
          <table:table-cell table:style-name="ce1" office:value-type="string" calcext:value-type="string">
            <text:p>t_wf fill</text:p>
          </table:table-cell>
          <table:table-cell table:style-name="ce1" office:value-type="string" calcext:value-type="string">
            <text:p>t_wf op</text:p>
          </table:table-cell>
          <table:table-cell table:style-name="ce1" office:value-type="string" calcext:value-type="string">
            <text:p>t_wf cu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 table:formula="of:=AVERAGE([$'raw i7'.D2:$'raw i7'.D31])" office:value-type="float" office:value="0.0000562333333333333" calcext:value-type="float">
            <text:p>0.000056</text:p>
          </table:table-cell>
          <table:table-cell table:style-name="ce7" table:formula="of:=AVERAGE([$'raw i7'.E2:$'raw i7'.E31])" office:value-type="float" office:value="0.0000744" calcext:value-type="float">
            <text:p>0.000074</text:p>
          </table:table-cell>
          <table:table-cell table:style-name="ce7" table:formula="of:=AVERAGE([$'raw i7'.F2:$'raw i7'.F31])" office:value-type="float" office:value="0.00000853333333333334" calcext:value-type="float">
            <text:p>0.000009</text:p>
          </table:table-cell>
          <table:table-cell table:style-name="ce7" table:formula="of:=AVERAGE([$'raw i7'.G2:$'raw i7'.G31])" office:value-type="float" office:value="0.0000773666666666666" calcext:value-type="float">
            <text:p>0.000077</text:p>
          </table:table-cell>
          <table:table-cell table:style-name="ce7" table:formula="of:=AVERAGE([$'raw i7'.H2:$'raw i7'.H31])" office:value-type="float" office:value="0.000104033333333333" calcext:value-type="float">
            <text:p>0.000104</text:p>
          </table:table-cell>
          <table:table-cell table:style-name="ce7" table:formula="of:=AVERAGE([$'raw i7'.I2:$'raw i7'.I31])" office:value-type="float" office:value="0.0000629333333333333" calcext:value-type="float">
            <text:p>0.000063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 table:formula="of:=AVERAGE([$'raw i7'.D32:$'raw i7'.D61])" office:value-type="float" office:value="0.0000709666666666667" calcext:value-type="float">
            <text:p>0.000071</text:p>
          </table:table-cell>
          <table:table-cell table:style-name="ce7" table:formula="of:=AVERAGE([$'raw i7'.E32:$'raw i7'.E61])" office:value-type="float" office:value="0.0000477333333333333" calcext:value-type="float">
            <text:p>0.000048</text:p>
          </table:table-cell>
          <table:table-cell table:style-name="ce7" table:formula="of:=AVERAGE([$'raw i7'.F32:$'raw i7'.F61])" office:value-type="float" office:value="0.0000108" calcext:value-type="float">
            <text:p>0.000011</text:p>
          </table:table-cell>
          <table:table-cell table:style-name="ce7" table:formula="of:=AVERAGE([$'raw i7'.G32:$'raw i7'.G61])" office:value-type="float" office:value="0.0000771333333333333" calcext:value-type="float">
            <text:p>0.000077</text:p>
          </table:table-cell>
          <table:table-cell table:style-name="ce7" table:formula="of:=AVERAGE([$'raw i7'.H32:$'raw i7'.H61])" office:value-type="float" office:value="0.0000933" calcext:value-type="float">
            <text:p>0.000093</text:p>
          </table:table-cell>
          <table:table-cell table:style-name="ce7" table:formula="of:=AVERAGE([$'raw i7'.I32:$'raw i7'.I61])" office:value-type="float" office:value="0.0000888" calcext:value-type="float">
            <text:p>0.000089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 table:formula="of:=AVERAGE([$'raw i7'.D62:$'raw i7'.D91])" office:value-type="float" office:value="0.0000797333333333333" calcext:value-type="float">
            <text:p>0.000080</text:p>
          </table:table-cell>
          <table:table-cell table:style-name="ce7" table:formula="of:=AVERAGE([$'raw i7'.E62:$'raw i7'.E91])" office:value-type="float" office:value="0.0000301666666666667" calcext:value-type="float">
            <text:p>0.000030</text:p>
          </table:table-cell>
          <table:table-cell table:style-name="ce7" table:formula="of:=AVERAGE([$'raw i7'.F62:$'raw i7'.F91])" office:value-type="float" office:value="0.0000130333333333333" calcext:value-type="float">
            <text:p>0.000013</text:p>
          </table:table-cell>
          <table:table-cell table:style-name="ce7" table:formula="of:=AVERAGE([$'raw i7'.G62:$'raw i7'.G91])" office:value-type="float" office:value="0.0000644666666666667" calcext:value-type="float">
            <text:p>0.000064</text:p>
          </table:table-cell>
          <table:table-cell table:style-name="ce7" table:formula="of:=AVERAGE([$'raw i7'.H62:$'raw i7'.H91])" office:value-type="float" office:value="0.0000854666666666667" calcext:value-type="float">
            <text:p>0.000085</text:p>
          </table:table-cell>
          <table:table-cell table:style-name="ce7" table:formula="of:=AVERAGE([$'raw i7'.I62:$'raw i7'.I91])" office:value-type="float" office:value="0.0000753666666666666" calcext:value-type="float">
            <text:p>0.000075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 table:formula="of:=AVERAGE([$'raw i7'.D92:$'raw i7'.D121])" office:value-type="float" office:value="0.000376733333333333" calcext:value-type="float">
            <text:p>0.000377</text:p>
          </table:table-cell>
          <table:table-cell table:style-name="ce7" table:formula="of:=AVERAGE([$'raw i7'.E92:$'raw i7'.E121])" office:value-type="float" office:value="0.000139566666666667" calcext:value-type="float">
            <text:p>0.000140</text:p>
          </table:table-cell>
          <table:table-cell table:style-name="ce7" table:formula="of:=AVERAGE([$'raw i7'.F92:$'raw i7'.F121])" office:value-type="float" office:value="0.0000113333333333333" calcext:value-type="float">
            <text:p>0.000011</text:p>
          </table:table-cell>
          <table:table-cell table:style-name="ce7" table:formula="of:=AVERAGE([$'raw i7'.G92:$'raw i7'.G121])" office:value-type="float" office:value="0.0000489" calcext:value-type="float">
            <text:p>0.000049</text:p>
          </table:table-cell>
          <table:table-cell table:style-name="ce7" table:formula="of:=AVERAGE([$'raw i7'.H92:$'raw i7'.H121])" office:value-type="float" office:value="0.0000620666666666667" calcext:value-type="float">
            <text:p>0.000062</text:p>
          </table:table-cell>
          <table:table-cell table:style-name="ce7" table:formula="of:=AVERAGE([$'raw i7'.I92:$'raw i7'.I121])" office:value-type="float" office:value="0.0000894333333333333" calcext:value-type="float">
            <text:p>0.000089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 table:formula="of:=AVERAGE([$'raw i7'.D122:$'raw i7'.D151])" office:value-type="float" office:value="0.0004034" calcext:value-type="float">
            <text:p>0.000403</text:p>
          </table:table-cell>
          <table:table-cell table:style-name="ce7" table:formula="of:=AVERAGE([$'raw i7'.E122:$'raw i7'.E151])" office:value-type="float" office:value="0.0000846666666666667" calcext:value-type="float">
            <text:p>0.000085</text:p>
          </table:table-cell>
          <table:table-cell table:style-name="ce7" table:formula="of:=AVERAGE([$'raw i7'.F122:$'raw i7'.F151])" office:value-type="float" office:value="0.0000671666666666667" calcext:value-type="float">
            <text:p>0.000067</text:p>
          </table:table-cell>
          <table:table-cell table:style-name="ce7" table:formula="of:=AVERAGE([$'raw i7'.G122:$'raw i7'.G151])" office:value-type="float" office:value="0.0000987666666666666" calcext:value-type="float">
            <text:p>0.000099</text:p>
          </table:table-cell>
          <table:table-cell table:style-name="ce7" table:formula="of:=AVERAGE([$'raw i7'.H122:$'raw i7'.H151])" office:value-type="float" office:value="0.0001722" calcext:value-type="float">
            <text:p>0.000172</text:p>
          </table:table-cell>
          <table:table-cell table:style-name="ce7" table:formula="of:=AVERAGE([$'raw i7'.I122:$'raw i7'.I151])" office:value-type="float" office:value="0.000113" calcext:value-type="float">
            <text:p>0.000113</text:p>
          </table:table-cell>
          <table:table-cell table:number-columns-repeated="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 table:formula="of:=AVERAGE([$'raw i7'.D152:$'raw i7'.D181])" office:value-type="float" office:value="0.000393866666666667" calcext:value-type="float">
            <text:p>0.000394</text:p>
          </table:table-cell>
          <table:table-cell table:style-name="ce7" table:formula="of:=AVERAGE([$'raw i7'.E152:$'raw i7'.E181])" office:value-type="float" office:value="0.000111733333333333" calcext:value-type="float">
            <text:p>0.000112</text:p>
          </table:table-cell>
          <table:table-cell table:style-name="ce7" table:formula="of:=AVERAGE([$'raw i7'.F152:$'raw i7'.F181])" office:value-type="float" office:value="0.0001014" calcext:value-type="float">
            <text:p>0.000101</text:p>
          </table:table-cell>
          <table:table-cell table:style-name="ce7" table:formula="of:=AVERAGE([$'raw i7'.G152:$'raw i7'.G181])" office:value-type="float" office:value="0.000159066666666667" calcext:value-type="float">
            <text:p>0.000159</text:p>
          </table:table-cell>
          <table:table-cell table:style-name="ce7" table:formula="of:=AVERAGE([$'raw i7'.H152:$'raw i7'.H181])" office:value-type="float" office:value="0.000198833333333333" calcext:value-type="float">
            <text:p>0.000199</text:p>
          </table:table-cell>
          <table:table-cell table:style-name="ce7" table:formula="of:=AVERAGE([$'raw i7'.I152:$'raw i7'.I181])" office:value-type="float" office:value="0.000138366666666667" calcext:value-type="float">
            <text:p>0.000138</text:p>
          </table:table-cell>
          <table:table-cell table:number-columns-repeated="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7" table:formula="of:=AVERAGE([$'raw i7'.D182:$'raw i7'.D211])" office:value-type="float" office:value="0.0004906" calcext:value-type="float">
            <text:p>0.000491</text:p>
          </table:table-cell>
          <table:table-cell table:style-name="ce7" table:formula="of:=AVERAGE([$'raw i7'.E182:$'raw i7'.E211])" office:value-type="float" office:value="0.000134633333333333" calcext:value-type="float">
            <text:p>0.000135</text:p>
          </table:table-cell>
          <table:table-cell table:style-name="ce7" table:formula="of:=AVERAGE([$'raw i7'.F182:$'raw i7'.F211])" office:value-type="float" office:value="0.000123033333333333" calcext:value-type="float">
            <text:p>0.000123</text:p>
          </table:table-cell>
          <table:table-cell table:style-name="ce7" table:formula="of:=AVERAGE([$'raw i7'.G182:$'raw i7'.G211])" office:value-type="float" office:value="0.0001704" calcext:value-type="float">
            <text:p>0.000170</text:p>
          </table:table-cell>
          <table:table-cell table:style-name="ce7" table:formula="of:=AVERAGE([$'raw i7'.H182:$'raw i7'.H211])" office:value-type="float" office:value="0.000194166666666667" calcext:value-type="float">
            <text:p>0.000194</text:p>
          </table:table-cell>
          <table:table-cell table:style-name="ce7" table:formula="of:=AVERAGE([$'raw i7'.I182:$'raw i7'.I211])" office:value-type="float" office:value="0.000173" calcext:value-type="float">
            <text:p>0.00017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style-name="ce7" table:formula="of:=AVERAGE([$'raw i7'.D212:$'raw i7'.D241])" office:value-type="float" office:value="0.0002129" calcext:value-type="float">
            <text:p>0.000213</text:p>
          </table:table-cell>
          <table:table-cell table:style-name="ce7" table:formula="of:=AVERAGE([$'raw i7'.E212:$'raw i7'.E241])" office:value-type="float" office:value="0.0003018" calcext:value-type="float">
            <text:p>0.000302</text:p>
          </table:table-cell>
          <table:table-cell table:style-name="ce7" table:formula="of:=AVERAGE([$'raw i7'.F212:$'raw i7'.F241])" office:value-type="float" office:value="0.0000165666666666667" calcext:value-type="float">
            <text:p>0.000017</text:p>
          </table:table-cell>
          <table:table-cell table:style-name="ce7" table:formula="of:=AVERAGE([$'raw i7'.G212:$'raw i7'.G241])" office:value-type="float" office:value="0.000232033333333333" calcext:value-type="float">
            <text:p>0.000232</text:p>
          </table:table-cell>
          <table:table-cell table:style-name="ce7" table:formula="of:=AVERAGE([$'raw i7'.H212:$'raw i7'.H241])" office:value-type="float" office:value="0.0003277" calcext:value-type="float">
            <text:p>0.000328</text:p>
          </table:table-cell>
          <table:table-cell table:style-name="ce7" table:formula="of:=AVERAGE([$'raw i7'.I212:$'raw i7'.I241])" office:value-type="float" office:value="0.0001217" calcext:value-type="float">
            <text:p>0.000122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style-name="ce7" table:formula="of:=AVERAGE([$'raw i7'.D242:$'raw i7'.D271])" office:value-type="float" office:value="0.0001745" calcext:value-type="float">
            <text:p>0.000175</text:p>
          </table:table-cell>
          <table:table-cell table:style-name="ce7" table:formula="of:=AVERAGE([$'raw i7'.E242:$'raw i7'.E271])" office:value-type="float" office:value="0.0001599" calcext:value-type="float">
            <text:p>0.000160</text:p>
          </table:table-cell>
          <table:table-cell table:style-name="ce7" table:formula="of:=AVERAGE([$'raw i7'.F242:$'raw i7'.F271])" office:value-type="float" office:value="0.0000196" calcext:value-type="float">
            <text:p>0.000020</text:p>
          </table:table-cell>
          <table:table-cell table:style-name="ce7" table:formula="of:=AVERAGE([$'raw i7'.G242:$'raw i7'.G271])" office:value-type="float" office:value="0.000179333333333333" calcext:value-type="float">
            <text:p>0.000179</text:p>
          </table:table-cell>
          <table:table-cell table:style-name="ce7" table:formula="of:=AVERAGE([$'raw i7'.H242:$'raw i7'.H271])" office:value-type="float" office:value="0.000274633333333333" calcext:value-type="float">
            <text:p>0.000275</text:p>
          </table:table-cell>
          <table:table-cell table:style-name="ce7" table:formula="of:=AVERAGE([$'raw i7'.I242:$'raw i7'.I271])" office:value-type="float" office:value="0.0001918" calcext:value-type="float">
            <text:p>0.000192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style-name="ce7" table:formula="of:=AVERAGE([$'raw i7'.D272:$'raw i7'.D301])" office:value-type="float" office:value="0.0001479" calcext:value-type="float">
            <text:p>0.000148</text:p>
          </table:table-cell>
          <table:table-cell table:style-name="ce7" table:formula="of:=AVERAGE([$'raw i7'.E272:$'raw i7'.E301])" office:value-type="float" office:value="0.0000987333333333333" calcext:value-type="float">
            <text:p>0.000099</text:p>
          </table:table-cell>
          <table:table-cell table:style-name="ce7" table:formula="of:=AVERAGE([$'raw i7'.F272:$'raw i7'.F301])" office:value-type="float" office:value="0.0000224666666666667" calcext:value-type="float">
            <text:p>0.000022</text:p>
          </table:table-cell>
          <table:table-cell table:style-name="ce7" table:formula="of:=AVERAGE([$'raw i7'.G272:$'raw i7'.G301])" office:value-type="float" office:value="0.000148566666666667" calcext:value-type="float">
            <text:p>0.000149</text:p>
          </table:table-cell>
          <table:table-cell table:style-name="ce7" table:formula="of:=AVERAGE([$'raw i7'.H272:$'raw i7'.H301])" office:value-type="float" office:value="0.000227433333333333" calcext:value-type="float">
            <text:p>0.000227</text:p>
          </table:table-cell>
          <table:table-cell table:style-name="ce7" table:formula="of:=AVERAGE([$'raw i7'.I272:$'raw i7'.I301])" office:value-type="float" office:value="0.000183533333333333" calcext:value-type="float">
            <text:p>0.000184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style-name="ce7" table:formula="of:=AVERAGE([$'raw i7'.D302:$'raw i7'.D331])" office:value-type="float" office:value="0.000308666666666667" calcext:value-type="float">
            <text:p>0.000309</text:p>
          </table:table-cell>
          <table:table-cell table:style-name="ce7" table:formula="of:=AVERAGE([$'raw i7'.E302:$'raw i7'.E331])" office:value-type="float" office:value="0.0000773666666666667" calcext:value-type="float">
            <text:p>0.000077</text:p>
          </table:table-cell>
          <table:table-cell table:style-name="ce7" table:formula="of:=AVERAGE([$'raw i7'.F302:$'raw i7'.F331])" office:value-type="float" office:value="0.0000212666666666667" calcext:value-type="float">
            <text:p>0.000021</text:p>
          </table:table-cell>
          <table:table-cell table:style-name="ce7" table:formula="of:=AVERAGE([$'raw i7'.G302:$'raw i7'.G331])" office:value-type="float" office:value="0.0001141" calcext:value-type="float">
            <text:p>0.000114</text:p>
          </table:table-cell>
          <table:table-cell table:style-name="ce7" table:formula="of:=AVERAGE([$'raw i7'.H302:$'raw i7'.H331])" office:value-type="float" office:value="0.0001806" calcext:value-type="float">
            <text:p>0.000181</text:p>
          </table:table-cell>
          <table:table-cell table:style-name="ce7" table:formula="of:=AVERAGE([$'raw i7'.I302:$'raw i7'.I331])" office:value-type="float" office:value="0.0001632" calcext:value-type="float">
            <text:p>0.000163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style-name="ce7" table:formula="of:=AVERAGE([$'raw i7'.D332:$'raw i7'.D361])" office:value-type="float" office:value="0.000326366666666667" calcext:value-type="float">
            <text:p>0.000326</text:p>
          </table:table-cell>
          <table:table-cell table:style-name="ce7" table:formula="of:=AVERAGE([$'raw i7'.E332:$'raw i7'.E361])" office:value-type="float" office:value="0.000213966666666667" calcext:value-type="float">
            <text:p>0.000214</text:p>
          </table:table-cell>
          <table:table-cell table:style-name="ce7" table:formula="of:=AVERAGE([$'raw i7'.F332:$'raw i7'.F361])" office:value-type="float" office:value="0.0000954" calcext:value-type="float">
            <text:p>0.000095</text:p>
          </table:table-cell>
          <table:table-cell table:style-name="ce7" table:formula="of:=AVERAGE([$'raw i7'.G332:$'raw i7'.G361])" office:value-type="float" office:value="0.000186333333333333" calcext:value-type="float">
            <text:p>0.000186</text:p>
          </table:table-cell>
          <table:table-cell table:style-name="ce7" table:formula="of:=AVERAGE([$'raw i7'.H332:$'raw i7'.H361])" office:value-type="float" office:value="0.000276366666666667" calcext:value-type="float">
            <text:p>0.000276</text:p>
          </table:table-cell>
          <table:table-cell table:style-name="ce7" table:formula="of:=AVERAGE([$'raw i7'.I332:$'raw i7'.I361])" office:value-type="float" office:value="0.000243533333333333" calcext:value-type="float">
            <text:p>0.000244</text:p>
          </table:table-cell>
          <table:table-cell table:number-columns-repeated="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style-name="ce7" table:formula="of:=AVERAGE([$'raw i7'.D362:$'raw i7'.D391])" office:value-type="float" office:value="0.0003805" calcext:value-type="float">
            <text:p>0.000381</text:p>
          </table:table-cell>
          <table:table-cell table:style-name="ce7" table:formula="of:=AVERAGE([$'raw i7'.E362:$'raw i7'.E391])" office:value-type="float" office:value="0.000170633333333333" calcext:value-type="float">
            <text:p>0.000171</text:p>
          </table:table-cell>
          <table:table-cell table:style-name="ce7" table:formula="of:=AVERAGE([$'raw i7'.F362:$'raw i7'.F391])" office:value-type="float" office:value="0.0001356" calcext:value-type="float">
            <text:p>0.000136</text:p>
          </table:table-cell>
          <table:table-cell table:style-name="ce7" table:formula="of:=AVERAGE([$'raw i7'.G362:$'raw i7'.G391])" office:value-type="float" office:value="0.000214566666666667" calcext:value-type="float">
            <text:p>0.000215</text:p>
          </table:table-cell>
          <table:table-cell table:style-name="ce7" table:formula="of:=AVERAGE([$'raw i7'.H362:$'raw i7'.H391])" office:value-type="float" office:value="0.000316766666666667" calcext:value-type="float">
            <text:p>0.000317</text:p>
          </table:table-cell>
          <table:table-cell table:style-name="ce7" table:formula="of:=AVERAGE([$'raw i7'.I362:$'raw i7'.I391])" office:value-type="float" office:value="0.000260833333333333" calcext:value-type="float">
            <text:p>0.000261</text:p>
          </table:table-cell>
          <table:table-cell table:number-columns-repeated="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table:style-name="ce7" table:formula="of:=AVERAGE([$'raw i7'.D392:$'raw i7'.D421])" office:value-type="float" office:value="0.000583133333333333" calcext:value-type="float">
            <text:p>0.000583</text:p>
          </table:table-cell>
          <table:table-cell table:style-name="ce7" table:formula="of:=AVERAGE([$'raw i7'.E392:$'raw i7'.E421])" office:value-type="float" office:value="0.0002169" calcext:value-type="float">
            <text:p>0.000217</text:p>
          </table:table-cell>
          <table:table-cell table:style-name="ce7" table:formula="of:=AVERAGE([$'raw i7'.F392:$'raw i7'.F421])" office:value-type="float" office:value="0.0001548" calcext:value-type="float">
            <text:p>0.000155</text:p>
          </table:table-cell>
          <table:table-cell table:style-name="ce7" table:formula="of:=AVERAGE([$'raw i7'.G392:$'raw i7'.G421])" office:value-type="float" office:value="0.0002662" calcext:value-type="float">
            <text:p>0.000266</text:p>
          </table:table-cell>
          <table:table-cell table:style-name="ce7" table:formula="of:=AVERAGE([$'raw i7'.H392:$'raw i7'.H421])" office:value-type="float" office:value="0.000380566666666667" calcext:value-type="float">
            <text:p>0.000381</text:p>
          </table:table-cell>
          <table:table-cell table:style-name="ce7" table:formula="of:=AVERAGE([$'raw i7'.I392:$'raw i7'.I421])" office:value-type="float" office:value="0.000312866666666667" calcext:value-type="float">
            <text:p>0.00031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7" table:formula="of:=AVERAGE([$'raw i7'.D422:$'raw i7'.D451])" office:value-type="float" office:value="0.000925733333333333" calcext:value-type="float">
            <text:p>0.000926</text:p>
          </table:table-cell>
          <table:table-cell table:style-name="ce7" table:formula="of:=AVERAGE([$'raw i7'.E422:$'raw i7'.E451])" office:value-type="float" office:value="0.0013351" calcext:value-type="float">
            <text:p>0.001335</text:p>
          </table:table-cell>
          <table:table-cell table:style-name="ce7" table:formula="of:=AVERAGE([$'raw i7'.F422:$'raw i7'.F451])" office:value-type="float" office:value="0.0000305666666666667" calcext:value-type="float">
            <text:p>0.000031</text:p>
          </table:table-cell>
          <table:table-cell table:style-name="ce7" table:formula="of:=AVERAGE([$'raw i7'.G422:$'raw i7'.G451])" office:value-type="float" office:value="0.0008636" calcext:value-type="float">
            <text:p>0.000864</text:p>
          </table:table-cell>
          <table:table-cell table:style-name="ce7" table:formula="of:=AVERAGE([$'raw i7'.H422:$'raw i7'.H451])" office:value-type="float" office:value="0.00126323333333333" calcext:value-type="float">
            <text:p>0.001263</text:p>
          </table:table-cell>
          <table:table-cell table:style-name="ce7" table:formula="of:=AVERAGE([$'raw i7'.I422:$'raw i7'.I451])" office:value-type="float" office:value="0.0002011" calcext:value-type="float">
            <text:p>0.000201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7" table:formula="of:=AVERAGE([$'raw i7'.D452:$'raw i7'.D481])" office:value-type="float" office:value="0.000620566666666666" calcext:value-type="float">
            <text:p>0.000621</text:p>
          </table:table-cell>
          <table:table-cell table:style-name="ce7" table:formula="of:=AVERAGE([$'raw i7'.E452:$'raw i7'.E481])" office:value-type="float" office:value="0.000717533333333333" calcext:value-type="float">
            <text:p>0.000718</text:p>
          </table:table-cell>
          <table:table-cell table:style-name="ce7" table:formula="of:=AVERAGE([$'raw i7'.F452:$'raw i7'.F481])" office:value-type="float" office:value="0.0000355666666666667" calcext:value-type="float">
            <text:p>0.000036</text:p>
          </table:table-cell>
          <table:table-cell table:style-name="ce7" table:formula="of:=AVERAGE([$'raw i7'.G452:$'raw i7'.G481])" office:value-type="float" office:value="0.000635566666666667" calcext:value-type="float">
            <text:p>0.000636</text:p>
          </table:table-cell>
          <table:table-cell table:style-name="ce7" table:formula="of:=AVERAGE([$'raw i7'.H452:$'raw i7'.H481])" office:value-type="float" office:value="0.00120906666666667" calcext:value-type="float">
            <text:p>0.001209</text:p>
          </table:table-cell>
          <table:table-cell table:style-name="ce7" table:formula="of:=AVERAGE([$'raw i7'.I452:$'raw i7'.I481])" office:value-type="float" office:value="0.000383466666666667" calcext:value-type="float">
            <text:p>0.000383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7" table:formula="of:=AVERAGE([$'raw i7'.D482:$'raw i7'.D511])" office:value-type="float" office:value="0.0004144" calcext:value-type="float">
            <text:p>0.000414</text:p>
          </table:table-cell>
          <table:table-cell table:style-name="ce7" table:formula="of:=AVERAGE([$'raw i7'.E482:$'raw i7'.E511])" office:value-type="float" office:value="0.000456166666666667" calcext:value-type="float">
            <text:p>0.000456</text:p>
          </table:table-cell>
          <table:table-cell table:style-name="ce7" table:formula="of:=AVERAGE([$'raw i7'.F482:$'raw i7'.F511])" office:value-type="float" office:value="0.0000443333333333333" calcext:value-type="float">
            <text:p>0.000044</text:p>
          </table:table-cell>
          <table:table-cell table:style-name="ce7" table:formula="of:=AVERAGE([$'raw i7'.G482:$'raw i7'.G511])" office:value-type="float" office:value="0.000561766666666667" calcext:value-type="float">
            <text:p>0.000562</text:p>
          </table:table-cell>
          <table:table-cell table:style-name="ce7" table:formula="of:=AVERAGE([$'raw i7'.H482:$'raw i7'.H511])" office:value-type="float" office:value="0.001024" calcext:value-type="float">
            <text:p>0.001024</text:p>
          </table:table-cell>
          <table:table-cell table:style-name="ce7" table:formula="of:=AVERAGE([$'raw i7'.I482:$'raw i7'.I511])" office:value-type="float" office:value="0.000549533333333333" calcext:value-type="float">
            <text:p>0.000550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7" table:formula="of:=AVERAGE([$'raw i7'.D512:$'raw i7'.D541])" office:value-type="float" office:value="0.00157526666666667" calcext:value-type="float">
            <text:p>0.001575</text:p>
          </table:table-cell>
          <table:table-cell table:style-name="ce7" table:formula="of:=AVERAGE([$'raw i7'.E512:$'raw i7'.E541])" office:value-type="float" office:value="0.0011764" calcext:value-type="float">
            <text:p>0.001176</text:p>
          </table:table-cell>
          <table:table-cell table:style-name="ce7" table:formula="of:=AVERAGE([$'raw i7'.F512:$'raw i7'.F541])" office:value-type="float" office:value="0.0006064" calcext:value-type="float">
            <text:p>0.000606</text:p>
          </table:table-cell>
          <table:table-cell table:style-name="ce7" table:formula="of:=AVERAGE([$'raw i7'.G512:$'raw i7'.G541])" office:value-type="float" office:value="0.0007921" calcext:value-type="float">
            <text:p>0.000792</text:p>
          </table:table-cell>
          <table:table-cell table:style-name="ce7" table:formula="of:=AVERAGE([$'raw i7'.H512:$'raw i7'.H541])" office:value-type="float" office:value="0.0012412" calcext:value-type="float">
            <text:p>0.001241</text:p>
          </table:table-cell>
          <table:table-cell table:style-name="ce7" table:formula="of:=AVERAGE([$'raw i7'.I512:$'raw i7'.I541])" office:value-type="float" office:value="0.00104436666666667" calcext:value-type="float">
            <text:p>0.001044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7" table:formula="of:=AVERAGE([$'raw i7'.D542:$'raw i7'.D571])" office:value-type="float" office:value="0.0004446" calcext:value-type="float">
            <text:p>0.000445</text:p>
          </table:table-cell>
          <table:table-cell table:style-name="ce7" table:formula="of:=AVERAGE([$'raw i7'.E542:$'raw i7'.E571])" office:value-type="float" office:value="0.0004949" calcext:value-type="float">
            <text:p>0.000495</text:p>
          </table:table-cell>
          <table:table-cell table:style-name="ce7" table:formula="of:=AVERAGE([$'raw i7'.F542:$'raw i7'.F571])" office:value-type="float" office:value="0.000283733333333333" calcext:value-type="float">
            <text:p>0.000284</text:p>
          </table:table-cell>
          <table:table-cell table:style-name="ce7" table:formula="of:=AVERAGE([$'raw i7'.G542:$'raw i7'.G571])" office:value-type="float" office:value="0.000564433333333333" calcext:value-type="float">
            <text:p>0.000564</text:p>
          </table:table-cell>
          <table:table-cell table:style-name="ce7" table:formula="of:=AVERAGE([$'raw i7'.H542:$'raw i7'.H571])" office:value-type="float" office:value="0.00108583333333333" calcext:value-type="float">
            <text:p>0.001086</text:p>
          </table:table-cell>
          <table:table-cell table:style-name="ce7" table:formula="of:=AVERAGE([$'raw i7'.I542:$'raw i7'.I571])" office:value-type="float" office:value="0.0009919" calcext:value-type="float">
            <text:p>0.000992</text:p>
          </table:table-cell>
          <table:table-cell table:number-columns-repeated="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7" table:formula="of:=AVERAGE([$'raw i7'.D572:$'raw i7'.D601])" office:value-type="float" office:value="0.0007795" calcext:value-type="float">
            <text:p>0.000780</text:p>
          </table:table-cell>
          <table:table-cell table:style-name="ce7" table:formula="of:=AVERAGE([$'raw i7'.E572:$'raw i7'.E601])" office:value-type="float" office:value="0.000691633333333333" calcext:value-type="float">
            <text:p>0.000692</text:p>
          </table:table-cell>
          <table:table-cell table:style-name="ce7" table:formula="of:=AVERAGE([$'raw i7'.F572:$'raw i7'.F601])" office:value-type="float" office:value="0.000460933333333333" calcext:value-type="float">
            <text:p>0.000461</text:p>
          </table:table-cell>
          <table:table-cell table:style-name="ce7" table:formula="of:=AVERAGE([$'raw i7'.G572:$'raw i7'.G601])" office:value-type="float" office:value="0.000671333333333333" calcext:value-type="float">
            <text:p>0.000671</text:p>
          </table:table-cell>
          <table:table-cell table:style-name="ce7" table:formula="of:=AVERAGE([$'raw i7'.H572:$'raw i7'.H601])" office:value-type="float" office:value="0.00139543333333333" calcext:value-type="float">
            <text:p>0.001395</text:p>
          </table:table-cell>
          <table:table-cell table:style-name="ce7" table:formula="of:=AVERAGE([$'raw i7'.I572:$'raw i7'.I601])" office:value-type="float" office:value="0.0007811" calcext:value-type="float">
            <text:p>0.000781</text:p>
          </table:table-cell>
          <table:table-cell table:number-columns-repeated="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table:number-columns-repeated="8"/>
          <table:table-cell table:style-name="ce7" table:formula="of:=AVERAGE([$'raw i7'.D602:$'raw i7'.D631])" office:value-type="float" office:value="0.000551866666666667" calcext:value-type="float">
            <text:p>0.000552</text:p>
          </table:table-cell>
          <table:table-cell table:style-name="ce7" table:formula="of:=AVERAGE([$'raw i7'.E602:$'raw i7'.E631])" office:value-type="float" office:value="0.000475033333333333" calcext:value-type="float">
            <text:p>0.000475</text:p>
          </table:table-cell>
          <table:table-cell table:style-name="ce7" table:formula="of:=AVERAGE([$'raw i7'.F602:$'raw i7'.F631])" office:value-type="float" office:value="0.000311966666666667" calcext:value-type="float">
            <text:p>0.000312</text:p>
          </table:table-cell>
          <table:table-cell table:style-name="ce7" table:formula="of:=AVERAGE([$'raw i7'.G602:$'raw i7'.G631])" office:value-type="float" office:value="0.0006439" calcext:value-type="float">
            <text:p>0.000644</text:p>
          </table:table-cell>
          <table:table-cell table:style-name="ce7" table:formula="of:=AVERAGE([$'raw i7'.H602:$'raw i7'.H631])" office:value-type="float" office:value="0.00124016666666667" calcext:value-type="float">
            <text:p>0.001240</text:p>
          </table:table-cell>
          <table:table-cell table:style-name="ce7" table:formula="of:=AVERAGE([$'raw i7'.I602:$'raw i7'.I631])" office:value-type="float" office:value="0.0008538" calcext:value-type="float">
            <text:p>0.000854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7" table:formula="of:=AVERAGE([$'raw i7'.D632:$'raw i7'.D661])" office:value-type="float" office:value="0.00422146666666667" calcext:value-type="float">
            <text:p>0.004221</text:p>
          </table:table-cell>
          <table:table-cell table:style-name="ce7" table:formula="of:=AVERAGE([$'raw i7'.E632:$'raw i7'.E661])" office:value-type="float" office:value="0.004582" calcext:value-type="float">
            <text:p>0.004582</text:p>
          </table:table-cell>
          <table:table-cell table:style-name="ce7" table:formula="of:=AVERAGE([$'raw i7'.F632:$'raw i7'.F661])" office:value-type="float" office:value="0.000055" calcext:value-type="float">
            <text:p>0.000055</text:p>
          </table:table-cell>
          <table:table-cell table:style-name="ce7" table:formula="of:=AVERAGE([$'raw i7'.G632:$'raw i7'.G661])" office:value-type="float" office:value="0.0026026" calcext:value-type="float">
            <text:p>0.002603</text:p>
          </table:table-cell>
          <table:table-cell table:style-name="ce7" table:formula="of:=AVERAGE([$'raw i7'.H632:$'raw i7'.H661])" office:value-type="float" office:value="0.0042845" calcext:value-type="float">
            <text:p>0.004285</text:p>
          </table:table-cell>
          <table:table-cell table:style-name="ce7" table:formula="of:=AVERAGE([$'raw i7'.I632:$'raw i7'.I661])" office:value-type="float" office:value="0.0003439" calcext:value-type="float">
            <text:p>0.000344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7" table:formula="of:=AVERAGE([$'raw i7'.D662:$'raw i7'.D691])" office:value-type="float" office:value="0.00279606666666667" calcext:value-type="float">
            <text:p>0.002796</text:p>
          </table:table-cell>
          <table:table-cell table:style-name="ce7" table:formula="of:=AVERAGE([$'raw i7'.E662:$'raw i7'.E691])" office:value-type="float" office:value="0.0029975" calcext:value-type="float">
            <text:p>0.002998</text:p>
          </table:table-cell>
          <table:table-cell table:style-name="ce7" table:formula="of:=AVERAGE([$'raw i7'.F662:$'raw i7'.F691])" office:value-type="float" office:value="0.0000647" calcext:value-type="float">
            <text:p>0.000065</text:p>
          </table:table-cell>
          <table:table-cell table:style-name="ce7" table:formula="of:=AVERAGE([$'raw i7'.G662:$'raw i7'.G691])" office:value-type="float" office:value="0.002154" calcext:value-type="float">
            <text:p>0.002154</text:p>
          </table:table-cell>
          <table:table-cell table:style-name="ce7" table:formula="of:=AVERAGE([$'raw i7'.H662:$'raw i7'.H691])" office:value-type="float" office:value="0.0046151" calcext:value-type="float">
            <text:p>0.004615</text:p>
          </table:table-cell>
          <table:table-cell table:style-name="ce7" table:formula="of:=AVERAGE([$'raw i7'.I662:$'raw i7'.I691])" office:value-type="float" office:value="0.0007068" calcext:value-type="float">
            <text:p>0.000707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7" table:formula="of:=AVERAGE([$'raw i7'.D692:$'raw i7'.D721])" office:value-type="float" office:value="0.00121513333333333" calcext:value-type="float">
            <text:p>0.001215</text:p>
          </table:table-cell>
          <table:table-cell table:style-name="ce7" table:formula="of:=AVERAGE([$'raw i7'.E692:$'raw i7'.E721])" office:value-type="float" office:value="0.00143343333333333" calcext:value-type="float">
            <text:p>0.001433</text:p>
          </table:table-cell>
          <table:table-cell table:style-name="ce7" table:formula="of:=AVERAGE([$'raw i7'.F692:$'raw i7'.F721])" office:value-type="float" office:value="0.0000709666666666667" calcext:value-type="float">
            <text:p>0.000071</text:p>
          </table:table-cell>
          <table:table-cell table:style-name="ce7" table:formula="of:=AVERAGE([$'raw i7'.G692:$'raw i7'.G721])" office:value-type="float" office:value="0.00169656666666667" calcext:value-type="float">
            <text:p>0.001697</text:p>
          </table:table-cell>
          <table:table-cell table:style-name="ce7" table:formula="of:=AVERAGE([$'raw i7'.H692:$'raw i7'.H721])" office:value-type="float" office:value="0.0038407" calcext:value-type="float">
            <text:p>0.003841</text:p>
          </table:table-cell>
          <table:table-cell table:style-name="ce7" table:formula="of:=AVERAGE([$'raw i7'.I692:$'raw i7'.I721])" office:value-type="float" office:value="0.00134626666666667" calcext:value-type="float">
            <text:p>0.001346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7" table:formula="of:=AVERAGE([$'raw i7'.D722:$'raw i7'.D751])" office:value-type="float" office:value="0.0008149" calcext:value-type="float">
            <text:p>0.000815</text:p>
          </table:table-cell>
          <table:table-cell table:style-name="ce7" table:formula="of:=AVERAGE([$'raw i7'.E722:$'raw i7'.E751])" office:value-type="float" office:value="0.001024" calcext:value-type="float">
            <text:p>0.001024</text:p>
          </table:table-cell>
          <table:table-cell table:style-name="ce7" table:formula="of:=AVERAGE([$'raw i7'.F722:$'raw i7'.F751])" office:value-type="float" office:value="0.000097" calcext:value-type="float">
            <text:p>0.000097</text:p>
          </table:table-cell>
          <table:table-cell table:style-name="ce7" table:formula="of:=AVERAGE([$'raw i7'.G722:$'raw i7'.G751])" office:value-type="float" office:value="0.0013938" calcext:value-type="float">
            <text:p>0.001394</text:p>
          </table:table-cell>
          <table:table-cell table:style-name="ce7" table:formula="of:=AVERAGE([$'raw i7'.H722:$'raw i7'.H751])" office:value-type="float" office:value="0.00333436666666667" calcext:value-type="float">
            <text:p>0.003334</text:p>
          </table:table-cell>
          <table:table-cell table:style-name="ce7" table:formula="of:=AVERAGE([$'raw i7'.I722:$'raw i7'.I751])" office:value-type="float" office:value="0.0021101" calcext:value-type="float">
            <text:p>0.002110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7" table:formula="of:=AVERAGE([$'raw i7'.D752:$'raw i7'.D781])" office:value-type="float" office:value="0.000989233333333333" calcext:value-type="float">
            <text:p>0.000989</text:p>
          </table:table-cell>
          <table:table-cell table:style-name="ce7" table:formula="of:=AVERAGE([$'raw i7'.E752:$'raw i7'.E781])" office:value-type="float" office:value="0.0013679" calcext:value-type="float">
            <text:p>0.001368</text:p>
          </table:table-cell>
          <table:table-cell table:style-name="ce7" table:formula="of:=AVERAGE([$'raw i7'.F752:$'raw i7'.F781])" office:value-type="float" office:value="0.000621166666666667" calcext:value-type="float">
            <text:p>0.000621</text:p>
          </table:table-cell>
          <table:table-cell table:style-name="ce7" table:formula="of:=AVERAGE([$'raw i7'.G752:$'raw i7'.G781])" office:value-type="float" office:value="0.00169963333333333" calcext:value-type="float">
            <text:p>0.001700</text:p>
          </table:table-cell>
          <table:table-cell table:style-name="ce7" table:formula="of:=AVERAGE([$'raw i7'.H752:$'raw i7'.H781])" office:value-type="float" office:value="0.0040443" calcext:value-type="float">
            <text:p>0.004044</text:p>
          </table:table-cell>
          <table:table-cell table:style-name="ce7" table:formula="of:=AVERAGE([$'raw i7'.I752:$'raw i7'.I781])" office:value-type="float" office:value="0.0024896" calcext:value-type="float">
            <text:p>0.002490</text:p>
          </table:table-cell>
          <table:table-cell table:number-columns-repeated="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7" table:formula="of:=AVERAGE([$'raw i7'.D782:$'raw i7'.D811])" office:value-type="float" office:value="0.0009704" calcext:value-type="float">
            <text:p>0.000970</text:p>
          </table:table-cell>
          <table:table-cell table:style-name="ce7" table:formula="of:=AVERAGE([$'raw i7'.E782:$'raw i7'.E811])" office:value-type="float" office:value="0.0013393" calcext:value-type="float">
            <text:p>0.001339</text:p>
          </table:table-cell>
          <table:table-cell table:style-name="ce7" table:formula="of:=AVERAGE([$'raw i7'.F782:$'raw i7'.F811])" office:value-type="float" office:value="0.0007739" calcext:value-type="float">
            <text:p>0.000774</text:p>
          </table:table-cell>
          <table:table-cell table:style-name="ce7" table:formula="of:=AVERAGE([$'raw i7'.G782:$'raw i7'.G811])" office:value-type="float" office:value="0.00179543333333333" calcext:value-type="float">
            <text:p>0.001795</text:p>
          </table:table-cell>
          <table:table-cell table:style-name="ce7" table:formula="of:=AVERAGE([$'raw i7'.H782:$'raw i7'.H811])" office:value-type="float" office:value="0.0041403" calcext:value-type="float">
            <text:p>0.004140</text:p>
          </table:table-cell>
          <table:table-cell table:style-name="ce7" table:formula="of:=AVERAGE([$'raw i7'.I782:$'raw i7'.I811])" office:value-type="float" office:value="0.0024024" calcext:value-type="float">
            <text:p>0.002402</text:p>
          </table:table-cell>
          <table:table-cell table:number-columns-repeated="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number-columns-repeated="8"/>
          <table:table-cell table:style-name="ce7" table:formula="of:=AVERAGE([$'raw i7'.D812:$'raw i7'.D841])" office:value-type="float" office:value="0.000997666666666667" calcext:value-type="float">
            <text:p>0.000998</text:p>
          </table:table-cell>
          <table:table-cell table:style-name="ce7" table:formula="of:=AVERAGE([$'raw i7'.E812:$'raw i7'.E841])" office:value-type="float" office:value="0.0013791" calcext:value-type="float">
            <text:p>0.001379</text:p>
          </table:table-cell>
          <table:table-cell table:style-name="ce7" table:formula="of:=AVERAGE([$'raw i7'.F812:$'raw i7'.F841])" office:value-type="float" office:value="0.0008264" calcext:value-type="float">
            <text:p>0.000826</text:p>
          </table:table-cell>
          <table:table-cell table:style-name="ce7" table:formula="of:=AVERAGE([$'raw i7'.G812:$'raw i7'.G841])" office:value-type="float" office:value="0.00181613333333333" calcext:value-type="float">
            <text:p>0.001816</text:p>
          </table:table-cell>
          <table:table-cell table:style-name="ce7" table:formula="of:=AVERAGE([$'raw i7'.H812:$'raw i7'.H841])" office:value-type="float" office:value="0.00434373333333333" calcext:value-type="float">
            <text:p>0.004344</text:p>
          </table:table-cell>
          <table:table-cell table:style-name="ce7" table:formula="of:=AVERAGE([$'raw i7'.I812:$'raw i7'.I841])" office:value-type="float" office:value="0.00242426666666667" calcext:value-type="float">
            <text:p>0.002424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ce7" table:formula="of:=AVERAGE([$'raw i7'.D842:$'raw i7'.D871])" office:value-type="float" office:value="0.0157196333333333" calcext:value-type="float">
            <text:p>0.015720</text:p>
          </table:table-cell>
          <table:table-cell table:style-name="ce7" table:formula="of:=AVERAGE([$'raw i7'.E842:$'raw i7'.E871])" office:value-type="float" office:value="0.0149107" calcext:value-type="float">
            <text:p>0.014911</text:p>
          </table:table-cell>
          <table:table-cell table:style-name="ce7" table:formula="of:=AVERAGE([$'raw i7'.F842:$'raw i7'.F871])" office:value-type="float" office:value="0.0000878666666666667" calcext:value-type="float">
            <text:p>0.000088</text:p>
          </table:table-cell>
          <table:table-cell table:style-name="ce7" table:formula="of:=AVERAGE([$'raw i7'.G842:$'raw i7'.G871])" office:value-type="float" office:value="0.0126379" calcext:value-type="float">
            <text:p>0.012638</text:p>
          </table:table-cell>
          <table:table-cell table:style-name="ce7" table:formula="of:=AVERAGE([$'raw i7'.H842:$'raw i7'.H871])" office:value-type="float" office:value="0.0272374" calcext:value-type="float">
            <text:p>0.027237</text:p>
          </table:table-cell>
          <table:table-cell table:style-name="ce7" table:formula="of:=AVERAGE([$'raw i7'.I842:$'raw i7'.I871])" office:value-type="float" office:value="0.0006802" calcext:value-type="float">
            <text:p>0.000680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ce7" table:formula="of:=AVERAGE([$'raw i7'.D872:$'raw i7'.D901])" office:value-type="float" office:value="0.0106397666666667" calcext:value-type="float">
            <text:p>0.010640</text:p>
          </table:table-cell>
          <table:table-cell table:style-name="ce7" table:formula="of:=AVERAGE([$'raw i7'.E872:$'raw i7'.E901])" office:value-type="float" office:value="0.00923633333333333" calcext:value-type="float">
            <text:p>0.009236</text:p>
          </table:table-cell>
          <table:table-cell table:style-name="ce7" table:formula="of:=AVERAGE([$'raw i7'.F872:$'raw i7'.F901])" office:value-type="float" office:value="0.0001083" calcext:value-type="float">
            <text:p>0.000108</text:p>
          </table:table-cell>
          <table:table-cell table:style-name="ce7" table:formula="of:=AVERAGE([$'raw i7'.G872:$'raw i7'.G901])" office:value-type="float" office:value="0.0101790333333333" calcext:value-type="float">
            <text:p>0.010179</text:p>
          </table:table-cell>
          <table:table-cell table:style-name="ce7" table:formula="of:=AVERAGE([$'raw i7'.H872:$'raw i7'.H901])" office:value-type="float" office:value="0.0275128666666667" calcext:value-type="float">
            <text:p>0.027513</text:p>
          </table:table-cell>
          <table:table-cell table:style-name="ce7" table:formula="of:=AVERAGE([$'raw i7'.I872:$'raw i7'.I901])" office:value-type="float" office:value="0.00133216666666667" calcext:value-type="float">
            <text:p>0.001332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ce7" table:formula="of:=AVERAGE([$'raw i7'.D902:$'raw i7'.D931])" office:value-type="float" office:value="0.0047868" calcext:value-type="float">
            <text:p>0.004787</text:p>
          </table:table-cell>
          <table:table-cell table:style-name="ce7" table:formula="of:=AVERAGE([$'raw i7'.E902:$'raw i7'.E931])" office:value-type="float" office:value="0.00533136666666667" calcext:value-type="float">
            <text:p>0.005331</text:p>
          </table:table-cell>
          <table:table-cell table:style-name="ce7" table:formula="of:=AVERAGE([$'raw i7'.F902:$'raw i7'.F931])" office:value-type="float" office:value="0.000135733333333333" calcext:value-type="float">
            <text:p>0.000136</text:p>
          </table:table-cell>
          <table:table-cell table:style-name="ce7" table:formula="of:=AVERAGE([$'raw i7'.G902:$'raw i7'.G931])" office:value-type="float" office:value="0.009648" calcext:value-type="float">
            <text:p>0.009648</text:p>
          </table:table-cell>
          <table:table-cell table:style-name="ce7" table:formula="of:=AVERAGE([$'raw i7'.H902:$'raw i7'.H931])" office:value-type="float" office:value="0.0262935" calcext:value-type="float">
            <text:p>0.026294</text:p>
          </table:table-cell>
          <table:table-cell table:style-name="ce7" table:formula="of:=AVERAGE([$'raw i7'.I902:$'raw i7'.I931])" office:value-type="float" office:value="0.00339593333333333" calcext:value-type="float">
            <text:p>0.003396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ce7" table:formula="of:=AVERAGE([$'raw i7'.D932:$'raw i7'.D961])" office:value-type="float" office:value="0.00244396666666667" calcext:value-type="float">
            <text:p>0.002444</text:p>
          </table:table-cell>
          <table:table-cell table:style-name="ce7" table:formula="of:=AVERAGE([$'raw i7'.E932:$'raw i7'.E961])" office:value-type="float" office:value="0.00323986666666667" calcext:value-type="float">
            <text:p>0.003240</text:p>
          </table:table-cell>
          <table:table-cell table:style-name="ce7" table:formula="of:=AVERAGE([$'raw i7'.F932:$'raw i7'.F961])" office:value-type="float" office:value="0.000173166666666667" calcext:value-type="float">
            <text:p>0.000173</text:p>
          </table:table-cell>
          <table:table-cell table:style-name="ce7" table:formula="of:=AVERAGE([$'raw i7'.G932:$'raw i7'.G961])" office:value-type="float" office:value="0.00760573333333333" calcext:value-type="float">
            <text:p>0.007606</text:p>
          </table:table-cell>
          <table:table-cell table:style-name="ce7" table:formula="of:=AVERAGE([$'raw i7'.H932:$'raw i7'.H961])" office:value-type="float" office:value="0.023721" calcext:value-type="float">
            <text:p>0.023721</text:p>
          </table:table-cell>
          <table:table-cell table:style-name="ce7" table:formula="of:=AVERAGE([$'raw i7'.I932:$'raw i7'.I961])" office:value-type="float" office:value="0.0077997" calcext:value-type="float">
            <text:p>0.007800</text:p>
          </table:table-cell>
          <table:table-cell table:number-columns-repeated="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ce7" table:formula="of:=AVERAGE([$'raw i7'.D962:$'raw i7'.D991])" office:value-type="float" office:value="0.00275436666666667" calcext:value-type="float">
            <text:p>0.002754</text:p>
          </table:table-cell>
          <table:table-cell table:style-name="ce7" table:formula="of:=AVERAGE([$'raw i7'.E962:$'raw i7'.E991])" office:value-type="float" office:value="0.0042685" calcext:value-type="float">
            <text:p>0.004269</text:p>
          </table:table-cell>
          <table:table-cell table:style-name="ce7" table:formula="of:=AVERAGE([$'raw i7'.F962:$'raw i7'.F991])" office:value-type="float" office:value="0.00233066666666667" calcext:value-type="float">
            <text:p>0.002331</text:p>
          </table:table-cell>
          <table:table-cell table:style-name="ce7" table:formula="of:=AVERAGE([$'raw i7'.G962:$'raw i7'.G991])" office:value-type="float" office:value="0.0093191" calcext:value-type="float">
            <text:p>0.009319</text:p>
          </table:table-cell>
          <table:table-cell table:style-name="ce7" table:formula="of:=AVERAGE([$'raw i7'.H962:$'raw i7'.H991])" office:value-type="float" office:value="1.825158" calcext:value-type="float">
            <text:p>1.825158</text:p>
          </table:table-cell>
          <table:table-cell table:style-name="ce7" table:formula="of:=AVERAGE([$'raw i7'.I962:$'raw i7'.I991])" office:value-type="float" office:value="0.00815253333333333" calcext:value-type="float">
            <text:p>0.008153</text:p>
          </table:table-cell>
          <table:table-cell table:number-columns-repeated="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ce7" table:formula="of:=AVERAGE([$'raw i7'.D992:$'raw i7'.D1021])" office:value-type="float" office:value="0.00262916666666667" calcext:value-type="float">
            <text:p>0.002629</text:p>
          </table:table-cell>
          <table:table-cell table:style-name="ce7" table:formula="of:=AVERAGE([$'raw i7'.E992:$'raw i7'.E1021])" office:value-type="float" office:value="0.0044191" calcext:value-type="float">
            <text:p>0.004419</text:p>
          </table:table-cell>
          <table:table-cell table:style-name="ce7" table:formula="of:=AVERAGE([$'raw i7'.F992:$'raw i7'.F1021])" office:value-type="float" office:value="0.00264176666666667" calcext:value-type="float">
            <text:p>0.002642</text:p>
          </table:table-cell>
          <table:table-cell table:style-name="ce7" table:formula="of:=AVERAGE([$'raw i7'.G992:$'raw i7'.G1021])" office:value-type="float" office:value="0.0090198" calcext:value-type="float">
            <text:p>0.009020</text:p>
          </table:table-cell>
          <table:table-cell table:style-name="ce7" table:formula="of:=AVERAGE([$'raw i7'.H992:$'raw i7'.H1021])" office:value-type="float" office:value="1.63040453333333" calcext:value-type="float">
            <text:p>1.630405</text:p>
          </table:table-cell>
          <table:table-cell table:style-name="ce7" table:formula="of:=AVERAGE([$'raw i7'.I992:$'raw i7'.I1021])" office:value-type="float" office:value="0.0083809" calcext:value-type="float">
            <text:p>0.008381</text:p>
          </table:table-cell>
          <table:table-cell table:number-columns-repeated="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table:number-columns-repeated="8"/>
          <table:table-cell table:style-name="ce7" table:formula="of:=AVERAGE([$'raw i7'.D1022:$'raw i7'.D1051])" office:value-type="float" office:value="0.00273086666666667" calcext:value-type="float">
            <text:p>0.002731</text:p>
          </table:table-cell>
          <table:table-cell table:style-name="ce7" table:formula="of:=AVERAGE([$'raw i7'.E1022:$'raw i7'.E1051])" office:value-type="float" office:value="0.00465753333333333" calcext:value-type="float">
            <text:p>0.004658</text:p>
          </table:table-cell>
          <table:table-cell table:style-name="ce7" table:formula="of:=AVERAGE([$'raw i7'.F1022:$'raw i7'.F1051])" office:value-type="float" office:value="0.00273446666666667" calcext:value-type="float">
            <text:p>0.002734</text:p>
          </table:table-cell>
          <table:table-cell table:style-name="ce7" table:formula="of:=AVERAGE([$'raw i7'.G1022:$'raw i7'.G1051])" office:value-type="float" office:value="0.00848013333333333" calcext:value-type="float">
            <text:p>0.008480</text:p>
          </table:table-cell>
          <table:table-cell table:style-name="ce7" table:formula="of:=AVERAGE([$'raw i7'.H1022:$'raw i7'.H1051])" office:value-type="float" office:value="6.33588983333333" calcext:value-type="float">
            <text:p>6.335890</text:p>
          </table:table-cell>
          <table:table-cell table:style-name="ce7" table:formula="of:=AVERAGE([$'raw i7'.I1022:$'raw i7'.I1051])" office:value-type="float" office:value="0.008729" calcext:value-type="float">
            <text:p>0.008729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7" table:formula="of:=AVERAGE([$'raw i7'.D1052:$'raw i7'.D1081])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7" table:formula="of:=AVERAGE([$'raw i7'.D1082:$'raw i7'.D1111])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7" table:formula="of:=AVERAGE([$'raw i7'.D1112:$'raw i7'.D1141])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7" table:formula="of:=AVERAGE([$'raw i7'.D1142:$'raw i7'.D1171])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7" table:formula="of:=AVERAGE([$'raw i7'.D1172:$'raw i7'.D1201])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7" table:formula="of:=AVERAGE([$'raw i7'.D1202:$'raw i7'.D1231])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00" calcext:value-type="float">
            <text:p>5000</text:p>
          </table:table-cell>
          <table:table-cell table:number-columns-repeated="8"/>
          <table:table-cell table:style-name="ce7" table:formula="of:=AVERAGE([$'raw i7'.D1232:$'raw i7'.D1261])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ce7" table:formula="of:=AVERAGE([$'raw i7'.D1262:$'raw i7'.D1291])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ce7" table:formula="of:=AVERAGE([$'raw i7'.D1292:$'raw i7'.D1321])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ce7" table:formula="of:=AVERAGE([$'raw i7'.D1322:$'raw i7'.D1351])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ce7" table:formula="of:=AVERAGE([$'raw i7'.D1352:$'raw i7'.D1381])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ce7" table:formula="of:=AVERAGE([$'raw i7'.D1382:$'raw i7'.D1411])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ce7" table:formula="of:=AVERAGE([$'raw i7'.D1412:$'raw i7'.D1441])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  <table:table-cell table:style-name="ce7" table:formula="of:=AVERAGE([$'raw i7'.D1442:$'raw i7'.D1471])" office:value-type="string" office:string-value="" calcext:value-type="error">
            <text:p>#DIV/0!</text:p>
          </table:table-cell>
          <table:table-cell table:number-columns-repeated="53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aw i7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n = i</text:p>
          </table:table-cell>
          <table:table-cell table:style-name="ce1"/>
          <table:table-cell table:style-name="ce1" office:value-type="string" calcext:value-type="string">
            <text:p>t_lf fill</text:p>
          </table:table-cell>
          <table:table-cell table:style-name="ce1" office:value-type="string" calcext:value-type="string">
            <text:p>t_lf op</text:p>
          </table:table-cell>
          <table:table-cell table:style-name="ce1" office:value-type="string" calcext:value-type="string">
            <text:p>t_lf cu</text:p>
          </table:table-cell>
          <table:table-cell table:style-name="ce1" office:value-type="string" calcext:value-type="string">
            <text:p>t_wf fill</text:p>
          </table:table-cell>
          <table:table-cell table:style-name="ce1" office:value-type="string" calcext:value-type="string">
            <text:p>t_wf op</text:p>
          </table:table-cell>
          <table:table-cell table:style-name="ce1" office:value-type="string" calcext:value-type="string">
            <text:p>t_wf cu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69" calcext:value-type="float">
            <text:p>6.9E-05</text:p>
          </table:table-cell>
          <table:table-cell/>
          <table:table-cell table:style-name="ce1"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083" calcext:value-type="float">
            <text:p>8.3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53" calcext:value-type="float">
            <text:p>5.3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53" calcext:value-type="float">
            <text:p>5.3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53" calcext:value-type="float">
            <text:p>5.3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53" calcext:value-type="float">
            <text:p>5.3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53" calcext:value-type="float">
            <text:p>5.3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112" calcext:value-type="float">
            <text:p>0.00011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48" calcext:value-type="float">
            <text:p>4.8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098" calcext:value-type="float">
            <text:p>9.8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084" calcext:value-type="float">
            <text:p>8.4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084" calcext:value-type="float">
            <text:p>8.4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082" calcext:value-type="float">
            <text:p>8.2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51" calcext:value-type="float">
            <text:p>5.1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5" calcext:value-type="float">
            <text:p>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51" calcext:value-type="float">
            <text:p>5.1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51" calcext:value-type="float">
            <text:p>5.1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51" calcext:value-type="float">
            <text:p>5.1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5" calcext:value-type="float">
            <text:p>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5" calcext:value-type="float">
            <text:p>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5" calcext:value-type="float">
            <text:p>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5" calcext:value-type="float">
            <text:p>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5" calcext:value-type="float">
            <text:p>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51" calcext:value-type="float">
            <text:p>5.1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68" calcext:value-type="float">
            <text:p>6.8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091" calcext:value-type="float">
            <text:p>9.1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62" calcext:value-type="float">
            <text:p>6.2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62" calcext:value-type="float">
            <text:p>6.2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63" calcext:value-type="float">
            <text:p>6.3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62" calcext:value-type="float">
            <text:p>6.2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66" calcext:value-type="float">
            <text:p>6.6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57" calcext:value-type="float">
            <text:p>5.7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67" calcext:value-type="float">
            <text:p>6.7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00093" calcext:value-type="float">
            <text:p>9.3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93" calcext:value-type="float">
            <text:p>9.3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96" calcext:value-type="float">
            <text:p>9.6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09" calcext:value-type="float">
            <text:p>0.00010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95" calcext:value-type="float">
            <text:p>9.5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87" calcext:value-type="float">
            <text:p>8.7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75" calcext:value-type="float">
            <text:p>7.5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87" calcext:value-type="float">
            <text:p>8.7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97" calcext:value-type="float">
            <text:p>9.7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89" calcext:value-type="float">
            <text:p>8.9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76" calcext:value-type="float">
            <text:p>7.6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8" calcext:value-type="float">
            <text:p>8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87" calcext:value-type="float">
            <text:p>8.7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74" calcext:value-type="float">
            <text:p>7.4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8" calcext:value-type="float">
            <text:p>8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85" calcext:value-type="float">
            <text:p>8.5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85" calcext:value-type="float">
            <text:p>8.5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85" calcext:value-type="float">
            <text:p>8.5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91" calcext:value-type="float">
            <text:p>9.1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87" calcext:value-type="float">
            <text:p>0.00018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88" calcext:value-type="float">
            <text:p>8.8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9" calcext:value-type="float">
            <text:p>9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85" calcext:value-type="float">
            <text:p>8.5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96" calcext:value-type="float">
            <text:p>9.6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95" calcext:value-type="float">
            <text:p>9.5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83" calcext:value-type="float">
            <text:p>8.3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86" calcext:value-type="float">
            <text:p>8.6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71" calcext:value-type="float">
            <text:p>7.1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7" calcext:value-type="float">
            <text:p>7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73" calcext:value-type="float">
            <text:p>7.3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75" calcext:value-type="float">
            <text:p>7.5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07" calcext:value-type="float">
            <text:p>0.00010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6" calcext:value-type="float">
            <text:p>6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76" calcext:value-type="float">
            <text:p>7.6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92" calcext:value-type="float">
            <text:p>9.2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85" calcext:value-type="float">
            <text:p>8.5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79" calcext:value-type="float">
            <text:p>7.9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58" calcext:value-type="float">
            <text:p>5.8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61" calcext:value-type="float">
            <text:p>6.1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8" calcext:value-type="float">
            <text:p>8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61" calcext:value-type="float">
            <text:p>6.1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86" calcext:value-type="float">
            <text:p>8.6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093" calcext:value-type="float">
            <text:p>9.3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1" calcext:value-type="float">
            <text:p>7.1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92" calcext:value-type="float">
            <text:p>9.2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59" calcext:value-type="float">
            <text:p>5.9E-05</text:p>
          </table:table-cell>
          <table:table-cell table:number-columns-repeated="2" office:value-type="float" office:value="0.000073" calcext:value-type="float">
            <text:p>7.3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67" calcext:value-type="float">
            <text:p>6.7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72" calcext:value-type="float">
            <text:p>7.2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69" calcext:value-type="float">
            <text:p>6.9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76" calcext:value-type="float">
            <text:p>7.6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72" calcext:value-type="float">
            <text:p>7.2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72" calcext:value-type="float">
            <text:p>7.2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66" calcext:value-type="float">
            <text:p>6.6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67" calcext:value-type="float">
            <text:p>6.7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4" calcext:value-type="float">
            <text:p>7.4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097" calcext:value-type="float">
            <text:p>9.7E-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66" calcext:value-type="float">
            <text:p>6.6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81" calcext:value-type="float">
            <text:p>8.1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79" calcext:value-type="float">
            <text:p>7.9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72" calcext:value-type="float">
            <text:p>7.2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72" calcext:value-type="float">
            <text:p>7.2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69" calcext:value-type="float">
            <text:p>6.9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69" calcext:value-type="float">
            <text:p>6.9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71" calcext:value-type="float">
            <text:p>7.1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6" calcext:value-type="float">
            <text:p>6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72" calcext:value-type="float">
            <text:p>7.2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69" calcext:value-type="float">
            <text:p>6.9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836" calcext:value-type="float">
            <text:p>0.00083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63" calcext:value-type="float">
            <text:p>6.3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3" calcext:value-type="float">
            <text:p>4.3E-05</text:p>
          </table:table-cell>
          <table:table-cell table:number-columns-repeated="2" office:value-type="float" office:value="0.000062" calcext:value-type="float">
            <text:p>6.2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62" calcext:value-type="float">
            <text:p>6.2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4129" calcext:value-type="float">
            <text:p>0.004129</text:p>
          </table:table-cell>
          <table:table-cell office:value-type="float" office:value="0.002597" calcext:value-type="float">
            <text:p>0.002597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57" calcext:value-type="float">
            <text:p>5.7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55" calcext:value-type="float">
            <text:p>5.5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45" calcext:value-type="float">
            <text:p>4.5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66" calcext:value-type="float">
            <text:p>6.6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6" calcext:value-type="float">
            <text:p>6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6" calcext:value-type="float">
            <text:p>6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55" calcext:value-type="float">
            <text:p>5.5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59" calcext:value-type="float">
            <text:p>5.9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67" calcext:value-type="float">
            <text:p>6.7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69" calcext:value-type="float">
            <text:p>6.9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63" calcext:value-type="float">
            <text:p>6.3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52" calcext:value-type="float">
            <text:p>5.2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59" calcext:value-type="float">
            <text:p>5.9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52" calcext:value-type="float">
            <text:p>5.2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74" calcext:value-type="float">
            <text:p>7.4E-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53" calcext:value-type="float">
            <text:p>5.3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02" calcext:value-type="float">
            <text:p>0.00010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19" calcext:value-type="float">
            <text:p>0.00011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1" calcext:value-type="float">
            <text:p>1E-0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095" calcext:value-type="float">
            <text:p>9.5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106" calcext:value-type="float">
            <text:p>0.00010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02" calcext:value-type="float">
            <text:p>0.00010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069" calcext:value-type="float">
            <text:p>6.9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29" calcext:value-type="float">
            <text:p>0.00012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1607" calcext:value-type="float">
            <text:p>0.001607</text:p>
          </table:table-cell>
          <table:table-cell office:value-type="float" office:value="0.000161" calcext:value-type="float">
            <text:p>0.00016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98" calcext:value-type="float">
            <text:p>9.8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16" calcext:value-type="float">
            <text:p>0.0001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95" calcext:value-type="float">
            <text:p>9.5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116" calcext:value-type="float">
            <text:p>0.00011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096" calcext:value-type="float">
            <text:p>9.6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088" calcext:value-type="float">
            <text:p>8.8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4235" calcext:value-type="float">
            <text:p>0.004235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25" calcext:value-type="float">
            <text:p>0.00012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0178" calcext:value-type="float">
            <text:p>0.00017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97" calcext:value-type="float">
            <text:p>9.7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57" calcext:value-type="float">
            <text:p>0.00015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" calcext:value-type="float">
            <text:p>1E-0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108" calcext:value-type="float">
            <text:p>0.00010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102" calcext:value-type="float">
            <text:p>0.00010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9" calcext:value-type="float">
            <text:p>9E-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36" calcext:value-type="float">
            <text:p>0.00013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1" calcext:value-type="float">
            <text:p>1E-0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2" calcext:value-type="float">
            <text:p>0.0001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102" calcext:value-type="float">
            <text:p>0.00010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38" calcext:value-type="float">
            <text:p>0.00013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114" calcext:value-type="float">
            <text:p>0.00011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7" calcext:value-type="float">
            <text:p>8.7E-0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09" calcext:value-type="float">
            <text:p>0.00010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17" calcext:value-type="float">
            <text:p>0.00011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127" calcext:value-type="float">
            <text:p>0.00012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099" calcext:value-type="float">
            <text:p>9.9E-0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47" calcext:value-type="float">
            <text:p>0.00014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72" calcext:value-type="float">
            <text:p>0.00017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52" calcext:value-type="float">
            <text:p>0.00015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53" calcext:value-type="float">
            <text:p>0.00015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46" calcext:value-type="float">
            <text:p>0.00014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27" calcext:value-type="float">
            <text:p>0.00012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28" calcext:value-type="float">
            <text:p>0.00012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2" calcext:value-type="float">
            <text:p>0.0002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49" calcext:value-type="float">
            <text:p>0.00014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33" calcext:value-type="float">
            <text:p>0.00013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29" calcext:value-type="float">
            <text:p>0.00012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21" calcext:value-type="float">
            <text:p>0.0002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68" calcext:value-type="float">
            <text:p>0.00016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37" calcext:value-type="float">
            <text:p>0.00013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14" calcext:value-type="float">
            <text:p>0.00011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13" calcext:value-type="float">
            <text:p>0.0001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12" calcext:value-type="float">
            <text:p>0.0001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99" calcext:value-type="float">
            <text:p>9.9E-0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2034" calcext:value-type="float">
            <text:p>0.002034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000141" calcext:value-type="float">
            <text:p>0.00014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139" calcext:value-type="float">
            <text:p>0.000139</text:p>
          </table:table-cell>
          <table:table-cell table:number-columns-repeated="2" office:value-type="float" office:value="0.000169" calcext:value-type="float">
            <text:p>0.00016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103" calcext:value-type="float">
            <text:p>0.00010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07" calcext:value-type="float">
            <text:p>0.00010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144" calcext:value-type="float">
            <text:p>0.00014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26" calcext:value-type="float">
            <text:p>0.000326</text:p>
          </table:table-cell>
          <table:table-cell table:number-columns-repeated="2" office:value-type="float" office:value="0.000099" calcext:value-type="float">
            <text:p>9.9E-0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147" calcext:value-type="float">
            <text:p>0.00014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36" calcext:value-type="float">
            <text:p>0.00013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8" calcext:value-type="float">
            <text:p>0.00011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162" calcext:value-type="float">
            <text:p>0.00016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914" calcext:value-type="float">
            <text:p>0.000914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128" calcext:value-type="float">
            <text:p>0.00012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6" calcext:value-type="float">
            <text:p>0.0001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165" calcext:value-type="float">
            <text:p>0.00016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88" calcext:value-type="float">
            <text:p>0.00018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162" calcext:value-type="float">
            <text:p>0.00016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386" calcext:value-type="float">
            <text:p>0.00038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17" calcext:value-type="float">
            <text:p>0.00017</text:p>
          </table:table-cell>
          <table:table-cell table:number-columns-repeated="2" office:value-type="float" office:value="0.000162" calcext:value-type="float">
            <text:p>0.000162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168" calcext:value-type="float">
            <text:p>0.00016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179" calcext:value-type="float">
            <text:p>0.00017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131" calcext:value-type="float">
            <text:p>0.00013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194" calcext:value-type="float">
            <text:p>0.00019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237" calcext:value-type="float">
            <text:p>0.00023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254" calcext:value-type="float">
            <text:p>0.00025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169" calcext:value-type="float">
            <text:p>0.00016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177" calcext:value-type="float">
            <text:p>0.00017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697" calcext:value-type="float">
            <text:p>0.000697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128" calcext:value-type="float">
            <text:p>0.00012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246" calcext:value-type="float">
            <text:p>0.00024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159" calcext:value-type="float">
            <text:p>0.00015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143" calcext:value-type="float">
            <text:p>0.00014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158" calcext:value-type="float">
            <text:p>0.00015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139" calcext:value-type="float">
            <text:p>0.000139</text:p>
          </table:table-cell>
          <table:table-cell table:number-columns-repeated="2" office:value-type="float" office:value="0.000174" calcext:value-type="float">
            <text:p>0.00017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55" calcext:value-type="float">
            <text:p>0.00015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142" calcext:value-type="float">
            <text:p>0.00014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1926" calcext:value-type="float">
            <text:p>0.001926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28" calcext:value-type="float">
            <text:p>0.00012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31" calcext:value-type="float">
            <text:p>0.00013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173" calcext:value-type="float">
            <text:p>0.00017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116" calcext:value-type="float">
            <text:p>0.00011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171" calcext:value-type="float">
            <text:p>0.00017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16" calcext:value-type="float">
            <text:p>0.0001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96" calcext:value-type="float">
            <text:p>9.6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095" calcext:value-type="float">
            <text:p>9.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.000162" calcext:value-type="float">
            <text:p>0.00016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094" calcext:value-type="float">
            <text:p>9.4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094" calcext:value-type="float">
            <text:p>9.4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099" calcext:value-type="float">
            <text:p>9.9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094" calcext:value-type="float">
            <text:p>9.4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000271" calcext:value-type="float">
            <text:p>0.00027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138" calcext:value-type="float">
            <text:p>0.00013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14" calcext:value-type="float">
            <text:p>0.0001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179" calcext:value-type="float">
            <text:p>0.00017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164" calcext:value-type="float">
            <text:p>0.00016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105" calcext:value-type="float">
            <text:p>0.0001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112" calcext:value-type="float">
            <text:p>0.00011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87" calcext:value-type="float">
            <text:p>0.00018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108" calcext:value-type="float">
            <text:p>0.00010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112" calcext:value-type="float">
            <text:p>0.00011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0112" calcext:value-type="float">
            <text:p>0.00011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112" calcext:value-type="float">
            <text:p>0.00011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086" calcext:value-type="float">
            <text:p>8.6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085" calcext:value-type="float">
            <text:p>8.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086" calcext:value-type="float">
            <text:p>8.6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085" calcext:value-type="float">
            <text:p>8.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086" calcext:value-type="float">
            <text:p>8.6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085" calcext:value-type="float">
            <text:p>8.5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086" calcext:value-type="float">
            <text:p>8.6E-0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164" calcext:value-type="float">
            <text:p>0.00016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.000162" calcext:value-type="float">
            <text:p>0.00016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166" calcext:value-type="float">
            <text:p>0.00016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086" calcext:value-type="float">
            <text:p>8.6E-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142" calcext:value-type="float">
            <text:p>0.00014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133" calcext:value-type="float">
            <text:p>0.00013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157" calcext:value-type="float">
            <text:p>0.00015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194" calcext:value-type="float">
            <text:p>0.00019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242" calcext:value-type="float">
            <text:p>0.00024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19" calcext:value-type="float">
            <text:p>0.0001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0189" calcext:value-type="float">
            <text:p>0.00018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184" calcext:value-type="float">
            <text:p>0.00018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0023" calcext:value-type="float">
            <text:p>0.0002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171" calcext:value-type="float">
            <text:p>0.00017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165" calcext:value-type="float">
            <text:p>0.00016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163" calcext:value-type="float">
            <text:p>0.00016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167" calcext:value-type="float">
            <text:p>0.00016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000198" calcext:value-type="float">
            <text:p>0.00019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269" calcext:value-type="float">
            <text:p>0.00026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295" calcext:value-type="float">
            <text:p>0.00029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434" calcext:value-type="float">
            <text:p>0.000434</text:p>
          </table:table-cell>
          <table:table-cell office:value-type="float" office:value="0.000265" calcext:value-type="float">
            <text:p>0.00026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178" calcext:value-type="float">
            <text:p>0.00017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169" calcext:value-type="float">
            <text:p>0.00016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277" calcext:value-type="float">
            <text:p>0.00027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185" calcext:value-type="float">
            <text:p>0.00018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0184" calcext:value-type="float">
            <text:p>0.00018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186" calcext:value-type="float">
            <text:p>0.00018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16" calcext:value-type="float">
            <text:p>0.0001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177" calcext:value-type="float">
            <text:p>0.00017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179" calcext:value-type="float">
            <text:p>0.00017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173" calcext:value-type="float">
            <text:p>0.00017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164" calcext:value-type="float">
            <text:p>0.00016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174" calcext:value-type="float">
            <text:p>0.00017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194" calcext:value-type="float">
            <text:p>0.00019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148" calcext:value-type="float">
            <text:p>0.00014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0165" calcext:value-type="float">
            <text:p>0.00016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2" calcext:value-type="float">
            <text:p>0.000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8" calcext:value-type="float">
            <text:p>0.0001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199" calcext:value-type="float">
            <text:p>0.00019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24" calcext:value-type="float">
            <text:p>0.0002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161" calcext:value-type="float">
            <text:p>0.00016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18" calcext:value-type="float">
            <text:p>0.0001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177" calcext:value-type="float">
            <text:p>0.00017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184" calcext:value-type="float">
            <text:p>0.00018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0217" calcext:value-type="float">
            <text:p>0.00021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19" calcext:value-type="float">
            <text:p>0.0001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0185" calcext:value-type="float">
            <text:p>0.00018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167" calcext:value-type="float">
            <text:p>0.00016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65" calcext:value-type="float">
            <text:p>0.00016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168" calcext:value-type="float">
            <text:p>0.00016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171" calcext:value-type="float">
            <text:p>0.00017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184" calcext:value-type="float">
            <text:p>0.00018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0019" calcext:value-type="float">
            <text:p>0.0001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205" calcext:value-type="float">
            <text:p>0.0002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7" calcext:value-type="float">
            <text:p>0.0001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173" calcext:value-type="float">
            <text:p>0.00017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155" calcext:value-type="float">
            <text:p>0.00015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181" calcext:value-type="float">
            <text:p>0.00018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235" calcext:value-type="float">
            <text:p>0.00023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193" calcext:value-type="float">
            <text:p>0.00019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171" calcext:value-type="float">
            <text:p>0.00017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189" calcext:value-type="float">
            <text:p>0.00018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185" calcext:value-type="float">
            <text:p>0.00018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0178" calcext:value-type="float">
            <text:p>0.00017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158" calcext:value-type="float">
            <text:p>0.00015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27" calcext:value-type="float">
            <text:p>0.00012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2128" calcext:value-type="float">
            <text:p>0.00212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0225" calcext:value-type="float">
            <text:p>0.00022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1737" calcext:value-type="float">
            <text:p>0.00173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51" calcext:value-type="float">
            <text:p>0.00015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156" calcext:value-type="float">
            <text:p>0.00015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161" calcext:value-type="float">
            <text:p>0.00016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62" calcext:value-type="float">
            <text:p>0.00016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11" calcext:value-type="float">
            <text:p>0.000111</text:p>
          </table:table-cell>
          <table:table-cell table:number-columns-repeated="2" office:value-type="float" office:value="0.000169" calcext:value-type="float">
            <text:p>0.00016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6" calcext:value-type="float">
            <text:p>0.0001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6" calcext:value-type="float">
            <text:p>0.00017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176" calcext:value-type="float">
            <text:p>0.00017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151" calcext:value-type="float">
            <text:p>0.00015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164" calcext:value-type="float">
            <text:p>0.00016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159" calcext:value-type="float">
            <text:p>0.00015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78" calcext:value-type="float">
            <text:p>0.00017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157" calcext:value-type="float">
            <text:p>0.00015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173" calcext:value-type="float">
            <text:p>0.00017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183" calcext:value-type="float">
            <text:p>0.00018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16" calcext:value-type="float">
            <text:p>0.0001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167" calcext:value-type="float">
            <text:p>0.00016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149" calcext:value-type="float">
            <text:p>0.00014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53" calcext:value-type="float">
            <text:p>0.00015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159" calcext:value-type="float">
            <text:p>0.00015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172" calcext:value-type="float">
            <text:p>0.00017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161" calcext:value-type="float">
            <text:p>0.00016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162" calcext:value-type="float">
            <text:p>0.00016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182" calcext:value-type="float">
            <text:p>0.00018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4" calcext:value-type="float">
            <text:p>0.0001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5" calcext:value-type="float">
            <text:p>0.0001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55" calcext:value-type="float">
            <text:p>0.00015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234" calcext:value-type="float">
            <text:p>0.00023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253" calcext:value-type="float">
            <text:p>0.00025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271" calcext:value-type="float">
            <text:p>0.00027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29" calcext:value-type="float">
            <text:p>0.00022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0211" calcext:value-type="float">
            <text:p>0.00021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263" calcext:value-type="float">
            <text:p>0.00026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031" calcext:value-type="float">
            <text:p>0.0003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96" calcext:value-type="float">
            <text:p>0.00029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58" calcext:value-type="float">
            <text:p>0.00025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244" calcext:value-type="float">
            <text:p>0.00024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219" calcext:value-type="float">
            <text:p>0.00021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232" calcext:value-type="float">
            <text:p>0.00023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1" calcext:value-type="float">
            <text:p>0.0002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00241" calcext:value-type="float">
            <text:p>0.00024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237" calcext:value-type="float">
            <text:p>0.00023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224" calcext:value-type="float">
            <text:p>0.00022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277" calcext:value-type="float">
            <text:p>0.000277</text:p>
          </table:table-cell>
          <table:table-cell office:value-type="float" office:value="0.000178" calcext:value-type="float">
            <text:p>0.00017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216" calcext:value-type="float">
            <text:p>0.00021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204" calcext:value-type="float">
            <text:p>0.00020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226" calcext:value-type="float">
            <text:p>0.00022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287" calcext:value-type="float">
            <text:p>0.00028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25" calcext:value-type="float">
            <text:p>0.0002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243" calcext:value-type="float">
            <text:p>0.00024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00233" calcext:value-type="float">
            <text:p>0.00023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276" calcext:value-type="float">
            <text:p>0.00027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292" calcext:value-type="float">
            <text:p>0.00029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218" calcext:value-type="float">
            <text:p>0.00021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42" calcext:value-type="float">
            <text:p>0.00024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0227" calcext:value-type="float">
            <text:p>0.00022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0.000282" calcext:value-type="float">
            <text:p>0.00028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242" calcext:value-type="float">
            <text:p>0.00024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215" calcext:value-type="float">
            <text:p>0.00021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.000297" calcext:value-type="float">
            <text:p>0.00029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292" calcext:value-type="float">
            <text:p>0.00029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309" calcext:value-type="float">
            <text:p>0.00030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239" calcext:value-type="float">
            <text:p>0.00023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238" calcext:value-type="float">
            <text:p>0.00023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72" calcext:value-type="float">
            <text:p>0.00027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289" calcext:value-type="float">
            <text:p>0.00028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299" calcext:value-type="float">
            <text:p>0.00029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283" calcext:value-type="float">
            <text:p>0.00028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228" calcext:value-type="float">
            <text:p>0.00022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000223" calcext:value-type="float">
            <text:p>0.00022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0261" calcext:value-type="float">
            <text:p>0.00026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205" calcext:value-type="float">
            <text:p>0.00020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169" calcext:value-type="float">
            <text:p>0.000169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285" calcext:value-type="float">
            <text:p>0.00028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262" calcext:value-type="float">
            <text:p>0.00026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00267" calcext:value-type="float">
            <text:p>0.00026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0231" calcext:value-type="float">
            <text:p>0.00023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0021" calcext:value-type="float">
            <text:p>0.0002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36" calcext:value-type="float">
            <text:p>0.00023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284" calcext:value-type="float">
            <text:p>0.00028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339" calcext:value-type="float">
            <text:p>0.00033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003" calcext:value-type="float">
            <text:p>0.000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267" calcext:value-type="float">
            <text:p>0.00026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222" calcext:value-type="float">
            <text:p>0.00022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268" calcext:value-type="float">
            <text:p>0.00026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243" calcext:value-type="float">
            <text:p>0.00024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271" calcext:value-type="float">
            <text:p>0.00027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248" calcext:value-type="float">
            <text:p>0.00024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000379" calcext:value-type="float">
            <text:p>0.00037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0288" calcext:value-type="float">
            <text:p>0.00028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297" calcext:value-type="float">
            <text:p>0.00029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887" calcext:value-type="float">
            <text:p>0.000887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0335" calcext:value-type="float">
            <text:p>0.00033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341" calcext:value-type="float">
            <text:p>0.00034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319" calcext:value-type="float">
            <text:p>0.00031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000375" calcext:value-type="float">
            <text:p>0.00037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49" calcext:value-type="float">
            <text:p>0.000449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355" calcext:value-type="float">
            <text:p>0.00035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331" calcext:value-type="float">
            <text:p>0.00033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0.000367" calcext:value-type="float">
            <text:p>0.00036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00366" calcext:value-type="float">
            <text:p>0.00036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287" calcext:value-type="float">
            <text:p>0.00028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283" calcext:value-type="float">
            <text:p>0.00028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353" calcext:value-type="float">
            <text:p>0.00035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309" calcext:value-type="float">
            <text:p>0.00030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21" calcext:value-type="float">
            <text:p>0.0002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316" calcext:value-type="float">
            <text:p>0.00031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216" calcext:value-type="float">
            <text:p>0.00021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289" calcext:value-type="float">
            <text:p>0.00028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.000323" calcext:value-type="float">
            <text:p>0.00032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000282" calcext:value-type="float">
            <text:p>0.00028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341" calcext:value-type="float">
            <text:p>0.00034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000329" calcext:value-type="float">
            <text:p>0.00032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352" calcext:value-type="float">
            <text:p>0.00035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0262" calcext:value-type="float">
            <text:p>0.00026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04" calcext:value-type="float">
            <text:p>0.00030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3" calcext:value-type="float">
            <text:p>0.000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424" calcext:value-type="float">
            <text:p>0.000424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0298" calcext:value-type="float">
            <text:p>0.00029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0335" calcext:value-type="float">
            <text:p>0.00033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000244" calcext:value-type="float">
            <text:p>0.00024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372" calcext:value-type="float">
            <text:p>0.001372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.001614" calcext:value-type="float">
            <text:p>0.001614</text:p>
          </table:table-cell>
          <table:table-cell office:value-type="float" office:value="0.000265" calcext:value-type="float">
            <text:p>0.00026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623" calcext:value-type="float">
            <text:p>0.001623</text:p>
          </table:table-cell>
          <table:table-cell office:value-type="float" office:value="0.002498" calcext:value-type="float">
            <text:p>0.002498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1538" calcext:value-type="float">
            <text:p>0.001538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0392" calcext:value-type="float">
            <text:p>0.00039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271" calcext:value-type="float">
            <text:p>0.001271</text:p>
          </table:table-cell>
          <table:table-cell office:value-type="float" office:value="0.001814" calcext:value-type="float">
            <text:p>0.001814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1315" calcext:value-type="float">
            <text:p>0.001315</text:p>
          </table:table-cell>
          <table:table-cell office:value-type="float" office:value="0.001613" calcext:value-type="float">
            <text:p>0.001613</text:p>
          </table:table-cell>
          <table:table-cell office:value-type="float" office:value="0.000264" calcext:value-type="float">
            <text:p>0.00026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0.001749" calcext:value-type="float">
            <text:p>0.001749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263" calcext:value-type="float">
            <text:p>0.00026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0.000158" calcext:value-type="float">
            <text:p>0.00015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0.000156" calcext:value-type="float">
            <text:p>0.00015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001211" calcext:value-type="float">
            <text:p>0.00121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.000203" calcext:value-type="float">
            <text:p>0.00020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002" calcext:value-type="float">
            <text:p>0.000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977" calcext:value-type="float">
            <text:p>0.001977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000225" calcext:value-type="float">
            <text:p>0.00022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486" calcext:value-type="float">
            <text:p>0.001486</text:p>
          </table:table-cell>
          <table:table-cell office:value-type="float" office:value="0.002242" calcext:value-type="float">
            <text:p>0.002242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0226" calcext:value-type="float">
            <text:p>0.00022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001469" calcext:value-type="float">
            <text:p>0.001469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.001355" calcext:value-type="float">
            <text:p>0.001355</text:p>
          </table:table-cell>
          <table:table-cell office:value-type="float" office:value="0.000222" calcext:value-type="float">
            <text:p>0.00022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0.000154" calcext:value-type="float">
            <text:p>0.00015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0964" calcext:value-type="float">
            <text:p>0.000964</text:p>
          </table:table-cell>
          <table:table-cell office:value-type="float" office:value="0.000156" calcext:value-type="float">
            <text:p>0.00015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0963" calcext:value-type="float">
            <text:p>0.000963</text:p>
          </table:table-cell>
          <table:table-cell office:value-type="float" office:value="0.000156" calcext:value-type="float">
            <text:p>0.00015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001267" calcext:value-type="float">
            <text:p>0.00126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00199" calcext:value-type="float">
            <text:p>0.00019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001272" calcext:value-type="float">
            <text:p>0.00127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.001374" calcext:value-type="float">
            <text:p>0.001374</text:p>
          </table:table-cell>
          <table:table-cell office:value-type="float" office:value="0.0002" calcext:value-type="float">
            <text:p>0.000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49" calcext:value-type="float">
            <text:p>0.000849</text:p>
          </table:table-cell>
          <table:table-cell office:value-type="float" office:value="0.001264" calcext:value-type="float">
            <text:p>0.001264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801" calcext:value-type="float">
            <text:p>0.000801</text:p>
          </table:table-cell>
          <table:table-cell office:value-type="float" office:value="0.001227" calcext:value-type="float">
            <text:p>0.001227</text:p>
          </table:table-cell>
          <table:table-cell office:value-type="float" office:value="0.0002" calcext:value-type="float">
            <text:p>0.000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136" calcext:value-type="float">
            <text:p>0.00136</text:p>
          </table:table-cell>
          <table:table-cell office:value-type="float" office:value="0.000202" calcext:value-type="float">
            <text:p>0.00020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805" calcext:value-type="float">
            <text:p>0.000805</text:p>
          </table:table-cell>
          <table:table-cell office:value-type="float" office:value="0.001233" calcext:value-type="float">
            <text:p>0.001233</text:p>
          </table:table-cell>
          <table:table-cell office:value-type="float" office:value="0.000206" calcext:value-type="float">
            <text:p>0.00020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0181" calcext:value-type="float">
            <text:p>0.00018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05" calcext:value-type="float">
            <text:p>0.000705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183" calcext:value-type="float">
            <text:p>0.00018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0183" calcext:value-type="float">
            <text:p>0.00018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182" calcext:value-type="float">
            <text:p>0.00018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0185" calcext:value-type="float">
            <text:p>0.00018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0183" calcext:value-type="float">
            <text:p>0.00018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723" calcext:value-type="float">
            <text:p>0.000723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0.000183" calcext:value-type="float">
            <text:p>0.00018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18" calcext:value-type="float">
            <text:p>0.0001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53" calcext:value-type="float">
            <text:p>0.000753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0.000183" calcext:value-type="float">
            <text:p>0.00018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0175" calcext:value-type="float">
            <text:p>0.00017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0.000168" calcext:value-type="float">
            <text:p>0.00016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000319" calcext:value-type="float">
            <text:p>0.00031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298" calcext:value-type="float">
            <text:p>0.00029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0.000445" calcext:value-type="float">
            <text:p>0.00044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.000329" calcext:value-type="float">
            <text:p>0.00032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000961" calcext:value-type="float">
            <text:p>0.000961</text:p>
          </table:table-cell>
          <table:table-cell office:value-type="float" office:value="0.000315" calcext:value-type="float">
            <text:p>0.00031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0.000747" calcext:value-type="float">
            <text:p>0.00074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0392" calcext:value-type="float">
            <text:p>0.00039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.000371" calcext:value-type="float">
            <text:p>0.00037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00341" calcext:value-type="float">
            <text:p>0.00034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0352" calcext:value-type="float">
            <text:p>0.00035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603" calcext:value-type="float">
            <text:p>0.000603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037" calcext:value-type="float">
            <text:p>0.0003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1244" calcext:value-type="float">
            <text:p>0.001244</text:p>
          </table:table-cell>
          <table:table-cell office:value-type="float" office:value="0.000437" calcext:value-type="float">
            <text:p>0.00043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04" calcext:value-type="float">
            <text:p>0.000604</text:p>
          </table:table-cell>
          <table:table-cell office:value-type="float" office:value="0.000707" calcext:value-type="float">
            <text:p>0.00070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.000363" calcext:value-type="float">
            <text:p>0.00036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0376" calcext:value-type="float">
            <text:p>0.00037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87" calcext:value-type="float">
            <text:p>0.000587</text:p>
          </table:table-cell>
          <table:table-cell office:value-type="float" office:value="0.000712" calcext:value-type="float">
            <text:p>0.000712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0373" calcext:value-type="float">
            <text:p>0.00037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0.00038" calcext:value-type="float">
            <text:p>0.0003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00413" calcext:value-type="float">
            <text:p>0.00041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000281" calcext:value-type="float">
            <text:p>0.00028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0.000395" calcext:value-type="float">
            <text:p>0.00039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.000426" calcext:value-type="float">
            <text:p>0.00042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1379" calcext:value-type="float">
            <text:p>0.001379</text:p>
          </table:table-cell>
          <table:table-cell office:value-type="float" office:value="0.000446" calcext:value-type="float">
            <text:p>0.00044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.001471" calcext:value-type="float">
            <text:p>0.001471</text:p>
          </table:table-cell>
          <table:table-cell office:value-type="float" office:value="0.000466" calcext:value-type="float">
            <text:p>0.00046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1098" calcext:value-type="float">
            <text:p>0.001098</text:p>
          </table:table-cell>
          <table:table-cell office:value-type="float" office:value="0.000341" calcext:value-type="float">
            <text:p>0.00034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0.000392" calcext:value-type="float">
            <text:p>0.00039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1192" calcext:value-type="float">
            <text:p>0.001192</text:p>
          </table:table-cell>
          <table:table-cell office:value-type="float" office:value="0.000377" calcext:value-type="float">
            <text:p>0.00037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723" calcext:value-type="float">
            <text:p>0.000723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0431" calcext:value-type="float">
            <text:p>0.00043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0427" calcext:value-type="float">
            <text:p>0.00042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691" calcext:value-type="float">
            <text:p>0.000691</text:p>
          </table:table-cell>
          <table:table-cell office:value-type="float" office:value="0.001323" calcext:value-type="float">
            <text:p>0.001323</text:p>
          </table:table-cell>
          <table:table-cell office:value-type="float" office:value="0.000414" calcext:value-type="float">
            <text:p>0.00041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393" calcext:value-type="float">
            <text:p>0.001393</text:p>
          </table:table-cell>
          <table:table-cell office:value-type="float" office:value="0.000414" calcext:value-type="float">
            <text:p>0.00041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.001379" calcext:value-type="float">
            <text:p>0.001379</text:p>
          </table:table-cell>
          <table:table-cell office:value-type="float" office:value="0.000438" calcext:value-type="float">
            <text:p>0.00043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0382" calcext:value-type="float">
            <text:p>0.00038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000932" calcext:value-type="float">
            <text:p>0.000932</text:p>
          </table:table-cell>
          <table:table-cell office:value-type="float" office:value="0.000484" calcext:value-type="float">
            <text:p>0.00048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00515" calcext:value-type="float">
            <text:p>0.00051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1122" calcext:value-type="float">
            <text:p>0.001122</text:p>
          </table:table-cell>
          <table:table-cell office:value-type="float" office:value="0.000531" calcext:value-type="float">
            <text:p>0.00053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0.000568" calcext:value-type="float">
            <text:p>0.00056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64" calcext:value-type="float">
            <text:p>0.000464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605" calcext:value-type="float">
            <text:p>0.000605</text:p>
          </table:table-cell>
          <table:table-cell office:value-type="float" office:value="0.001077" calcext:value-type="float">
            <text:p>0.001077</text:p>
          </table:table-cell>
          <table:table-cell office:value-type="float" office:value="0.000553" calcext:value-type="float">
            <text:p>0.00055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0.000501" calcext:value-type="float">
            <text:p>0.00050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001089" calcext:value-type="float">
            <text:p>0.001089</text:p>
          </table:table-cell>
          <table:table-cell office:value-type="float" office:value="0.000651" calcext:value-type="float">
            <text:p>0.00065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.000599" calcext:value-type="float">
            <text:p>0.00059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78" calcext:value-type="float">
            <text:p>0.000578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0592" calcext:value-type="float">
            <text:p>0.00059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0541" calcext:value-type="float">
            <text:p>0.00054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0531" calcext:value-type="float">
            <text:p>0.00053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000515" calcext:value-type="float">
            <text:p>0.00051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498" calcext:value-type="float">
            <text:p>0.000498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0.000525" calcext:value-type="float">
            <text:p>0.00052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.000498" calcext:value-type="float">
            <text:p>0.00049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934" calcext:value-type="float">
            <text:p>0.000934</text:p>
          </table:table-cell>
          <table:table-cell office:value-type="float" office:value="0.000489" calcext:value-type="float">
            <text:p>0.00048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0427" calcext:value-type="float">
            <text:p>0.00042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00505" calcext:value-type="float">
            <text:p>0.00050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721" calcext:value-type="float">
            <text:p>0.000721</text:p>
          </table:table-cell>
          <table:table-cell office:value-type="float" office:value="0.001267" calcext:value-type="float">
            <text:p>0.001267</text:p>
          </table:table-cell>
          <table:table-cell office:value-type="float" office:value="0.00063" calcext:value-type="float">
            <text:p>0.0006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001074" calcext:value-type="float">
            <text:p>0.001074</text:p>
          </table:table-cell>
          <table:table-cell office:value-type="float" office:value="0.000557" calcext:value-type="float">
            <text:p>0.00055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000546" calcext:value-type="float">
            <text:p>0.00054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000891" calcext:value-type="float">
            <text:p>0.000891</text:p>
          </table:table-cell>
          <table:table-cell office:value-type="float" office:value="0.000512" calcext:value-type="float">
            <text:p>0.00051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0.000636" calcext:value-type="float">
            <text:p>0.00063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.000508" calcext:value-type="float">
            <text:p>0.00050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000494" calcext:value-type="float">
            <text:p>0.00049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67" calcext:value-type="float">
            <text:p>0.000367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565" calcext:value-type="float">
            <text:p>0.00056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25" calcext:value-type="float">
            <text:p>0.000525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0563" calcext:value-type="float">
            <text:p>0.00056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56" calcext:value-type="float">
            <text:p>0.000356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933" calcext:value-type="float">
            <text:p>0.000933</text:p>
          </table:table-cell>
          <table:table-cell office:value-type="float" office:value="0.00053" calcext:value-type="float">
            <text:p>0.0005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1263" calcext:value-type="float">
            <text:p>0.001263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0.000687" calcext:value-type="float">
            <text:p>0.00068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0.000523" calcext:value-type="float">
            <text:p>0.00052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618" calcext:value-type="float">
            <text:p>0.000618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0598" calcext:value-type="float">
            <text:p>0.00059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501" calcext:value-type="float">
            <text:p>0.000501</text:p>
          </table:table-cell>
          <table:table-cell office:value-type="float" office:value="0.000982" calcext:value-type="float">
            <text:p>0.000982</text:p>
          </table:table-cell>
          <table:table-cell office:value-type="float" office:value="0.000539" calcext:value-type="float">
            <text:p>0.00053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531" calcext:value-type="float">
            <text:p>0.000531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0.000683" calcext:value-type="float">
            <text:p>0.00068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4284" calcext:value-type="float">
            <text:p>0.004284</text:p>
          </table:table-cell>
          <table:table-cell office:value-type="float" office:value="0.001836" calcext:value-type="float">
            <text:p>0.001836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.000471" calcext:value-type="float">
            <text:p>0.00047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0597" calcext:value-type="float">
            <text:p>0.00059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00057" calcext:value-type="float">
            <text:p>0.0005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3307" calcext:value-type="float">
            <text:p>0.003307</text:p>
          </table:table-cell>
          <table:table-cell office:value-type="float" office:value="0.002923" calcext:value-type="float">
            <text:p>0.002923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808" calcext:value-type="float">
            <text:p>0.000808</text:p>
          </table:table-cell>
          <table:table-cell office:value-type="float" office:value="0.000681" calcext:value-type="float">
            <text:p>0.00068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1989" calcext:value-type="float">
            <text:p>0.001989</text:p>
          </table:table-cell>
          <table:table-cell office:value-type="float" office:value="0.001469" calcext:value-type="float">
            <text:p>0.00146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3803" calcext:value-type="float">
            <text:p>0.003803</text:p>
          </table:table-cell>
          <table:table-cell office:value-type="float" office:value="0.003937" calcext:value-type="float">
            <text:p>0.003937</text:p>
          </table:table-cell>
          <table:table-cell office:value-type="float" office:value="0.002671" calcext:value-type="float">
            <text:p>0.002671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0538" calcext:value-type="float">
            <text:p>0.00053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342" calcext:value-type="float">
            <text:p>0.00342</text:p>
          </table:table-cell>
          <table:table-cell office:value-type="float" office:value="0.000971" calcext:value-type="float">
            <text:p>0.000971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0.000544" calcext:value-type="float">
            <text:p>0.00054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.003261" calcext:value-type="float">
            <text:p>0.00326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.000739" calcext:value-type="float">
            <text:p>0.000739</text:p>
          </table:table-cell>
          <table:table-cell office:value-type="float" office:value="0.000969" calcext:value-type="float">
            <text:p>0.00096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001439" calcext:value-type="float">
            <text:p>0.00143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2292" calcext:value-type="float">
            <text:p>0.002292</text:p>
          </table:table-cell>
          <table:table-cell office:value-type="float" office:value="0.000721" calcext:value-type="float">
            <text:p>0.00072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1423" calcext:value-type="float">
            <text:p>0.001423</text:p>
          </table:table-cell>
          <table:table-cell office:value-type="float" office:value="0.00129" calcext:value-type="float">
            <text:p>0.0012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.000635" calcext:value-type="float">
            <text:p>0.00063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42" calcext:value-type="float">
            <text:p>0.000242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0639" calcext:value-type="float">
            <text:p>0.00063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000531" calcext:value-type="float">
            <text:p>0.00053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506" calcext:value-type="float">
            <text:p>0.00050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999" calcext:value-type="float">
            <text:p>0.001999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2026" calcext:value-type="float">
            <text:p>0.002026</text:p>
          </table:table-cell>
          <table:table-cell office:value-type="float" office:value="0.000639" calcext:value-type="float">
            <text:p>0.00063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000627" calcext:value-type="float">
            <text:p>0.00062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2492" calcext:value-type="float">
            <text:p>0.002492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0.000625" calcext:value-type="float">
            <text:p>0.00062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3496" calcext:value-type="float">
            <text:p>0.003496</text:p>
          </table:table-cell>
          <table:table-cell office:value-type="float" office:value="0.001834" calcext:value-type="float">
            <text:p>0.001834</text:p>
          </table:table-cell>
          <table:table-cell office:value-type="float" office:value="0.002768" calcext:value-type="float">
            <text:p>0.002768</text:p>
          </table:table-cell>
          <table:table-cell office:value-type="float" office:value="0.000529" calcext:value-type="float">
            <text:p>0.000529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3515" calcext:value-type="float">
            <text:p>0.00351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.000529" calcext:value-type="float">
            <text:p>0.00052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3773" calcext:value-type="float">
            <text:p>0.003773</text:p>
          </table:table-cell>
          <table:table-cell office:value-type="float" office:value="0.004281" calcext:value-type="float">
            <text:p>0.004281</text:p>
          </table:table-cell>
          <table:table-cell office:value-type="float" office:value="0.002311" calcext:value-type="float">
            <text:p>0.002311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03944" calcext:value-type="float">
            <text:p>0.003944</text:p>
          </table:table-cell>
          <table:table-cell office:value-type="float" office:value="0.00348" calcext:value-type="float">
            <text:p>0.0034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3247" calcext:value-type="float">
            <text:p>0.003247</text:p>
          </table:table-cell>
          <table:table-cell office:value-type="float" office:value="0.001958" calcext:value-type="float">
            <text:p>0.001958</text:p>
          </table:table-cell>
          <table:table-cell office:value-type="float" office:value="0.00322" calcext:value-type="float">
            <text:p>0.00322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537" calcext:value-type="float">
            <text:p>0.00053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3405" calcext:value-type="float">
            <text:p>0.003405</text:p>
          </table:table-cell>
          <table:table-cell office:value-type="float" office:value="0.003348" calcext:value-type="float">
            <text:p>0.003348</text:p>
          </table:table-cell>
          <table:table-cell office:value-type="float" office:value="0.002176" calcext:value-type="float">
            <text:p>0.002176</text:p>
          </table:table-cell>
          <table:table-cell office:value-type="float" office:value="0.002295" calcext:value-type="float">
            <text:p>0.002295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0.000526" calcext:value-type="float">
            <text:p>0.00052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4863" calcext:value-type="float">
            <text:p>0.004863</text:p>
          </table:table-cell>
          <table:table-cell office:value-type="float" office:value="0.002657" calcext:value-type="float">
            <text:p>0.002657</text:p>
          </table:table-cell>
          <table:table-cell office:value-type="float" office:value="0.001736" calcext:value-type="float">
            <text:p>0.001736</text:p>
          </table:table-cell>
          <table:table-cell office:value-type="float" office:value="0.002096" calcext:value-type="float">
            <text:p>0.002096</text:p>
          </table:table-cell>
          <table:table-cell office:value-type="float" office:value="0.004009" calcext:value-type="float">
            <text:p>0.004009</text:p>
          </table:table-cell>
          <table:table-cell office:value-type="float" office:value="0.002576" calcext:value-type="float">
            <text:p>0.00257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734" calcext:value-type="float">
            <text:p>0.001734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0582" calcext:value-type="float">
            <text:p>0.00058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0961" calcext:value-type="float">
            <text:p>0.00096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445" calcext:value-type="float">
            <text:p>0.000445</text:p>
          </table:table-cell>
          <table:table-cell office:value-type="float" office:value="0.000911" calcext:value-type="float">
            <text:p>0.000911</text:p>
          </table:table-cell>
          <table:table-cell office:value-type="float" office:value="0.000619" calcext:value-type="float">
            <text:p>0.00061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0837" calcext:value-type="float">
            <text:p>0.000837</text:p>
          </table:table-cell>
          <table:table-cell office:value-type="float" office:value="0.000571" calcext:value-type="float">
            <text:p>0.00057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0893" calcext:value-type="float">
            <text:p>0.00089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0.000704" calcext:value-type="float">
            <text:p>0.00070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1229" calcext:value-type="float">
            <text:p>0.001229</text:p>
          </table:table-cell>
          <table:table-cell office:value-type="float" office:value="0.00099" calcext:value-type="float">
            <text:p>0.0009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.001092" calcext:value-type="float">
            <text:p>0.001092</text:p>
          </table:table-cell>
          <table:table-cell office:value-type="float" office:value="0.000655" calcext:value-type="float">
            <text:p>0.00065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499" calcext:value-type="float">
            <text:p>0.001499</text:p>
          </table:table-cell>
          <table:table-cell office:value-type="float" office:value="0.000857" calcext:value-type="float">
            <text:p>0.00085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0914" calcext:value-type="float">
            <text:p>0.00091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1106" calcext:value-type="float">
            <text:p>0.001106</text:p>
          </table:table-cell>
          <table:table-cell office:value-type="float" office:value="0.000751" calcext:value-type="float">
            <text:p>0.00075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81" calcext:value-type="float">
            <text:p>0.000381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.000722" calcext:value-type="float">
            <text:p>0.00072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1258" calcext:value-type="float">
            <text:p>0.001258</text:p>
          </table:table-cell>
          <table:table-cell office:value-type="float" office:value="0.000747" calcext:value-type="float">
            <text:p>0.00074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1165" calcext:value-type="float">
            <text:p>0.00116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418" calcext:value-type="float">
            <text:p>0.00041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1438" calcext:value-type="float">
            <text:p>0.001438</text:p>
          </table:table-cell>
          <table:table-cell office:value-type="float" office:value="0.000905" calcext:value-type="float">
            <text:p>0.0009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.005693" calcext:value-type="float">
            <text:p>0.00569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1173" calcext:value-type="float">
            <text:p>0.001173</text:p>
          </table:table-cell>
          <table:table-cell office:value-type="float" office:value="0.000889" calcext:value-type="float">
            <text:p>0.00088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.000651" calcext:value-type="float">
            <text:p>0.00065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0.000651" calcext:value-type="float">
            <text:p>0.00065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5" calcext:value-type="float">
            <text:p>0.000455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0905" calcext:value-type="float">
            <text:p>0.0009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08" calcext:value-type="float">
            <text:p>0.000508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571" calcext:value-type="float">
            <text:p>0.000571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0658" calcext:value-type="float">
            <text:p>0.00065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.000585" calcext:value-type="float">
            <text:p>0.00058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0935" calcext:value-type="float">
            <text:p>0.00093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0.000614" calcext:value-type="float">
            <text:p>0.00061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.000598" calcext:value-type="float">
            <text:p>0.00059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1317" calcext:value-type="float">
            <text:p>0.001317</text:p>
          </table:table-cell>
          <table:table-cell office:value-type="float" office:value="0.000581" calcext:value-type="float">
            <text:p>0.00058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344" calcext:value-type="float">
            <text:p>0.000344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666" calcext:value-type="float">
            <text:p>0.00066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27" calcext:value-type="float">
            <text:p>0.000327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0803" calcext:value-type="float">
            <text:p>0.00080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.003069" calcext:value-type="float">
            <text:p>0.00306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0837" calcext:value-type="float">
            <text:p>0.00083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802" calcext:value-type="float">
            <text:p>0.000802</text:p>
          </table:table-cell>
          <table:table-cell office:value-type="float" office:value="0.000595" calcext:value-type="float">
            <text:p>0.00059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0.000588" calcext:value-type="float">
            <text:p>0.00058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0.000561" calcext:value-type="float">
            <text:p>0.00056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575" calcext:value-type="float">
            <text:p>0.00057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0405" calcext:value-type="float">
            <text:p>0.000405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0.000775" calcext:value-type="float">
            <text:p>0.00077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2039" calcext:value-type="float">
            <text:p>0.002039</text:p>
          </table:table-cell>
          <table:table-cell office:value-type="float" office:value="0.000662" calcext:value-type="float">
            <text:p>0.00066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6756" calcext:value-type="float">
            <text:p>0.006756</text:p>
          </table:table-cell>
          <table:table-cell office:value-type="float" office:value="0.004491" calcext:value-type="float">
            <text:p>0.004491</text:p>
          </table:table-cell>
          <table:table-cell office:value-type="float" office:value="0.001447" calcext:value-type="float">
            <text:p>0.001447</text:p>
          </table:table-cell>
          <table:table-cell office:value-type="float" office:value="0.003212" calcext:value-type="float">
            <text:p>0.003212</text:p>
          </table:table-cell>
          <table:table-cell office:value-type="float" office:value="0.000974" calcext:value-type="float">
            <text:p>0.00097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1272" calcext:value-type="float">
            <text:p>0.001272</text:p>
          </table:table-cell>
          <table:table-cell office:value-type="float" office:value="0.000787" calcext:value-type="float">
            <text:p>0.00078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.000839" calcext:value-type="float">
            <text:p>0.00083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07" calcext:value-type="float">
            <text:p>0.000507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003669" calcext:value-type="float">
            <text:p>0.003669</text:p>
          </table:table-cell>
          <table:table-cell office:value-type="float" office:value="0.000902" calcext:value-type="float">
            <text:p>0.00090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6834" calcext:value-type="float">
            <text:p>0.006834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1243" calcext:value-type="float">
            <text:p>0.001243</text:p>
          </table:table-cell>
          <table:table-cell office:value-type="float" office:value="0.000929" calcext:value-type="float">
            <text:p>0.00092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623" calcext:value-type="float">
            <text:p>0.000623</text:p>
          </table:table-cell>
          <table:table-cell office:value-type="float" office:value="0.002291" calcext:value-type="float">
            <text:p>0.002291</text:p>
          </table:table-cell>
          <table:table-cell office:value-type="float" office:value="0.000821" calcext:value-type="float">
            <text:p>0.00082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0835" calcext:value-type="float">
            <text:p>0.00083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1626" calcext:value-type="float">
            <text:p>0.001626</text:p>
          </table:table-cell>
          <table:table-cell office:value-type="float" office:value="0.001358" calcext:value-type="float">
            <text:p>0.001358</text:p>
          </table:table-cell>
          <table:table-cell office:value-type="float" office:value="0.000936" calcext:value-type="float">
            <text:p>0.00093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062" calcext:value-type="float">
            <text:p>0.0006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1419" calcext:value-type="float">
            <text:p>0.001419</text:p>
          </table:table-cell>
          <table:table-cell office:value-type="float" office:value="0.000723" calcext:value-type="float">
            <text:p>0.00072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2746" calcext:value-type="float">
            <text:p>0.002746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.001281" calcext:value-type="float">
            <text:p>0.001281</text:p>
          </table:table-cell>
          <table:table-cell office:value-type="float" office:value="0.001018" calcext:value-type="float">
            <text:p>0.00101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996" calcext:value-type="float">
            <text:p>0.000996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0611" calcext:value-type="float">
            <text:p>0.00061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434" calcext:value-type="float">
            <text:p>0.000434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1001" calcext:value-type="float">
            <text:p>0.00100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563" calcext:value-type="float">
            <text:p>0.00056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.000667" calcext:value-type="float">
            <text:p>0.00066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000745" calcext:value-type="float">
            <text:p>0.00074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629" calcext:value-type="float">
            <text:p>0.000629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00607" calcext:value-type="float">
            <text:p>0.00060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.000786" calcext:value-type="float">
            <text:p>0.00078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0452" calcext:value-type="float">
            <text:p>0.000452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.001092" calcext:value-type="float">
            <text:p>0.001092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0797" calcext:value-type="float">
            <text:p>0.00079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001368" calcext:value-type="float">
            <text:p>0.001368</text:p>
          </table:table-cell>
          <table:table-cell office:value-type="float" office:value="0.000628" calcext:value-type="float">
            <text:p>0.00062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16" calcext:value-type="float">
            <text:p>0.000416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546" calcext:value-type="float">
            <text:p>0.000546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0.000555" calcext:value-type="float">
            <text:p>0.00055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.00084" calcext:value-type="float">
            <text:p>0.0008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0775" calcext:value-type="float">
            <text:p>0.00077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0771" calcext:value-type="float">
            <text:p>0.00077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258" calcext:value-type="float">
            <text:p>0.000258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0828" calcext:value-type="float">
            <text:p>0.00082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0.000649" calcext:value-type="float">
            <text:p>0.00064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379" calcext:value-type="float">
            <text:p>0.000379</text:p>
          </table:table-cell>
          <table:table-cell office:value-type="float" office:value="0.000361" calcext:value-type="float">
            <text:p>0.000361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.001062" calcext:value-type="float">
            <text:p>0.00106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.001092" calcext:value-type="float">
            <text:p>0.001092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0727" calcext:value-type="float">
            <text:p>0.00072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0822" calcext:value-type="float">
            <text:p>0.00082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592" calcext:value-type="float">
            <text:p>0.000592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000645" calcext:value-type="float">
            <text:p>0.00064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.00088" calcext:value-type="float">
            <text:p>0.0008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000813" calcext:value-type="float">
            <text:p>0.00081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1665" calcext:value-type="float">
            <text:p>0.00166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.001073" calcext:value-type="float">
            <text:p>0.001073</text:p>
          </table:table-cell>
          <table:table-cell office:value-type="float" office:value="0.00059" calcext:value-type="float">
            <text:p>0.0005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0.000884" calcext:value-type="float">
            <text:p>0.00088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0.000803" calcext:value-type="float">
            <text:p>0.00080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789" calcext:value-type="float">
            <text:p>0.000789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0664" calcext:value-type="float">
            <text:p>0.00066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0.000977" calcext:value-type="float">
            <text:p>0.000977</text:p>
          </table:table-cell>
          <table:table-cell office:value-type="float" office:value="0.000821" calcext:value-type="float">
            <text:p>0.00082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503" calcext:value-type="float">
            <text:p>0.000503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1284" calcext:value-type="float">
            <text:p>0.001284</text:p>
          </table:table-cell>
          <table:table-cell office:value-type="float" office:value="0.000745" calcext:value-type="float">
            <text:p>0.00074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652" calcext:value-type="float">
            <text:p>0.000652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0.000858" calcext:value-type="float">
            <text:p>0.00085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1311" calcext:value-type="float">
            <text:p>0.001311</text:p>
          </table:table-cell>
          <table:table-cell office:value-type="float" office:value="0.000866" calcext:value-type="float">
            <text:p>0.00086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.000466" calcext:value-type="float">
            <text:p>0.000466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0721" calcext:value-type="float">
            <text:p>0.00072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000774" calcext:value-type="float">
            <text:p>0.00077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0.000953" calcext:value-type="float">
            <text:p>0.00095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1408" calcext:value-type="float">
            <text:p>0.001408</text:p>
          </table:table-cell>
          <table:table-cell office:value-type="float" office:value="0.000887" calcext:value-type="float">
            <text:p>0.00088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14" calcext:value-type="float">
            <text:p>0.000514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608" calcext:value-type="float">
            <text:p>0.000608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0.000849" calcext:value-type="float">
            <text:p>0.00084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6" calcext:value-type="float">
            <text:p>0.000486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0735" calcext:value-type="float">
            <text:p>0.00073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0898" calcext:value-type="float">
            <text:p>0.00089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.001358" calcext:value-type="float">
            <text:p>0.001358</text:p>
          </table:table-cell>
          <table:table-cell office:value-type="float" office:value="0.001001" calcext:value-type="float">
            <text:p>0.00100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0727" calcext:value-type="float">
            <text:p>0.00072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619" calcext:value-type="float">
            <text:p>0.000619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811" calcext:value-type="float">
            <text:p>0.00081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74" calcext:value-type="float">
            <text:p>0.000474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0.000909" calcext:value-type="float">
            <text:p>0.00090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462" calcext:value-type="float">
            <text:p>0.000462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0873" calcext:value-type="float">
            <text:p>0.00087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419" calcext:value-type="float">
            <text:p>0.000419</text:p>
          </table:table-cell>
          <table:table-cell office:value-type="float" office:value="0.000426" calcext:value-type="float">
            <text:p>0.000426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1304" calcext:value-type="float">
            <text:p>0.001304</text:p>
          </table:table-cell>
          <table:table-cell office:value-type="float" office:value="0.000829" calcext:value-type="float">
            <text:p>0.00082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000537" calcext:value-type="float">
            <text:p>0.000537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1291" calcext:value-type="float">
            <text:p>0.001291</text:p>
          </table:table-cell>
          <table:table-cell office:value-type="float" office:value="0.000858" calcext:value-type="float">
            <text:p>0.00085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1475" calcext:value-type="float">
            <text:p>0.001475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001178" calcext:value-type="float">
            <text:p>0.001178</text:p>
          </table:table-cell>
          <table:table-cell office:value-type="float" office:value="0.000842" calcext:value-type="float">
            <text:p>0.00084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.001271" calcext:value-type="float">
            <text:p>0.001271</text:p>
          </table:table-cell>
          <table:table-cell office:value-type="float" office:value="0.000963" calcext:value-type="float">
            <text:p>0.00096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0.001214" calcext:value-type="float">
            <text:p>0.001214</text:p>
          </table:table-cell>
          <table:table-cell office:value-type="float" office:value="0.000928" calcext:value-type="float">
            <text:p>0.00092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4524" calcext:value-type="float">
            <text:p>0.004524</text:p>
          </table:table-cell>
          <table:table-cell office:value-type="float" office:value="0.006602" calcext:value-type="float">
            <text:p>0.006602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2324" calcext:value-type="float">
            <text:p>0.002324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0.000333" calcext:value-type="float">
            <text:p>0.00033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003763" calcext:value-type="float">
            <text:p>0.00376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0.003741" calcext:value-type="float">
            <text:p>0.003741</text:p>
          </table:table-cell>
          <table:table-cell office:value-type="float" office:value="0.00032" calcext:value-type="float">
            <text:p>0.0003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57" calcext:value-type="float">
            <text:p>0.002657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0.000322" calcext:value-type="float">
            <text:p>0.00032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571" calcext:value-type="float">
            <text:p>0.002571</text:p>
          </table:table-cell>
          <table:table-cell office:value-type="float" office:value="0.003811" calcext:value-type="float">
            <text:p>0.00381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452" calcext:value-type="float">
            <text:p>0.002452</text:p>
          </table:table-cell>
          <table:table-cell office:value-type="float" office:value="0.003818" calcext:value-type="float">
            <text:p>0.003818</text:p>
          </table:table-cell>
          <table:table-cell office:value-type="float" office:value="0.000322" calcext:value-type="float">
            <text:p>0.00032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6949" calcext:value-type="float">
            <text:p>0.006949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315" calcext:value-type="float">
            <text:p>0.00315</text:p>
          </table:table-cell>
          <table:table-cell office:value-type="float" office:value="0.004868" calcext:value-type="float">
            <text:p>0.004868</text:p>
          </table:table-cell>
          <table:table-cell office:value-type="float" office:value="0.000345" calcext:value-type="float">
            <text:p>0.00034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718" calcext:value-type="float">
            <text:p>0.002718</text:p>
          </table:table-cell>
          <table:table-cell office:value-type="float" office:value="0.004031" calcext:value-type="float">
            <text:p>0.004031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2909" calcext:value-type="float">
            <text:p>0.002909</text:p>
          </table:table-cell>
          <table:table-cell office:value-type="float" office:value="0.004727" calcext:value-type="float">
            <text:p>0.004727</text:p>
          </table:table-cell>
          <table:table-cell office:value-type="float" office:value="0.000336" calcext:value-type="float">
            <text:p>0.00033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535" calcext:value-type="float">
            <text:p>0.00535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327" calcext:value-type="float">
            <text:p>0.00327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0.000333" calcext:value-type="float">
            <text:p>0.00033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64" calcext:value-type="float">
            <text:p>0.002664</text:p>
          </table:table-cell>
          <table:table-cell office:value-type="float" office:value="0.003721" calcext:value-type="float">
            <text:p>0.00372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869" calcext:value-type="float">
            <text:p>0.002869</text:p>
          </table:table-cell>
          <table:table-cell office:value-type="float" office:value="0.004787" calcext:value-type="float">
            <text:p>0.004787</text:p>
          </table:table-cell>
          <table:table-cell office:value-type="float" office:value="0.000337" calcext:value-type="float">
            <text:p>0.00033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779" calcext:value-type="float">
            <text:p>0.002779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763" calcext:value-type="float">
            <text:p>0.002763</text:p>
          </table:table-cell>
          <table:table-cell office:value-type="float" office:value="0.004494" calcext:value-type="float">
            <text:p>0.004494</text:p>
          </table:table-cell>
          <table:table-cell office:value-type="float" office:value="0.000334" calcext:value-type="float">
            <text:p>0.00033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17" calcext:value-type="float">
            <text:p>0.002617</text:p>
          </table:table-cell>
          <table:table-cell office:value-type="float" office:value="0.003867" calcext:value-type="float">
            <text:p>0.003867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654" calcext:value-type="float">
            <text:p>0.002654</text:p>
          </table:table-cell>
          <table:table-cell office:value-type="float" office:value="0.004507" calcext:value-type="float">
            <text:p>0.004507</text:p>
          </table:table-cell>
          <table:table-cell office:value-type="float" office:value="0.000324" calcext:value-type="float">
            <text:p>0.00032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585" calcext:value-type="float">
            <text:p>0.002585</text:p>
          </table:table-cell>
          <table:table-cell office:value-type="float" office:value="0.003733" calcext:value-type="float">
            <text:p>0.00373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374" calcext:value-type="float">
            <text:p>0.002374</text:p>
          </table:table-cell>
          <table:table-cell office:value-type="float" office:value="0.004293" calcext:value-type="float">
            <text:p>0.004293</text:p>
          </table:table-cell>
          <table:table-cell office:value-type="float" office:value="0.000347" calcext:value-type="float">
            <text:p>0.00034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765" calcext:value-type="float">
            <text:p>0.002765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259" calcext:value-type="float">
            <text:p>0.002259</text:p>
          </table:table-cell>
          <table:table-cell office:value-type="float" office:value="0.003789" calcext:value-type="float">
            <text:p>0.003789</text:p>
          </table:table-cell>
          <table:table-cell office:value-type="float" office:value="0.000475" calcext:value-type="float">
            <text:p>0.00047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47" calcext:value-type="float">
            <text:p>0.002647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2243" calcext:value-type="float">
            <text:p>0.002243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00321" calcext:value-type="float">
            <text:p>0.00032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573" calcext:value-type="float">
            <text:p>0.002573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282" calcext:value-type="float">
            <text:p>0.002282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0.000322" calcext:value-type="float">
            <text:p>0.00032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0.003693" calcext:value-type="float">
            <text:p>0.00369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663" calcext:value-type="float">
            <text:p>0.002663</text:p>
          </table:table-cell>
          <table:table-cell office:value-type="float" office:value="0.004322" calcext:value-type="float">
            <text:p>0.004322</text:p>
          </table:table-cell>
          <table:table-cell office:value-type="float" office:value="0.000349" calcext:value-type="float">
            <text:p>0.00034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0.003783" calcext:value-type="float">
            <text:p>0.003783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2584" calcext:value-type="float">
            <text:p>0.002584</text:p>
          </table:table-cell>
          <table:table-cell office:value-type="float" office:value="0.004361" calcext:value-type="float">
            <text:p>0.004361</text:p>
          </table:table-cell>
          <table:table-cell office:value-type="float" office:value="0.000324" calcext:value-type="float">
            <text:p>0.00032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57" calcext:value-type="float">
            <text:p>0.00257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433" calcext:value-type="float">
            <text:p>0.002433</text:p>
          </table:table-cell>
          <table:table-cell office:value-type="float" office:value="0.004297" calcext:value-type="float">
            <text:p>0.004297</text:p>
          </table:table-cell>
          <table:table-cell office:value-type="float" office:value="0.000321" calcext:value-type="float">
            <text:p>0.00032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6997" calcext:value-type="float">
            <text:p>0.006997</text:p>
          </table:table-cell>
          <table:table-cell office:value-type="float" office:value="0.006001" calcext:value-type="float">
            <text:p>0.00600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343" calcext:value-type="float">
            <text:p>0.002343</text:p>
          </table:table-cell>
          <table:table-cell office:value-type="float" office:value="0.003954" calcext:value-type="float">
            <text:p>0.003954</text:p>
          </table:table-cell>
          <table:table-cell office:value-type="float" office:value="0.000348" calcext:value-type="float">
            <text:p>0.00034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63" calcext:value-type="float">
            <text:p>0.002663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424" calcext:value-type="float">
            <text:p>0.002424</text:p>
          </table:table-cell>
          <table:table-cell office:value-type="float" office:value="0.004076" calcext:value-type="float">
            <text:p>0.004076</text:p>
          </table:table-cell>
          <table:table-cell office:value-type="float" office:value="0.000469" calcext:value-type="float">
            <text:p>0.00046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0.003828" calcext:value-type="float">
            <text:p>0.003828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464" calcext:value-type="float">
            <text:p>0.002464</text:p>
          </table:table-cell>
          <table:table-cell office:value-type="float" office:value="0.004322" calcext:value-type="float">
            <text:p>0.004322</text:p>
          </table:table-cell>
          <table:table-cell office:value-type="float" office:value="0.000322" calcext:value-type="float">
            <text:p>0.00032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5859" calcext:value-type="float">
            <text:p>0.005859</text:p>
          </table:table-cell>
          <table:table-cell office:value-type="float" office:value="0.007519" calcext:value-type="float">
            <text:p>0.00751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4127" calcext:value-type="float">
            <text:p>0.004127</text:p>
          </table:table-cell>
          <table:table-cell office:value-type="float" office:value="0.000335" calcext:value-type="float">
            <text:p>0.00033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7793" calcext:value-type="float">
            <text:p>0.007793</text:p>
          </table:table-cell>
          <table:table-cell office:value-type="float" office:value="0.007183" calcext:value-type="float">
            <text:p>0.00718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377" calcext:value-type="float">
            <text:p>0.002377</text:p>
          </table:table-cell>
          <table:table-cell office:value-type="float" office:value="0.003987" calcext:value-type="float">
            <text:p>0.003987</text:p>
          </table:table-cell>
          <table:table-cell office:value-type="float" office:value="0.00033" calcext:value-type="float">
            <text:p>0.0003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7898" calcext:value-type="float">
            <text:p>0.007898</text:p>
          </table:table-cell>
          <table:table-cell office:value-type="float" office:value="0.004952" calcext:value-type="float">
            <text:p>0.00495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3219" calcext:value-type="float">
            <text:p>0.003219</text:p>
          </table:table-cell>
          <table:table-cell office:value-type="float" office:value="0.00512" calcext:value-type="float">
            <text:p>0.00512</text:p>
          </table:table-cell>
          <table:table-cell office:value-type="float" office:value="0.000329" calcext:value-type="float">
            <text:p>0.00032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0.003802" calcext:value-type="float">
            <text:p>0.003802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384" calcext:value-type="float">
            <text:p>0.002384</text:p>
          </table:table-cell>
          <table:table-cell office:value-type="float" office:value="0.004062" calcext:value-type="float">
            <text:p>0.004062</text:p>
          </table:table-cell>
          <table:table-cell office:value-type="float" office:value="0.000325" calcext:value-type="float">
            <text:p>0.00032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789" calcext:value-type="float">
            <text:p>0.00789</text:p>
          </table:table-cell>
          <table:table-cell office:value-type="float" office:value="0.004877" calcext:value-type="float">
            <text:p>0.00487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3006" calcext:value-type="float">
            <text:p>0.003006</text:p>
          </table:table-cell>
          <table:table-cell office:value-type="float" office:value="0.004811" calcext:value-type="float">
            <text:p>0.004811</text:p>
          </table:table-cell>
          <table:table-cell office:value-type="float" office:value="0.000328" calcext:value-type="float">
            <text:p>0.00032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754" calcext:value-type="float">
            <text:p>0.00754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004698" calcext:value-type="float">
            <text:p>0.004698</text:p>
          </table:table-cell>
          <table:table-cell office:value-type="float" office:value="0.000325" calcext:value-type="float">
            <text:p>0.00032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0.004956" calcext:value-type="float">
            <text:p>0.004956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3143" calcext:value-type="float">
            <text:p>0.003143</text:p>
          </table:table-cell>
          <table:table-cell office:value-type="float" office:value="0.004838" calcext:value-type="float">
            <text:p>0.004838</text:p>
          </table:table-cell>
          <table:table-cell office:value-type="float" office:value="0.000326" calcext:value-type="float">
            <text:p>0.00032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854" calcext:value-type="float">
            <text:p>0.002854</text:p>
          </table:table-cell>
          <table:table-cell office:value-type="float" office:value="0.003796" calcext:value-type="float">
            <text:p>0.00379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535" calcext:value-type="float">
            <text:p>0.002535</text:p>
          </table:table-cell>
          <table:table-cell office:value-type="float" office:value="0.004258" calcext:value-type="float">
            <text:p>0.004258</text:p>
          </table:table-cell>
          <table:table-cell office:value-type="float" office:value="0.000337" calcext:value-type="float">
            <text:p>0.00033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663" calcext:value-type="float">
            <text:p>0.002663</text:p>
          </table:table-cell>
          <table:table-cell office:value-type="float" office:value="0.003806" calcext:value-type="float">
            <text:p>0.00380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.003851" calcext:value-type="float">
            <text:p>0.003851</text:p>
          </table:table-cell>
          <table:table-cell office:value-type="float" office:value="0.000447" calcext:value-type="float">
            <text:p>0.00044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7822" calcext:value-type="float">
            <text:p>0.007822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2641" calcext:value-type="float">
            <text:p>0.002641</text:p>
          </table:table-cell>
          <table:table-cell office:value-type="float" office:value="0.004735" calcext:value-type="float">
            <text:p>0.004735</text:p>
          </table:table-cell>
          <table:table-cell office:value-type="float" office:value="0.000331" calcext:value-type="float">
            <text:p>0.00033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657" calcext:value-type="float">
            <text:p>0.001657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1779" calcext:value-type="float">
            <text:p>0.001779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0.000818" calcext:value-type="float">
            <text:p>0.00081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161" calcext:value-type="float">
            <text:p>0.002161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2181" calcext:value-type="float">
            <text:p>0.002181</text:p>
          </table:table-cell>
          <table:table-cell office:value-type="float" office:value="0.004543" calcext:value-type="float">
            <text:p>0.004543</text:p>
          </table:table-cell>
          <table:table-cell office:value-type="float" office:value="0.000775" calcext:value-type="float">
            <text:p>0.00077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423" calcext:value-type="float">
            <text:p>0.002423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0.004166" calcext:value-type="float">
            <text:p>0.004166</text:p>
          </table:table-cell>
          <table:table-cell office:value-type="float" office:value="0.000621" calcext:value-type="float">
            <text:p>0.00062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0.002177" calcext:value-type="float">
            <text:p>0.002177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1772" calcext:value-type="float">
            <text:p>0.001772</text:p>
          </table:table-cell>
          <table:table-cell office:value-type="float" office:value="0.003946" calcext:value-type="float">
            <text:p>0.003946</text:p>
          </table:table-cell>
          <table:table-cell office:value-type="float" office:value="0.000622" calcext:value-type="float">
            <text:p>0.00062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87" calcext:value-type="float">
            <text:p>0.001787</text:p>
          </table:table-cell>
          <table:table-cell office:value-type="float" office:value="0.002308" calcext:value-type="float">
            <text:p>0.002308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1919" calcext:value-type="float">
            <text:p>0.001919</text:p>
          </table:table-cell>
          <table:table-cell office:value-type="float" office:value="0.004431" calcext:value-type="float">
            <text:p>0.004431</text:p>
          </table:table-cell>
          <table:table-cell office:value-type="float" office:value="0.000691" calcext:value-type="float">
            <text:p>0.00069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371" calcext:value-type="float">
            <text:p>0.002371</text:p>
          </table:table-cell>
          <table:table-cell office:value-type="float" office:value="0.002627" calcext:value-type="float">
            <text:p>0.002627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2493" calcext:value-type="float">
            <text:p>0.002493</text:p>
          </table:table-cell>
          <table:table-cell office:value-type="float" office:value="0.005445" calcext:value-type="float">
            <text:p>0.005445</text:p>
          </table:table-cell>
          <table:table-cell office:value-type="float" office:value="0.000744" calcext:value-type="float">
            <text:p>0.00074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687" calcext:value-type="float">
            <text:p>0.001687</text:p>
          </table:table-cell>
          <table:table-cell office:value-type="float" office:value="0.002083" calcext:value-type="float">
            <text:p>0.002083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1733" calcext:value-type="float">
            <text:p>0.001733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00755" calcext:value-type="float">
            <text:p>0.00075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4368" calcext:value-type="float">
            <text:p>0.004368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237" calcext:value-type="float">
            <text:p>0.00237</text:p>
          </table:table-cell>
          <table:table-cell office:value-type="float" office:value="0.004643" calcext:value-type="float">
            <text:p>0.004643</text:p>
          </table:table-cell>
          <table:table-cell office:value-type="float" office:value="0.000805" calcext:value-type="float">
            <text:p>0.00080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255" calcext:value-type="float">
            <text:p>0.002255</text:p>
          </table:table-cell>
          <table:table-cell office:value-type="float" office:value="0.002685" calcext:value-type="float">
            <text:p>0.00268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04708" calcext:value-type="float">
            <text:p>0.004708</text:p>
          </table:table-cell>
          <table:table-cell office:value-type="float" office:value="0.000644" calcext:value-type="float">
            <text:p>0.00064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269" calcext:value-type="float">
            <text:p>0.002269</text:p>
          </table:table-cell>
          <table:table-cell office:value-type="float" office:value="0.002848" calcext:value-type="float">
            <text:p>0.002848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2336" calcext:value-type="float">
            <text:p>0.002336</text:p>
          </table:table-cell>
          <table:table-cell office:value-type="float" office:value="0.004824" calcext:value-type="float">
            <text:p>0.004824</text:p>
          </table:table-cell>
          <table:table-cell office:value-type="float" office:value="0.000776" calcext:value-type="float">
            <text:p>0.00077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3753" calcext:value-type="float">
            <text:p>0.003753</text:p>
          </table:table-cell>
          <table:table-cell office:value-type="float" office:value="0.003539" calcext:value-type="float">
            <text:p>0.003539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005244" calcext:value-type="float">
            <text:p>0.005244</text:p>
          </table:table-cell>
          <table:table-cell office:value-type="float" office:value="0.000639" calcext:value-type="float">
            <text:p>0.00063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4856" calcext:value-type="float">
            <text:p>0.004856</text:p>
          </table:table-cell>
          <table:table-cell office:value-type="float" office:value="0.003888" calcext:value-type="float">
            <text:p>0.003888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2296" calcext:value-type="float">
            <text:p>0.002296</text:p>
          </table:table-cell>
          <table:table-cell office:value-type="float" office:value="0.004842" calcext:value-type="float">
            <text:p>0.004842</text:p>
          </table:table-cell>
          <table:table-cell office:value-type="float" office:value="0.000811" calcext:value-type="float">
            <text:p>0.00081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4782" calcext:value-type="float">
            <text:p>0.004782</text:p>
          </table:table-cell>
          <table:table-cell office:value-type="float" office:value="0.005841" calcext:value-type="float">
            <text:p>0.00584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1791" calcext:value-type="float">
            <text:p>0.001791</text:p>
          </table:table-cell>
          <table:table-cell office:value-type="float" office:value="0.003977" calcext:value-type="float">
            <text:p>0.003977</text:p>
          </table:table-cell>
          <table:table-cell office:value-type="float" office:value="0.000589" calcext:value-type="float">
            <text:p>0.00058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144" calcext:value-type="float">
            <text:p>0.002144</text:p>
          </table:table-cell>
          <table:table-cell office:value-type="float" office:value="0.002414" calcext:value-type="float">
            <text:p>0.002414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1722" calcext:value-type="float">
            <text:p>0.001722</text:p>
          </table:table-cell>
          <table:table-cell office:value-type="float" office:value="0.003903" calcext:value-type="float">
            <text:p>0.003903</text:p>
          </table:table-cell>
          <table:table-cell office:value-type="float" office:value="0.00064" calcext:value-type="float">
            <text:p>0.0006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0.004409" calcext:value-type="float">
            <text:p>0.004409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3433" calcext:value-type="float">
            <text:p>0.003433</text:p>
          </table:table-cell>
          <table:table-cell office:value-type="float" office:value="0.004276" calcext:value-type="float">
            <text:p>0.004276</text:p>
          </table:table-cell>
          <table:table-cell office:value-type="float" office:value="0.000746" calcext:value-type="float">
            <text:p>0.00074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5041" calcext:value-type="float">
            <text:p>0.005041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000635" calcext:value-type="float">
            <text:p>0.00063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485" calcext:value-type="float">
            <text:p>0.00485</text:p>
          </table:table-cell>
          <table:table-cell office:value-type="float" office:value="0.003759" calcext:value-type="float">
            <text:p>0.003759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2244" calcext:value-type="float">
            <text:p>0.002244</text:p>
          </table:table-cell>
          <table:table-cell office:value-type="float" office:value="0.004975" calcext:value-type="float">
            <text:p>0.004975</text:p>
          </table:table-cell>
          <table:table-cell office:value-type="float" office:value="0.00076" calcext:value-type="float">
            <text:p>0.0007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0.002025" calcext:value-type="float">
            <text:p>0.00202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1758" calcext:value-type="float">
            <text:p>0.001758</text:p>
          </table:table-cell>
          <table:table-cell office:value-type="float" office:value="0.005364" calcext:value-type="float">
            <text:p>0.005364</text:p>
          </table:table-cell>
          <table:table-cell office:value-type="float" office:value="0.00095" calcext:value-type="float">
            <text:p>0.0009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425" calcext:value-type="float">
            <text:p>0.002425</text:p>
          </table:table-cell>
          <table:table-cell office:value-type="float" office:value="0.002845" calcext:value-type="float">
            <text:p>0.00284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1801" calcext:value-type="float">
            <text:p>0.001801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0644" calcext:value-type="float">
            <text:p>0.00064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96" calcext:value-type="float">
            <text:p>0.001796</text:p>
          </table:table-cell>
          <table:table-cell office:value-type="float" office:value="0.002143" calcext:value-type="float">
            <text:p>0.002143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2369" calcext:value-type="float">
            <text:p>0.002369</text:p>
          </table:table-cell>
          <table:table-cell office:value-type="float" office:value="0.00531" calcext:value-type="float">
            <text:p>0.00531</text:p>
          </table:table-cell>
          <table:table-cell office:value-type="float" office:value="0.000761" calcext:value-type="float">
            <text:p>0.00076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117" calcext:value-type="float">
            <text:p>0.002117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0.003941" calcext:value-type="float">
            <text:p>0.003941</text:p>
          </table:table-cell>
          <table:table-cell office:value-type="float" office:value="0.000624" calcext:value-type="float">
            <text:p>0.00062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333" calcext:value-type="float">
            <text:p>0.002333</text:p>
          </table:table-cell>
          <table:table-cell office:value-type="float" office:value="0.002835" calcext:value-type="float">
            <text:p>0.00283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2388" calcext:value-type="float">
            <text:p>0.002388</text:p>
          </table:table-cell>
          <table:table-cell office:value-type="float" office:value="0.004783" calcext:value-type="float">
            <text:p>0.004783</text:p>
          </table:table-cell>
          <table:table-cell office:value-type="float" office:value="0.000614" calcext:value-type="float">
            <text:p>0.00061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24" calcext:value-type="float">
            <text:p>0.001724</text:p>
          </table:table-cell>
          <table:table-cell office:value-type="float" office:value="0.002168" calcext:value-type="float">
            <text:p>0.00216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1821" calcext:value-type="float">
            <text:p>0.001821</text:p>
          </table:table-cell>
          <table:table-cell office:value-type="float" office:value="0.004313" calcext:value-type="float">
            <text:p>0.004313</text:p>
          </table:table-cell>
          <table:table-cell office:value-type="float" office:value="0.00062" calcext:value-type="float">
            <text:p>0.0006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09" calcext:value-type="float">
            <text:p>0.001709</text:p>
          </table:table-cell>
          <table:table-cell office:value-type="float" office:value="0.002528" calcext:value-type="float">
            <text:p>0.002528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1718" calcext:value-type="float">
            <text:p>0.001718</text:p>
          </table:table-cell>
          <table:table-cell office:value-type="float" office:value="0.005182" calcext:value-type="float">
            <text:p>0.005182</text:p>
          </table:table-cell>
          <table:table-cell office:value-type="float" office:value="0.000823" calcext:value-type="float">
            <text:p>0.000823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3326" calcext:value-type="float">
            <text:p>0.003326</text:p>
          </table:table-cell>
          <table:table-cell office:value-type="float" office:value="0.004072" calcext:value-type="float">
            <text:p>0.004072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4498" calcext:value-type="float">
            <text:p>0.004498</text:p>
          </table:table-cell>
          <table:table-cell office:value-type="float" office:value="0.000788" calcext:value-type="float">
            <text:p>0.00078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491" calcext:value-type="float">
            <text:p>0.00491</text:p>
          </table:table-cell>
          <table:table-cell office:value-type="float" office:value="0.003023" calcext:value-type="float">
            <text:p>0.003023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2429" calcext:value-type="float">
            <text:p>0.002429</text:p>
          </table:table-cell>
          <table:table-cell office:value-type="float" office:value="0.005048" calcext:value-type="float">
            <text:p>0.005048</text:p>
          </table:table-cell>
          <table:table-cell office:value-type="float" office:value="0.000798" calcext:value-type="float">
            <text:p>0.00079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.002215" calcext:value-type="float">
            <text:p>0.00221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1778" calcext:value-type="float">
            <text:p>0.001778</text:p>
          </table:table-cell>
          <table:table-cell office:value-type="float" office:value="0.004335" calcext:value-type="float">
            <text:p>0.004335</text:p>
          </table:table-cell>
          <table:table-cell office:value-type="float" office:value="0.000626" calcext:value-type="float">
            <text:p>0.00062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753" calcext:value-type="float">
            <text:p>0.002753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005322" calcext:value-type="float">
            <text:p>0.005322</text:p>
          </table:table-cell>
          <table:table-cell office:value-type="float" office:value="0.000629" calcext:value-type="float">
            <text:p>0.00062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67" calcext:value-type="float">
            <text:p>0.00167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2049" calcext:value-type="float">
            <text:p>0.002049</text:p>
          </table:table-cell>
          <table:table-cell office:value-type="float" office:value="0.004566" calcext:value-type="float">
            <text:p>0.004566</text:p>
          </table:table-cell>
          <table:table-cell office:value-type="float" office:value="0.000638" calcext:value-type="float">
            <text:p>0.00063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3611" calcext:value-type="float">
            <text:p>0.003611</text:p>
          </table:table-cell>
          <table:table-cell office:value-type="float" office:value="0.003757" calcext:value-type="float">
            <text:p>0.003757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3043" calcext:value-type="float">
            <text:p>0.003043</text:p>
          </table:table-cell>
          <table:table-cell office:value-type="float" office:value="0.004897" calcext:value-type="float">
            <text:p>0.004897</text:p>
          </table:table-cell>
          <table:table-cell office:value-type="float" office:value="0.000618" calcext:value-type="float">
            <text:p>0.00061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0.001192" calcext:value-type="float">
            <text:p>0.001192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.00147" calcext:value-type="float">
            <text:p>0.0014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1677" calcext:value-type="float">
            <text:p>0.001677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1935" calcext:value-type="float">
            <text:p>0.001935</text:p>
          </table:table-cell>
          <table:table-cell office:value-type="float" office:value="0.003546" calcext:value-type="float">
            <text:p>0.003546</text:p>
          </table:table-cell>
          <table:table-cell office:value-type="float" office:value="0.00142" calcext:value-type="float">
            <text:p>0.0014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1438" calcext:value-type="float">
            <text:p>0.001438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535" calcext:value-type="float">
            <text:p>0.001535</text:p>
          </table:table-cell>
          <table:table-cell office:value-type="float" office:value="0.003161" calcext:value-type="float">
            <text:p>0.003161</text:p>
          </table:table-cell>
          <table:table-cell office:value-type="float" office:value="0.001192" calcext:value-type="float">
            <text:p>0.00119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1488" calcext:value-type="float">
            <text:p>0.001488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144" calcext:value-type="float">
            <text:p>0.0014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77" calcext:value-type="float">
            <text:p>0.001277</text:p>
          </table:table-cell>
          <table:table-cell office:value-type="float" office:value="0.001513" calcext:value-type="float">
            <text:p>0.001513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3765" calcext:value-type="float">
            <text:p>0.003765</text:p>
          </table:table-cell>
          <table:table-cell office:value-type="float" office:value="0.001268" calcext:value-type="float">
            <text:p>0.00126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1488" calcext:value-type="float">
            <text:p>0.00148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19" calcext:value-type="float">
            <text:p>0.001719</text:p>
          </table:table-cell>
          <table:table-cell office:value-type="float" office:value="0.001897" calcext:value-type="float">
            <text:p>0.001897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1788" calcext:value-type="float">
            <text:p>0.001788</text:p>
          </table:table-cell>
          <table:table-cell office:value-type="float" office:value="0.003333" calcext:value-type="float">
            <text:p>0.003333</text:p>
          </table:table-cell>
          <table:table-cell office:value-type="float" office:value="0.001179" calcext:value-type="float">
            <text:p>0.00117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582" calcext:value-type="float">
            <text:p>0.001582</text:p>
          </table:table-cell>
          <table:table-cell office:value-type="float" office:value="0.004164" calcext:value-type="float">
            <text:p>0.004164</text:p>
          </table:table-cell>
          <table:table-cell office:value-type="float" office:value="0.001178" calcext:value-type="float">
            <text:p>0.00117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0.001237" calcext:value-type="float">
            <text:p>0.001237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1861" calcext:value-type="float">
            <text:p>0.001861</text:p>
          </table:table-cell>
          <table:table-cell office:value-type="float" office:value="0.003895" calcext:value-type="float">
            <text:p>0.003895</text:p>
          </table:table-cell>
          <table:table-cell office:value-type="float" office:value="0.001533" calcext:value-type="float">
            <text:p>0.00153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0.001393" calcext:value-type="float">
            <text:p>0.001393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641" calcext:value-type="float">
            <text:p>0.001641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0.001288" calcext:value-type="float">
            <text:p>0.001288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429" calcext:value-type="float">
            <text:p>0.001429</text:p>
          </table:table-cell>
          <table:table-cell office:value-type="float" office:value="0.003677" calcext:value-type="float">
            <text:p>0.003677</text:p>
          </table:table-cell>
          <table:table-cell office:value-type="float" office:value="0.001502" calcext:value-type="float">
            <text:p>0.00150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46" calcext:value-type="float">
            <text:p>0.001246</text:p>
          </table:table-cell>
          <table:table-cell office:value-type="float" office:value="0.001459" calcext:value-type="float">
            <text:p>0.001459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1729" calcext:value-type="float">
            <text:p>0.001729</text:p>
          </table:table-cell>
          <table:table-cell office:value-type="float" office:value="0.004205" calcext:value-type="float">
            <text:p>0.004205</text:p>
          </table:table-cell>
          <table:table-cell office:value-type="float" office:value="0.001421" calcext:value-type="float">
            <text:p>0.00142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23" calcext:value-type="float">
            <text:p>0.001723</text:p>
          </table:table-cell>
          <table:table-cell office:value-type="float" office:value="0.001939" calcext:value-type="float">
            <text:p>0.001939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2137" calcext:value-type="float">
            <text:p>0.002137</text:p>
          </table:table-cell>
          <table:table-cell office:value-type="float" office:value="0.003648" calcext:value-type="float">
            <text:p>0.003648</text:p>
          </table:table-cell>
          <table:table-cell office:value-type="float" office:value="0.001209" calcext:value-type="float">
            <text:p>0.00120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1802" calcext:value-type="float">
            <text:p>0.001802</text:p>
          </table:table-cell>
          <table:table-cell office:value-type="float" office:value="0.004281" calcext:value-type="float">
            <text:p>0.004281</text:p>
          </table:table-cell>
          <table:table-cell office:value-type="float" office:value="0.001552" calcext:value-type="float">
            <text:p>0.00155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63" calcext:value-type="float">
            <text:p>0.001763</text:p>
          </table:table-cell>
          <table:table-cell office:value-type="float" office:value="0.001746" calcext:value-type="float">
            <text:p>0.001746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2112" calcext:value-type="float">
            <text:p>0.002112</text:p>
          </table:table-cell>
          <table:table-cell office:value-type="float" office:value="0.004557" calcext:value-type="float">
            <text:p>0.004557</text:p>
          </table:table-cell>
          <table:table-cell office:value-type="float" office:value="0.001415" calcext:value-type="float">
            <text:p>0.00141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86" calcext:value-type="float">
            <text:p>0.000986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372" calcext:value-type="float">
            <text:p>0.001372</text:p>
          </table:table-cell>
          <table:table-cell office:value-type="float" office:value="0.003022" calcext:value-type="float">
            <text:p>0.003022</text:p>
          </table:table-cell>
          <table:table-cell office:value-type="float" office:value="0.001096" calcext:value-type="float">
            <text:p>0.00109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0.001614" calcext:value-type="float">
            <text:p>0.00161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125" calcext:value-type="float">
            <text:p>0.0012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.001216" calcext:value-type="float">
            <text:p>0.001216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1446" calcext:value-type="float">
            <text:p>0.001446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1511" calcext:value-type="float">
            <text:p>0.00151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01544" calcext:value-type="float">
            <text:p>0.001544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003878" calcext:value-type="float">
            <text:p>0.003878</text:p>
          </table:table-cell>
          <table:table-cell office:value-type="float" office:value="0.001282" calcext:value-type="float">
            <text:p>0.00128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11" calcext:value-type="float">
            <text:p>0.001011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411" calcext:value-type="float">
            <text:p>0.001411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0.00133" calcext:value-type="float">
            <text:p>0.0013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2045" calcext:value-type="float">
            <text:p>0.002045</text:p>
          </table:table-cell>
          <table:table-cell office:value-type="float" office:value="0.002073" calcext:value-type="float">
            <text:p>0.002073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2406" calcext:value-type="float">
            <text:p>0.002406</text:p>
          </table:table-cell>
          <table:table-cell office:value-type="float" office:value="0.004098" calcext:value-type="float">
            <text:p>0.004098</text:p>
          </table:table-cell>
          <table:table-cell office:value-type="float" office:value="0.001192" calcext:value-type="float">
            <text:p>0.00119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78" calcext:value-type="float">
            <text:p>0.000978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0.00297" calcext:value-type="float">
            <text:p>0.00297</text:p>
          </table:table-cell>
          <table:table-cell office:value-type="float" office:value="0.001273" calcext:value-type="float">
            <text:p>0.00127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1631" calcext:value-type="float">
            <text:p>0.001631</text:p>
          </table:table-cell>
          <table:table-cell office:value-type="float" office:value="0.004081" calcext:value-type="float">
            <text:p>0.004081</text:p>
          </table:table-cell>
          <table:table-cell office:value-type="float" office:value="0.001266" calcext:value-type="float">
            <text:p>0.00126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556" calcext:value-type="float">
            <text:p>0.001556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0.001566" calcext:value-type="float">
            <text:p>0.00156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1752" calcext:value-type="float">
            <text:p>0.001752</text:p>
          </table:table-cell>
          <table:table-cell office:value-type="float" office:value="0.00387" calcext:value-type="float">
            <text:p>0.00387</text:p>
          </table:table-cell>
          <table:table-cell office:value-type="float" office:value="0.001257" calcext:value-type="float">
            <text:p>0.00125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413" calcext:value-type="float">
            <text:p>0.001413</text:p>
          </table:table-cell>
          <table:table-cell office:value-type="float" office:value="0.003386" calcext:value-type="float">
            <text:p>0.003386</text:p>
          </table:table-cell>
          <table:table-cell office:value-type="float" office:value="0.001199" calcext:value-type="float">
            <text:p>0.00119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646" calcext:value-type="float">
            <text:p>0.001646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0.004676" calcext:value-type="float">
            <text:p>0.004676</text:p>
          </table:table-cell>
          <table:table-cell office:value-type="float" office:value="0.00109" calcext:value-type="float">
            <text:p>0.0010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3834" calcext:value-type="float">
            <text:p>0.003834</text:p>
          </table:table-cell>
          <table:table-cell office:value-type="float" office:value="0.00154" calcext:value-type="float">
            <text:p>0.0015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367" calcext:value-type="float">
            <text:p>0.00136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003251" calcext:value-type="float">
            <text:p>0.003251</text:p>
          </table:table-cell>
          <table:table-cell office:value-type="float" office:value="0.002354" calcext:value-type="float">
            <text:p>0.00235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1623" calcext:value-type="float">
            <text:p>0.001623</text:p>
          </table:table-cell>
          <table:table-cell office:value-type="float" office:value="0.003943" calcext:value-type="float">
            <text:p>0.003943</text:p>
          </table:table-cell>
          <table:table-cell office:value-type="float" office:value="0.002096" calcext:value-type="float">
            <text:p>0.00209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003644" calcext:value-type="float">
            <text:p>0.003644</text:p>
          </table:table-cell>
          <table:table-cell office:value-type="float" office:value="0.002228" calcext:value-type="float">
            <text:p>0.00222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78" calcext:value-type="float">
            <text:p>0.000778</text:p>
          </table:table-cell>
          <table:table-cell office:value-type="float" office:value="0.000849" calcext:value-type="float">
            <text:p>0.000849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1419" calcext:value-type="float">
            <text:p>0.001419</text:p>
          </table:table-cell>
          <table:table-cell office:value-type="float" office:value="0.003311" calcext:value-type="float">
            <text:p>0.003311</text:p>
          </table:table-cell>
          <table:table-cell office:value-type="float" office:value="0.002414" calcext:value-type="float">
            <text:p>0.00241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.003382" calcext:value-type="float">
            <text:p>0.003382</text:p>
          </table:table-cell>
          <table:table-cell office:value-type="float" office:value="0.002146" calcext:value-type="float">
            <text:p>0.00214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3154" calcext:value-type="float">
            <text:p>0.003154</text:p>
          </table:table-cell>
          <table:table-cell office:value-type="float" office:value="0.002151" calcext:value-type="float">
            <text:p>0.00215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1457" calcext:value-type="float">
            <text:p>0.001457</text:p>
          </table:table-cell>
          <table:table-cell office:value-type="float" office:value="0.003169" calcext:value-type="float">
            <text:p>0.003169</text:p>
          </table:table-cell>
          <table:table-cell office:value-type="float" office:value="0.002178" calcext:value-type="float">
            <text:p>0.00217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002113" calcext:value-type="float">
            <text:p>0.00211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1297" calcext:value-type="float">
            <text:p>0.001297</text:p>
          </table:table-cell>
          <table:table-cell office:value-type="float" office:value="0.003368" calcext:value-type="float">
            <text:p>0.003368</text:p>
          </table:table-cell>
          <table:table-cell office:value-type="float" office:value="0.002122" calcext:value-type="float">
            <text:p>0.00212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1471" calcext:value-type="float">
            <text:p>0.001471</text:p>
          </table:table-cell>
          <table:table-cell office:value-type="float" office:value="0.003329" calcext:value-type="float">
            <text:p>0.003329</text:p>
          </table:table-cell>
          <table:table-cell office:value-type="float" office:value="0.002039" calcext:value-type="float">
            <text:p>0.00203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1443" calcext:value-type="float">
            <text:p>0.001443</text:p>
          </table:table-cell>
          <table:table-cell office:value-type="float" office:value="0.003017" calcext:value-type="float">
            <text:p>0.003017</text:p>
          </table:table-cell>
          <table:table-cell office:value-type="float" office:value="0.00183" calcext:value-type="float">
            <text:p>0.0018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0907" calcext:value-type="float">
            <text:p>0.000907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1289" calcext:value-type="float">
            <text:p>0.001289</text:p>
          </table:table-cell>
          <table:table-cell office:value-type="float" office:value="0.003311" calcext:value-type="float">
            <text:p>0.003311</text:p>
          </table:table-cell>
          <table:table-cell office:value-type="float" office:value="0.00193" calcext:value-type="float">
            <text:p>0.0019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1479" calcext:value-type="float">
            <text:p>0.001479</text:p>
          </table:table-cell>
          <table:table-cell office:value-type="float" office:value="0.003481" calcext:value-type="float">
            <text:p>0.003481</text:p>
          </table:table-cell>
          <table:table-cell office:value-type="float" office:value="0.00211" calcext:value-type="float">
            <text:p>0.0021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0967" calcext:value-type="float">
            <text:p>0.000967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1368" calcext:value-type="float">
            <text:p>0.001368</text:p>
          </table:table-cell>
          <table:table-cell office:value-type="float" office:value="0.003997" calcext:value-type="float">
            <text:p>0.003997</text:p>
          </table:table-cell>
          <table:table-cell office:value-type="float" office:value="0.001976" calcext:value-type="float">
            <text:p>0.00197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2751" calcext:value-type="float">
            <text:p>0.002751</text:p>
          </table:table-cell>
          <table:table-cell office:value-type="float" office:value="0.002085" calcext:value-type="float">
            <text:p>0.00208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0.003183" calcext:value-type="float">
            <text:p>0.003183</text:p>
          </table:table-cell>
          <table:table-cell office:value-type="float" office:value="0.002187" calcext:value-type="float">
            <text:p>0.00218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669" calcext:value-type="float">
            <text:p>0.000669</text:p>
          </table:table-cell>
          <table:table-cell office:value-type="float" office:value="0.000943" calcext:value-type="float">
            <text:p>0.000943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1427" calcext:value-type="float">
            <text:p>0.001427</text:p>
          </table:table-cell>
          <table:table-cell office:value-type="float" office:value="0.003781" calcext:value-type="float">
            <text:p>0.003781</text:p>
          </table:table-cell>
          <table:table-cell office:value-type="float" office:value="0.002194" calcext:value-type="float">
            <text:p>0.00219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56" calcext:value-type="float">
            <text:p>0.000756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1498" calcext:value-type="float">
            <text:p>0.001498</text:p>
          </table:table-cell>
          <table:table-cell office:value-type="float" office:value="0.003825" calcext:value-type="float">
            <text:p>0.003825</text:p>
          </table:table-cell>
          <table:table-cell office:value-type="float" office:value="0.002136" calcext:value-type="float">
            <text:p>0.00213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002097" calcext:value-type="float">
            <text:p>0.002097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001955" calcext:value-type="float">
            <text:p>0.00195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1259" calcext:value-type="float">
            <text:p>0.001259</text:p>
          </table:table-cell>
          <table:table-cell office:value-type="float" office:value="0.003366" calcext:value-type="float">
            <text:p>0.003366</text:p>
          </table:table-cell>
          <table:table-cell office:value-type="float" office:value="0.002129" calcext:value-type="float">
            <text:p>0.00212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0.003347" calcext:value-type="float">
            <text:p>0.003347</text:p>
          </table:table-cell>
          <table:table-cell office:value-type="float" office:value="0.00218" calcext:value-type="float">
            <text:p>0.0021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1437" calcext:value-type="float">
            <text:p>0.001437</text:p>
          </table:table-cell>
          <table:table-cell office:value-type="float" office:value="0.003094" calcext:value-type="float">
            <text:p>0.003094</text:p>
          </table:table-cell>
          <table:table-cell office:value-type="float" office:value="0.002067" calcext:value-type="float">
            <text:p>0.00206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0866" calcext:value-type="float">
            <text:p>0.000866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.003106" calcext:value-type="float">
            <text:p>0.003106</text:p>
          </table:table-cell>
          <table:table-cell office:value-type="float" office:value="0.002046" calcext:value-type="float">
            <text:p>0.00204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01916" calcext:value-type="float">
            <text:p>0.001916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1403" calcext:value-type="float">
            <text:p>0.001403</text:p>
          </table:table-cell>
          <table:table-cell office:value-type="float" office:value="0.003363" calcext:value-type="float">
            <text:p>0.003363</text:p>
          </table:table-cell>
          <table:table-cell office:value-type="float" office:value="0.002229" calcext:value-type="float">
            <text:p>0.00222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.000977" calcext:value-type="float">
            <text:p>0.000977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.003254" calcext:value-type="float">
            <text:p>0.003254</text:p>
          </table:table-cell>
          <table:table-cell office:value-type="float" office:value="0.00216" calcext:value-type="float">
            <text:p>0.00216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0909" calcext:value-type="float">
            <text:p>0.000909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1387" calcext:value-type="float">
            <text:p>0.001387</text:p>
          </table:table-cell>
          <table:table-cell office:value-type="float" office:value="0.003232" calcext:value-type="float">
            <text:p>0.003232</text:p>
          </table:table-cell>
          <table:table-cell office:value-type="float" office:value="0.001945" calcext:value-type="float">
            <text:p>0.00194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678" calcext:value-type="float">
            <text:p>0.000678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003275" calcext:value-type="float">
            <text:p>0.003275</text:p>
          </table:table-cell>
          <table:table-cell office:value-type="float" office:value="0.002012" calcext:value-type="float">
            <text:p>0.00201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35" calcext:value-type="float">
            <text:p>0.000835</text:p>
          </table:table-cell>
          <table:table-cell office:value-type="float" office:value="0.000953" calcext:value-type="float">
            <text:p>0.000953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1523" calcext:value-type="float">
            <text:p>0.001523</text:p>
          </table:table-cell>
          <table:table-cell office:value-type="float" office:value="0.003638" calcext:value-type="float">
            <text:p>0.003638</text:p>
          </table:table-cell>
          <table:table-cell office:value-type="float" office:value="0.00217" calcext:value-type="float">
            <text:p>0.0021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1297" calcext:value-type="float">
            <text:p>0.001297</text:p>
          </table:table-cell>
          <table:table-cell office:value-type="float" office:value="0.003074" calcext:value-type="float">
            <text:p>0.003074</text:p>
          </table:table-cell>
          <table:table-cell office:value-type="float" office:value="0.002052" calcext:value-type="float">
            <text:p>0.00205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1361" calcext:value-type="float">
            <text:p>0.001361</text:p>
          </table:table-cell>
          <table:table-cell office:value-type="float" office:value="0.003392" calcext:value-type="float">
            <text:p>0.003392</text:p>
          </table:table-cell>
          <table:table-cell office:value-type="float" office:value="0.002069" calcext:value-type="float">
            <text:p>0.00206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2016" calcext:value-type="float">
            <text:p>0.002016</text:p>
          </table:table-cell>
          <table:table-cell office:value-type="float" office:value="0.004501" calcext:value-type="float">
            <text:p>0.004501</text:p>
          </table:table-cell>
          <table:table-cell office:value-type="float" office:value="0.002629" calcext:value-type="float">
            <text:p>0.00262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61" calcext:value-type="float">
            <text:p>0.000961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001969" calcext:value-type="float">
            <text:p>0.001969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105" calcext:value-type="float">
            <text:p>0.00210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0.001784" calcext:value-type="float">
            <text:p>0.001784</text:p>
          </table:table-cell>
          <table:table-cell office:value-type="float" office:value="0.004368" calcext:value-type="float">
            <text:p>0.004368</text:p>
          </table:table-cell>
          <table:table-cell office:value-type="float" office:value="0.003218" calcext:value-type="float">
            <text:p>0.00321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001194" calcext:value-type="float">
            <text:p>0.001194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1587" calcext:value-type="float">
            <text:p>0.001587</text:p>
          </table:table-cell>
          <table:table-cell office:value-type="float" office:value="0.004867" calcext:value-type="float">
            <text:p>0.004867</text:p>
          </table:table-cell>
          <table:table-cell office:value-type="float" office:value="0.002024" calcext:value-type="float">
            <text:p>0.00202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003026" calcext:value-type="float">
            <text:p>0.003026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0.004365" calcext:value-type="float">
            <text:p>0.004365</text:p>
          </table:table-cell>
          <table:table-cell office:value-type="float" office:value="0.004346" calcext:value-type="float">
            <text:p>0.00434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.001269" calcext:value-type="float">
            <text:p>0.001269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1688" calcext:value-type="float">
            <text:p>0.001688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2077" calcext:value-type="float">
            <text:p>0.00207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1691" calcext:value-type="float">
            <text:p>0.001691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001965" calcext:value-type="float">
            <text:p>0.00196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0624" calcext:value-type="float">
            <text:p>0.000624</text:p>
          </table:table-cell>
          <table:table-cell office:value-type="float" office:value="0.001304" calcext:value-type="float">
            <text:p>0.001304</text:p>
          </table:table-cell>
          <table:table-cell office:value-type="float" office:value="0.003905" calcext:value-type="float">
            <text:p>0.003905</text:p>
          </table:table-cell>
          <table:table-cell office:value-type="float" office:value="0.002589" calcext:value-type="float">
            <text:p>0.00258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1511" calcext:value-type="float">
            <text:p>0.001511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.002072" calcext:value-type="float">
            <text:p>0.002072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3052" calcext:value-type="float">
            <text:p>0.00305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01482" calcext:value-type="float">
            <text:p>0.001482</text:p>
          </table:table-cell>
          <table:table-cell office:value-type="float" office:value="0.003812" calcext:value-type="float">
            <text:p>0.003812</text:p>
          </table:table-cell>
          <table:table-cell office:value-type="float" office:value="0.00208" calcext:value-type="float">
            <text:p>0.0020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1364" calcext:value-type="float">
            <text:p>0.001364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01513" calcext:value-type="float">
            <text:p>0.001513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2764" calcext:value-type="float">
            <text:p>0.00276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1742" calcext:value-type="float">
            <text:p>0.001742</text:p>
          </table:table-cell>
          <table:table-cell office:value-type="float" office:value="0.003858" calcext:value-type="float">
            <text:p>0.003858</text:p>
          </table:table-cell>
          <table:table-cell office:value-type="float" office:value="0.001965" calcext:value-type="float">
            <text:p>0.00196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12" calcext:value-type="float">
            <text:p>0.001012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0.002096" calcext:value-type="float">
            <text:p>0.002096</text:p>
          </table:table-cell>
          <table:table-cell office:value-type="float" office:value="0.004566" calcext:value-type="float">
            <text:p>0.004566</text:p>
          </table:table-cell>
          <table:table-cell office:value-type="float" office:value="0.002129" calcext:value-type="float">
            <text:p>0.00212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01515" calcext:value-type="float">
            <text:p>0.001515</text:p>
          </table:table-cell>
          <table:table-cell office:value-type="float" office:value="0.003817" calcext:value-type="float">
            <text:p>0.003817</text:p>
          </table:table-cell>
          <table:table-cell office:value-type="float" office:value="0.002626" calcext:value-type="float">
            <text:p>0.00262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89" calcext:value-type="float">
            <text:p>0.000989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0.004203" calcext:value-type="float">
            <text:p>0.004203</text:p>
          </table:table-cell>
          <table:table-cell office:value-type="float" office:value="0.002567" calcext:value-type="float">
            <text:p>0.00256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389" calcext:value-type="float">
            <text:p>0.00389</text:p>
          </table:table-cell>
          <table:table-cell office:value-type="float" office:value="0.002738" calcext:value-type="float">
            <text:p>0.00273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549" calcext:value-type="float">
            <text:p>0.001549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.001976" calcext:value-type="float">
            <text:p>0.001976</text:p>
          </table:table-cell>
          <table:table-cell office:value-type="float" office:value="0.004342" calcext:value-type="float">
            <text:p>0.004342</text:p>
          </table:table-cell>
          <table:table-cell office:value-type="float" office:value="0.002322" calcext:value-type="float">
            <text:p>0.00232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0.000877" calcext:value-type="float">
            <text:p>0.000877</text:p>
          </table:table-cell>
          <table:table-cell office:value-type="float" office:value="0.001579" calcext:value-type="float">
            <text:p>0.001579</text:p>
          </table:table-cell>
          <table:table-cell office:value-type="float" office:value="0.00405" calcext:value-type="float">
            <text:p>0.00405</text:p>
          </table:table-cell>
          <table:table-cell office:value-type="float" office:value="0.002498" calcext:value-type="float">
            <text:p>0.00249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1182" calcext:value-type="float">
            <text:p>0.001182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481" calcext:value-type="float">
            <text:p>0.001481</text:p>
          </table:table-cell>
          <table:table-cell office:value-type="float" office:value="0.004078" calcext:value-type="float">
            <text:p>0.004078</text:p>
          </table:table-cell>
          <table:table-cell office:value-type="float" office:value="0.001716" calcext:value-type="float">
            <text:p>0.00171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0.000431" calcext:value-type="float">
            <text:p>0.000431</text:p>
          </table:table-cell>
          <table:table-cell office:value-type="float" office:value="0.001642" calcext:value-type="float">
            <text:p>0.001642</text:p>
          </table:table-cell>
          <table:table-cell office:value-type="float" office:value="0.004122" calcext:value-type="float">
            <text:p>0.004122</text:p>
          </table:table-cell>
          <table:table-cell office:value-type="float" office:value="0.002437" calcext:value-type="float">
            <text:p>0.00243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.001461" calcext:value-type="float">
            <text:p>0.001461</text:p>
          </table:table-cell>
          <table:table-cell office:value-type="float" office:value="0.003728" calcext:value-type="float">
            <text:p>0.003728</text:p>
          </table:table-cell>
          <table:table-cell office:value-type="float" office:value="0.002631" calcext:value-type="float">
            <text:p>0.00263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.001267" calcext:value-type="float">
            <text:p>0.00126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1924" calcext:value-type="float">
            <text:p>0.001924</text:p>
          </table:table-cell>
          <table:table-cell office:value-type="float" office:value="0.003863" calcext:value-type="float">
            <text:p>0.003863</text:p>
          </table:table-cell>
          <table:table-cell office:value-type="float" office:value="0.001794" calcext:value-type="float">
            <text:p>0.00179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1317" calcext:value-type="float">
            <text:p>0.001317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1853" calcext:value-type="float">
            <text:p>0.001853</text:p>
          </table:table-cell>
          <table:table-cell office:value-type="float" office:value="0.004754" calcext:value-type="float">
            <text:p>0.004754</text:p>
          </table:table-cell>
          <table:table-cell office:value-type="float" office:value="0.002004" calcext:value-type="float">
            <text:p>0.00200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1261" calcext:value-type="float">
            <text:p>0.001261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245" calcext:value-type="float">
            <text:p>0.00245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1188" calcext:value-type="float">
            <text:p>0.001188</text:p>
          </table:table-cell>
          <table:table-cell office:value-type="float" office:value="0.003752" calcext:value-type="float">
            <text:p>0.003752</text:p>
          </table:table-cell>
          <table:table-cell office:value-type="float" office:value="0.002669" calcext:value-type="float">
            <text:p>0.00266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52" calcext:value-type="float">
            <text:p>0.000952</text:p>
          </table:table-cell>
          <table:table-cell office:value-type="float" office:value="0.001446" calcext:value-type="float">
            <text:p>0.001446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4235" calcext:value-type="float">
            <text:p>0.004235</text:p>
          </table:table-cell>
          <table:table-cell office:value-type="float" office:value="0.002566" calcext:value-type="float">
            <text:p>0.00256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0.001432" calcext:value-type="float">
            <text:p>0.001432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.004598" calcext:value-type="float">
            <text:p>0.004598</text:p>
          </table:table-cell>
          <table:table-cell office:value-type="float" office:value="0.002888" calcext:value-type="float">
            <text:p>0.00288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02" calcext:value-type="float">
            <text:p>0.001002</text:p>
          </table:table-cell>
          <table:table-cell office:value-type="float" office:value="0.001323" calcext:value-type="float">
            <text:p>0.001323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2269" calcext:value-type="float">
            <text:p>0.00226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1763" calcext:value-type="float">
            <text:p>0.001763</text:p>
          </table:table-cell>
          <table:table-cell office:value-type="float" office:value="0.003865" calcext:value-type="float">
            <text:p>0.003865</text:p>
          </table:table-cell>
          <table:table-cell office:value-type="float" office:value="0.002921" calcext:value-type="float">
            <text:p>0.00292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45" calcext:value-type="float">
            <text:p>0.001045</text:p>
          </table:table-cell>
          <table:table-cell office:value-type="float" office:value="0.001281" calcext:value-type="float">
            <text:p>0.001281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01711" calcext:value-type="float">
            <text:p>0.001711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2649" calcext:value-type="float">
            <text:p>0.00264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53" calcext:value-type="float">
            <text:p>0.000953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615" calcext:value-type="float">
            <text:p>0.000615</text:p>
          </table:table-cell>
          <table:table-cell office:value-type="float" office:value="0.001761" calcext:value-type="float">
            <text:p>0.001761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1843" calcext:value-type="float">
            <text:p>0.00184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85" calcext:value-type="float">
            <text:p>0.000785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0601" calcext:value-type="float">
            <text:p>0.000601</text:p>
          </table:table-cell>
          <table:table-cell office:value-type="float" office:value="0.001754" calcext:value-type="float">
            <text:p>0.001754</text:p>
          </table:table-cell>
          <table:table-cell office:value-type="float" office:value="0.004196" calcext:value-type="float">
            <text:p>0.004196</text:p>
          </table:table-cell>
          <table:table-cell office:value-type="float" office:value="0.003001" calcext:value-type="float">
            <text:p>0.00300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04" calcext:value-type="float">
            <text:p>0.001204</text:p>
          </table:table-cell>
          <table:table-cell office:value-type="float" office:value="0.001553" calcext:value-type="float">
            <text:p>0.001553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911" calcext:value-type="float">
            <text:p>0.001911</text:p>
          </table:table-cell>
          <table:table-cell office:value-type="float" office:value="0.004336" calcext:value-type="float">
            <text:p>0.004336</text:p>
          </table:table-cell>
          <table:table-cell office:value-type="float" office:value="0.002104" calcext:value-type="float">
            <text:p>0.00210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67" calcext:value-type="float">
            <text:p>0.000967</text:p>
          </table:table-cell>
          <table:table-cell office:value-type="float" office:value="0.001273" calcext:value-type="float">
            <text:p>0.001273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03986" calcext:value-type="float">
            <text:p>0.003986</text:p>
          </table:table-cell>
          <table:table-cell office:value-type="float" office:value="0.002462" calcext:value-type="float">
            <text:p>0.00246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1807" calcext:value-type="float">
            <text:p>0.001807</text:p>
          </table:table-cell>
          <table:table-cell office:value-type="float" office:value="0.004593" calcext:value-type="float">
            <text:p>0.004593</text:p>
          </table:table-cell>
          <table:table-cell office:value-type="float" office:value="0.002807" calcext:value-type="float">
            <text:p>0.00280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0.003994" calcext:value-type="float">
            <text:p>0.003994</text:p>
          </table:table-cell>
          <table:table-cell office:value-type="float" office:value="0.002464" calcext:value-type="float">
            <text:p>0.00246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81" calcext:value-type="float">
            <text:p>0.001181</text:p>
          </table:table-cell>
          <table:table-cell office:value-type="float" office:value="0.001354" calcext:value-type="float">
            <text:p>0.001354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001678" calcext:value-type="float">
            <text:p>0.001678</text:p>
          </table:table-cell>
          <table:table-cell office:value-type="float" office:value="0.004346" calcext:value-type="float">
            <text:p>0.004346</text:p>
          </table:table-cell>
          <table:table-cell office:value-type="float" office:value="0.002862" calcext:value-type="float">
            <text:p>0.00286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1895" calcext:value-type="float">
            <text:p>0.001895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0.00246" calcext:value-type="float">
            <text:p>0.0024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31" calcext:value-type="float">
            <text:p>0.000831</text:p>
          </table:table-cell>
          <table:table-cell office:value-type="float" office:value="0.001348" calcext:value-type="float">
            <text:p>0.001348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2384" calcext:value-type="float">
            <text:p>0.002384</text:p>
          </table:table-cell>
          <table:table-cell office:value-type="float" office:value="0.004849" calcext:value-type="float">
            <text:p>0.004849</text:p>
          </table:table-cell>
          <table:table-cell office:value-type="float" office:value="0.002173" calcext:value-type="float">
            <text:p>0.00217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72" calcext:value-type="float">
            <text:p>0.001272</text:p>
          </table:table-cell>
          <table:table-cell office:value-type="float" office:value="0.001186" calcext:value-type="float">
            <text:p>0.001186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001326" calcext:value-type="float">
            <text:p>0.001326</text:p>
          </table:table-cell>
          <table:table-cell office:value-type="float" office:value="0.003686" calcext:value-type="float">
            <text:p>0.003686</text:p>
          </table:table-cell>
          <table:table-cell office:value-type="float" office:value="0.002068" calcext:value-type="float">
            <text:p>0.00206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1249" calcext:value-type="float">
            <text:p>0.001249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0.001827" calcext:value-type="float">
            <text:p>0.001827</text:p>
          </table:table-cell>
          <table:table-cell office:value-type="float" office:value="0.004553" calcext:value-type="float">
            <text:p>0.004553</text:p>
          </table:table-cell>
          <table:table-cell office:value-type="float" office:value="0.002417" calcext:value-type="float">
            <text:p>0.00241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0.001463" calcext:value-type="float">
            <text:p>0.001463</text:p>
          </table:table-cell>
          <table:table-cell office:value-type="float" office:value="0.000787" calcext:value-type="float">
            <text:p>0.000787</text:p>
          </table:table-cell>
          <table:table-cell office:value-type="float" office:value="0.002044" calcext:value-type="float">
            <text:p>0.002044</text:p>
          </table:table-cell>
          <table:table-cell office:value-type="float" office:value="0.004102" calcext:value-type="float">
            <text:p>0.004102</text:p>
          </table:table-cell>
          <table:table-cell office:value-type="float" office:value="0.002258" calcext:value-type="float">
            <text:p>0.00225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47" calcext:value-type="float">
            <text:p>0.000847</text:p>
          </table:table-cell>
          <table:table-cell office:value-type="float" office:value="0.001567" calcext:value-type="float">
            <text:p>0.001567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1932" calcext:value-type="float">
            <text:p>0.001932</text:p>
          </table:table-cell>
          <table:table-cell office:value-type="float" office:value="0.004014" calcext:value-type="float">
            <text:p>0.004014</text:p>
          </table:table-cell>
          <table:table-cell office:value-type="float" office:value="0.002378" calcext:value-type="float">
            <text:p>0.00237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06" calcext:value-type="float">
            <text:p>0.001106</text:p>
          </table:table-cell>
          <table:table-cell office:value-type="float" office:value="0.001466" calcext:value-type="float">
            <text:p>0.001466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.001874" calcext:value-type="float">
            <text:p>0.001874</text:p>
          </table:table-cell>
          <table:table-cell office:value-type="float" office:value="0.003843" calcext:value-type="float">
            <text:p>0.003843</text:p>
          </table:table-cell>
          <table:table-cell office:value-type="float" office:value="0.002562" calcext:value-type="float">
            <text:p>0.00256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0.001488" calcext:value-type="float">
            <text:p>0.001488</text:p>
          </table:table-cell>
          <table:table-cell office:value-type="float" office:value="0.003973" calcext:value-type="float">
            <text:p>0.003973</text:p>
          </table:table-cell>
          <table:table-cell office:value-type="float" office:value="0.002491" calcext:value-type="float">
            <text:p>0.00249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1235" calcext:value-type="float">
            <text:p>0.001235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3859" calcext:value-type="float">
            <text:p>0.003859</text:p>
          </table:table-cell>
          <table:table-cell office:value-type="float" office:value="0.002189" calcext:value-type="float">
            <text:p>0.00218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01409" calcext:value-type="float">
            <text:p>0.001409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0.001844" calcext:value-type="float">
            <text:p>0.001844</text:p>
          </table:table-cell>
          <table:table-cell office:value-type="float" office:value="0.004701" calcext:value-type="float">
            <text:p>0.004701</text:p>
          </table:table-cell>
          <table:table-cell office:value-type="float" office:value="0.002572" calcext:value-type="float">
            <text:p>0.00257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35" calcext:value-type="float">
            <text:p>0.000935</text:p>
          </table:table-cell>
          <table:table-cell office:value-type="float" office:value="0.001317" calcext:value-type="float">
            <text:p>0.001317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4206" calcext:value-type="float">
            <text:p>0.004206</text:p>
          </table:table-cell>
          <table:table-cell office:value-type="float" office:value="0.002148" calcext:value-type="float">
            <text:p>0.00214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146" calcext:value-type="float">
            <text:p>0.00146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1716" calcext:value-type="float">
            <text:p>0.001716</text:p>
          </table:table-cell>
          <table:table-cell office:value-type="float" office:value="0.003567" calcext:value-type="float">
            <text:p>0.003567</text:p>
          </table:table-cell>
          <table:table-cell office:value-type="float" office:value="0.002415" calcext:value-type="float">
            <text:p>0.00241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0.001272" calcext:value-type="float">
            <text:p>0.001272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01923" calcext:value-type="float">
            <text:p>0.001923</text:p>
          </table:table-cell>
          <table:table-cell office:value-type="float" office:value="0.004585" calcext:value-type="float">
            <text:p>0.004585</text:p>
          </table:table-cell>
          <table:table-cell office:value-type="float" office:value="0.001796" calcext:value-type="float">
            <text:p>0.00179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129" calcext:value-type="float">
            <text:p>0.00129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0.001799" calcext:value-type="float">
            <text:p>0.001799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0267" calcext:value-type="float">
            <text:p>0.0026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79" calcext:value-type="float">
            <text:p>0.000779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0.001577" calcext:value-type="float">
            <text:p>0.001577</text:p>
          </table:table-cell>
          <table:table-cell office:value-type="float" office:value="0.004574" calcext:value-type="float">
            <text:p>0.004574</text:p>
          </table:table-cell>
          <table:table-cell office:value-type="float" office:value="0.002913" calcext:value-type="float">
            <text:p>0.00291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0.001518" calcext:value-type="float">
            <text:p>0.001518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01808" calcext:value-type="float">
            <text:p>0.001808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001737" calcext:value-type="float">
            <text:p>0.00173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000784" calcext:value-type="float">
            <text:p>0.000784</text:p>
          </table:table-cell>
          <table:table-cell office:value-type="float" office:value="0.001583" calcext:value-type="float">
            <text:p>0.001583</text:p>
          </table:table-cell>
          <table:table-cell office:value-type="float" office:value="0.003782" calcext:value-type="float">
            <text:p>0.003782</text:p>
          </table:table-cell>
          <table:table-cell office:value-type="float" office:value="0.002406" calcext:value-type="float">
            <text:p>0.00240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.00127" calcext:value-type="float">
            <text:p>0.00127</text:p>
          </table:table-cell>
          <table:table-cell office:value-type="float" office:value="0.000841" calcext:value-type="float">
            <text:p>0.000841</text:p>
          </table:table-cell>
          <table:table-cell office:value-type="float" office:value="0.001996" calcext:value-type="float">
            <text:p>0.001996</text:p>
          </table:table-cell>
          <table:table-cell office:value-type="float" office:value="0.004722" calcext:value-type="float">
            <text:p>0.004722</text:p>
          </table:table-cell>
          <table:table-cell office:value-type="float" office:value="0.002767" calcext:value-type="float">
            <text:p>0.00276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54" calcext:value-type="float">
            <text:p>0.000954</text:p>
          </table:table-cell>
          <table:table-cell office:value-type="float" office:value="0.001307" calcext:value-type="float">
            <text:p>0.001307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0.004684" calcext:value-type="float">
            <text:p>0.004684</text:p>
          </table:table-cell>
          <table:table-cell office:value-type="float" office:value="0.002657" calcext:value-type="float">
            <text:p>0.00265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43" calcext:value-type="float">
            <text:p>0.000743</text:p>
          </table:table-cell>
          <table:table-cell office:value-type="float" office:value="0.001314" calcext:value-type="float">
            <text:p>0.001314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.003527" calcext:value-type="float">
            <text:p>0.003527</text:p>
          </table:table-cell>
          <table:table-cell office:value-type="float" office:value="0.002502" calcext:value-type="float">
            <text:p>0.00250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2263" calcext:value-type="float">
            <text:p>0.00226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55" calcext:value-type="float">
            <text:p>0.001055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01989" calcext:value-type="float">
            <text:p>0.001989</text:p>
          </table:table-cell>
          <table:table-cell office:value-type="float" office:value="0.003845" calcext:value-type="float">
            <text:p>0.003845</text:p>
          </table:table-cell>
          <table:table-cell office:value-type="float" office:value="0.001915" calcext:value-type="float">
            <text:p>0.00191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43" calcext:value-type="float">
            <text:p>0.001143</text:p>
          </table:table-cell>
          <table:table-cell office:value-type="float" office:value="0.001327" calcext:value-type="float">
            <text:p>0.001327</text:p>
          </table:table-cell>
          <table:table-cell office:value-type="float" office:value="0.000762" calcext:value-type="float">
            <text:p>0.000762</text:p>
          </table:table-cell>
          <table:table-cell office:value-type="float" office:value="0.001582" calcext:value-type="float">
            <text:p>0.001582</text:p>
          </table:table-cell>
          <table:table-cell office:value-type="float" office:value="0.00379" calcext:value-type="float">
            <text:p>0.00379</text:p>
          </table:table-cell>
          <table:table-cell office:value-type="float" office:value="0.002772" calcext:value-type="float">
            <text:p>0.00277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.001295" calcext:value-type="float">
            <text:p>0.001295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0.001913" calcext:value-type="float">
            <text:p>0.001913</text:p>
          </table:table-cell>
          <table:table-cell office:value-type="float" office:value="0.004454" calcext:value-type="float">
            <text:p>0.004454</text:p>
          </table:table-cell>
          <table:table-cell office:value-type="float" office:value="0.002481" calcext:value-type="float">
            <text:p>0.00248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0.001337" calcext:value-type="float">
            <text:p>0.001337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1829" calcext:value-type="float">
            <text:p>0.001829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0.00234" calcext:value-type="float">
            <text:p>0.0023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91" calcext:value-type="float">
            <text:p>0.001091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004207" calcext:value-type="float">
            <text:p>0.004207</text:p>
          </table:table-cell>
          <table:table-cell office:value-type="float" office:value="0.002159" calcext:value-type="float">
            <text:p>0.00215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18" calcext:value-type="float">
            <text:p>0.000918</text:p>
          </table:table-cell>
          <table:table-cell office:value-type="float" office:value="0.001576" calcext:value-type="float">
            <text:p>0.001576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2106" calcext:value-type="float">
            <text:p>0.002106</text:p>
          </table:table-cell>
          <table:table-cell office:value-type="float" office:value="0.004581" calcext:value-type="float">
            <text:p>0.004581</text:p>
          </table:table-cell>
          <table:table-cell office:value-type="float" office:value="0.00219" calcext:value-type="float">
            <text:p>0.0021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01741" calcext:value-type="float">
            <text:p>0.001741</text:p>
          </table:table-cell>
          <table:table-cell office:value-type="float" office:value="0.004071" calcext:value-type="float">
            <text:p>0.004071</text:p>
          </table:table-cell>
          <table:table-cell office:value-type="float" office:value="0.003028" calcext:value-type="float">
            <text:p>0.00302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01248" calcext:value-type="float">
            <text:p>0.001248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01776" calcext:value-type="float">
            <text:p>0.001776</text:p>
          </table:table-cell>
          <table:table-cell office:value-type="float" office:value="0.004598" calcext:value-type="float">
            <text:p>0.004598</text:p>
          </table:table-cell>
          <table:table-cell office:value-type="float" office:value="0.002225" calcext:value-type="float">
            <text:p>0.00222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68" calcext:value-type="float">
            <text:p>0.001068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0.001827" calcext:value-type="float">
            <text:p>0.001827</text:p>
          </table:table-cell>
          <table:table-cell office:value-type="float" office:value="0.004132" calcext:value-type="float">
            <text:p>0.004132</text:p>
          </table:table-cell>
          <table:table-cell office:value-type="float" office:value="0.002322" calcext:value-type="float">
            <text:p>0.00232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0.001351" calcext:value-type="float">
            <text:p>0.001351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1745" calcext:value-type="float">
            <text:p>0.001745</text:p>
          </table:table-cell>
          <table:table-cell office:value-type="float" office:value="0.004701" calcext:value-type="float">
            <text:p>0.004701</text:p>
          </table:table-cell>
          <table:table-cell office:value-type="float" office:value="0.002243" calcext:value-type="float">
            <text:p>0.00224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1196" calcext:value-type="float">
            <text:p>0.001196</text:p>
          </table:table-cell>
          <table:table-cell office:value-type="float" office:value="0.000971" calcext:value-type="float">
            <text:p>0.000971</text:p>
          </table:table-cell>
          <table:table-cell office:value-type="float" office:value="0.001782" calcext:value-type="float">
            <text:p>0.001782</text:p>
          </table:table-cell>
          <table:table-cell office:value-type="float" office:value="0.004387" calcext:value-type="float">
            <text:p>0.004387</text:p>
          </table:table-cell>
          <table:table-cell office:value-type="float" office:value="0.002565" calcext:value-type="float">
            <text:p>0.00256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.001325" calcext:value-type="float">
            <text:p>0.00132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4296" calcext:value-type="float">
            <text:p>0.004296</text:p>
          </table:table-cell>
          <table:table-cell office:value-type="float" office:value="0.001798" calcext:value-type="float">
            <text:p>0.00179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58" calcext:value-type="float">
            <text:p>0.000958</text:p>
          </table:table-cell>
          <table:table-cell office:value-type="float" office:value="0.001391" calcext:value-type="float">
            <text:p>0.001391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0.002048" calcext:value-type="float">
            <text:p>0.002048</text:p>
          </table:table-cell>
          <table:table-cell office:value-type="float" office:value="0.004138" calcext:value-type="float">
            <text:p>0.004138</text:p>
          </table:table-cell>
          <table:table-cell office:value-type="float" office:value="0.002013" calcext:value-type="float">
            <text:p>0.00201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0982" calcext:value-type="float">
            <text:p>0.000982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002575" calcext:value-type="float">
            <text:p>0.00257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1975" calcext:value-type="float">
            <text:p>0.001975</text:p>
          </table:table-cell>
          <table:table-cell office:value-type="float" office:value="0.004213" calcext:value-type="float">
            <text:p>0.004213</text:p>
          </table:table-cell>
          <table:table-cell office:value-type="float" office:value="0.002477" calcext:value-type="float">
            <text:p>0.00247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001384" calcext:value-type="float">
            <text:p>0.001384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01562" calcext:value-type="float">
            <text:p>0.001562</text:p>
          </table:table-cell>
          <table:table-cell office:value-type="float" office:value="0.004556" calcext:value-type="float">
            <text:p>0.004556</text:p>
          </table:table-cell>
          <table:table-cell office:value-type="float" office:value="0.002739" calcext:value-type="float">
            <text:p>0.00273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519" calcext:value-type="float">
            <text:p>0.001519</text:p>
          </table:table-cell>
          <table:table-cell office:value-type="float" office:value="0.000625" calcext:value-type="float">
            <text:p>0.000625</text:p>
          </table:table-cell>
          <table:table-cell office:value-type="float" office:value="0.001714" calcext:value-type="float">
            <text:p>0.001714</text:p>
          </table:table-cell>
          <table:table-cell office:value-type="float" office:value="0.003957" calcext:value-type="float">
            <text:p>0.003957</text:p>
          </table:table-cell>
          <table:table-cell office:value-type="float" office:value="0.002119" calcext:value-type="float">
            <text:p>0.00211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29" calcext:value-type="float">
            <text:p>0.000929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01908" calcext:value-type="float">
            <text:p>0.001908</text:p>
          </table:table-cell>
          <table:table-cell office:value-type="float" office:value="0.004557" calcext:value-type="float">
            <text:p>0.004557</text:p>
          </table:table-cell>
          <table:table-cell office:value-type="float" office:value="0.002155" calcext:value-type="float">
            <text:p>0.00215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0.001953" calcext:value-type="float">
            <text:p>0.001953</text:p>
          </table:table-cell>
          <table:table-cell office:value-type="float" office:value="0.004322" calcext:value-type="float">
            <text:p>0.004322</text:p>
          </table:table-cell>
          <table:table-cell office:value-type="float" office:value="0.002824" calcext:value-type="float">
            <text:p>0.00282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.001438" calcext:value-type="float">
            <text:p>0.001438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0.002017" calcext:value-type="float">
            <text:p>0.002017</text:p>
          </table:table-cell>
          <table:table-cell office:value-type="float" office:value="0.004419" calcext:value-type="float">
            <text:p>0.004419</text:p>
          </table:table-cell>
          <table:table-cell office:value-type="float" office:value="0.002552" calcext:value-type="float">
            <text:p>0.00255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.004794" calcext:value-type="float">
            <text:p>0.004794</text:p>
          </table:table-cell>
          <table:table-cell office:value-type="float" office:value="0.002614" calcext:value-type="float">
            <text:p>0.00261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04" calcext:value-type="float">
            <text:p>0.000804</text:p>
          </table:table-cell>
          <table:table-cell office:value-type="float" office:value="0.001478" calcext:value-type="float">
            <text:p>0.001478</text:p>
          </table:table-cell>
          <table:table-cell office:value-type="float" office:value="0.000788" calcext:value-type="float">
            <text:p>0.000788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4501" calcext:value-type="float">
            <text:p>0.004501</text:p>
          </table:table-cell>
          <table:table-cell office:value-type="float" office:value="0.002967" calcext:value-type="float">
            <text:p>0.00296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.001522" calcext:value-type="float">
            <text:p>0.001522</text:p>
          </table:table-cell>
          <table:table-cell office:value-type="float" office:value="0.00382" calcext:value-type="float">
            <text:p>0.00382</text:p>
          </table:table-cell>
          <table:table-cell office:value-type="float" office:value="0.002287" calcext:value-type="float">
            <text:p>0.00228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01742" calcext:value-type="float">
            <text:p>0.001742</text:p>
          </table:table-cell>
          <table:table-cell office:value-type="float" office:value="0.003976" calcext:value-type="float">
            <text:p>0.003976</text:p>
          </table:table-cell>
          <table:table-cell office:value-type="float" office:value="0.002259" calcext:value-type="float">
            <text:p>0.00225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0.001939" calcext:value-type="float">
            <text:p>0.001939</text:p>
          </table:table-cell>
          <table:table-cell office:value-type="float" office:value="0.004286" calcext:value-type="float">
            <text:p>0.004286</text:p>
          </table:table-cell>
          <table:table-cell office:value-type="float" office:value="0.002071" calcext:value-type="float">
            <text:p>0.00207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2887" calcext:value-type="float">
            <text:p>0.00288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0.002098" calcext:value-type="float">
            <text:p>0.002098</text:p>
          </table:table-cell>
          <table:table-cell office:value-type="float" office:value="0.004801" calcext:value-type="float">
            <text:p>0.004801</text:p>
          </table:table-cell>
          <table:table-cell office:value-type="float" office:value="0.002181" calcext:value-type="float">
            <text:p>0.00218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.004578" calcext:value-type="float">
            <text:p>0.004578</text:p>
          </table:table-cell>
          <table:table-cell office:value-type="float" office:value="0.002358" calcext:value-type="float">
            <text:p>0.00235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.001738" calcext:value-type="float">
            <text:p>0.001738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001532" calcext:value-type="float">
            <text:p>0.001532</text:p>
          </table:table-cell>
          <table:table-cell office:value-type="float" office:value="0.004098" calcext:value-type="float">
            <text:p>0.004098</text:p>
          </table:table-cell>
          <table:table-cell office:value-type="float" office:value="0.00297" calcext:value-type="float">
            <text:p>0.0029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.001271" calcext:value-type="float">
            <text:p>0.001271</text:p>
          </table:table-cell>
          <table:table-cell office:value-type="float" office:value="0.000862" calcext:value-type="float">
            <text:p>0.000862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0.004775" calcext:value-type="float">
            <text:p>0.004775</text:p>
          </table:table-cell>
          <table:table-cell office:value-type="float" office:value="0.002602" calcext:value-type="float">
            <text:p>0.00260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.001434" calcext:value-type="float">
            <text:p>0.001434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1642" calcext:value-type="float">
            <text:p>0.001642</text:p>
          </table:table-cell>
          <table:table-cell office:value-type="float" office:value="0.004062" calcext:value-type="float">
            <text:p>0.004062</text:p>
          </table:table-cell>
          <table:table-cell office:value-type="float" office:value="0.002341" calcext:value-type="float">
            <text:p>0.00234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004128" calcext:value-type="float">
            <text:p>0.004128</text:p>
          </table:table-cell>
          <table:table-cell office:value-type="float" office:value="0.002386" calcext:value-type="float">
            <text:p>0.00238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4171" calcext:value-type="float">
            <text:p>0.014171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3692" calcext:value-type="float">
            <text:p>0.013692</text:p>
          </table:table-cell>
          <table:table-cell office:value-type="float" office:value="0.026968" calcext:value-type="float">
            <text:p>0.026968</text:p>
          </table:table-cell>
          <table:table-cell office:value-type="float" office:value="0.000681" calcext:value-type="float">
            <text:p>0.00068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416" calcext:value-type="float">
            <text:p>0.010416</text:p>
          </table:table-cell>
          <table:table-cell office:value-type="float" office:value="0.014974" calcext:value-type="float">
            <text:p>0.014974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12284" calcext:value-type="float">
            <text:p>0.012284</text:p>
          </table:table-cell>
          <table:table-cell office:value-type="float" office:value="0.025686" calcext:value-type="float">
            <text:p>0.025686</text:p>
          </table:table-cell>
          <table:table-cell office:value-type="float" office:value="0.000668" calcext:value-type="float">
            <text:p>0.00066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619" calcext:value-type="float">
            <text:p>0.010619</text:p>
          </table:table-cell>
          <table:table-cell office:value-type="float" office:value="0.014704" calcext:value-type="float">
            <text:p>0.014704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174" calcext:value-type="float">
            <text:p>0.01174</text:p>
          </table:table-cell>
          <table:table-cell office:value-type="float" office:value="0.025099" calcext:value-type="float">
            <text:p>0.025099</text:p>
          </table:table-cell>
          <table:table-cell office:value-type="float" office:value="0.000662" calcext:value-type="float">
            <text:p>0.00066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558" calcext:value-type="float">
            <text:p>0.010558</text:p>
          </table:table-cell>
          <table:table-cell office:value-type="float" office:value="0.014656" calcext:value-type="float">
            <text:p>0.014656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2451" calcext:value-type="float">
            <text:p>0.012451</text:p>
          </table:table-cell>
          <table:table-cell office:value-type="float" office:value="0.027406" calcext:value-type="float">
            <text:p>0.027406</text:p>
          </table:table-cell>
          <table:table-cell office:value-type="float" office:value="0.000665" calcext:value-type="float">
            <text:p>0.00066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5469" calcext:value-type="float">
            <text:p>0.015469</text:p>
          </table:table-cell>
          <table:table-cell office:value-type="float" office:value="0.014938" calcext:value-type="float">
            <text:p>0.014938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3048" calcext:value-type="float">
            <text:p>0.013048</text:p>
          </table:table-cell>
          <table:table-cell office:value-type="float" office:value="0.027355" calcext:value-type="float">
            <text:p>0.027355</text:p>
          </table:table-cell>
          <table:table-cell office:value-type="float" office:value="0.000691" calcext:value-type="float">
            <text:p>0.00069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0.014833" calcext:value-type="float">
            <text:p>0.014833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2246" calcext:value-type="float">
            <text:p>0.012246</text:p>
          </table:table-cell>
          <table:table-cell office:value-type="float" office:value="0.02736" calcext:value-type="float">
            <text:p>0.02736</text:p>
          </table:table-cell>
          <table:table-cell office:value-type="float" office:value="0.000676" calcext:value-type="float">
            <text:p>0.00067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6734" calcext:value-type="float">
            <text:p>0.016734</text:p>
          </table:table-cell>
          <table:table-cell office:value-type="float" office:value="0.014928" calcext:value-type="float">
            <text:p>0.014928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2257" calcext:value-type="float">
            <text:p>0.012257</text:p>
          </table:table-cell>
          <table:table-cell office:value-type="float" office:value="0.026465" calcext:value-type="float">
            <text:p>0.026465</text:p>
          </table:table-cell>
          <table:table-cell office:value-type="float" office:value="0.00068" calcext:value-type="float">
            <text:p>0.0006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7434" calcext:value-type="float">
            <text:p>0.017434</text:p>
          </table:table-cell>
          <table:table-cell office:value-type="float" office:value="0.015057" calcext:value-type="float">
            <text:p>0.015057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12946" calcext:value-type="float">
            <text:p>0.012946</text:p>
          </table:table-cell>
          <table:table-cell office:value-type="float" office:value="0.027125" calcext:value-type="float">
            <text:p>0.027125</text:p>
          </table:table-cell>
          <table:table-cell office:value-type="float" office:value="0.000688" calcext:value-type="float">
            <text:p>0.00068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6748" calcext:value-type="float">
            <text:p>0.016748</text:p>
          </table:table-cell>
          <table:table-cell office:value-type="float" office:value="0.01485" calcext:value-type="float">
            <text:p>0.0148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1665" calcext:value-type="float">
            <text:p>0.011665</text:p>
          </table:table-cell>
          <table:table-cell office:value-type="float" office:value="0.025064" calcext:value-type="float">
            <text:p>0.025064</text:p>
          </table:table-cell>
          <table:table-cell office:value-type="float" office:value="0.000668" calcext:value-type="float">
            <text:p>0.00066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8165" calcext:value-type="float">
            <text:p>0.018165</text:p>
          </table:table-cell>
          <table:table-cell office:value-type="float" office:value="0.015043" calcext:value-type="float">
            <text:p>0.015043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3207" calcext:value-type="float">
            <text:p>0.013207</text:p>
          </table:table-cell>
          <table:table-cell office:value-type="float" office:value="0.025949" calcext:value-type="float">
            <text:p>0.025949</text:p>
          </table:table-cell>
          <table:table-cell office:value-type="float" office:value="0.000675" calcext:value-type="float">
            <text:p>0.00067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8477" calcext:value-type="float">
            <text:p>0.018477</text:p>
          </table:table-cell>
          <table:table-cell office:value-type="float" office:value="0.014942" calcext:value-type="float">
            <text:p>0.014942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151" calcext:value-type="float">
            <text:p>0.01151</text:p>
          </table:table-cell>
          <table:table-cell office:value-type="float" office:value="0.024727" calcext:value-type="float">
            <text:p>0.024727</text:p>
          </table:table-cell>
          <table:table-cell office:value-type="float" office:value="0.000663" calcext:value-type="float">
            <text:p>0.00066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6816" calcext:value-type="float">
            <text:p>0.016816</text:p>
          </table:table-cell>
          <table:table-cell office:value-type="float" office:value="0.015064" calcext:value-type="float">
            <text:p>0.015064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3549" calcext:value-type="float">
            <text:p>0.013549</text:p>
          </table:table-cell>
          <table:table-cell office:value-type="float" office:value="0.028878" calcext:value-type="float">
            <text:p>0.028878</text:p>
          </table:table-cell>
          <table:table-cell office:value-type="float" office:value="0.000677" calcext:value-type="float">
            <text:p>0.000677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7511" calcext:value-type="float">
            <text:p>0.017511</text:p>
          </table:table-cell>
          <table:table-cell office:value-type="float" office:value="0.014971" calcext:value-type="float">
            <text:p>0.014971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1938" calcext:value-type="float">
            <text:p>0.011938</text:p>
          </table:table-cell>
          <table:table-cell office:value-type="float" office:value="0.02499" calcext:value-type="float">
            <text:p>0.02499</text:p>
          </table:table-cell>
          <table:table-cell office:value-type="float" office:value="0.000683" calcext:value-type="float">
            <text:p>0.00068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6632" calcext:value-type="float">
            <text:p>0.016632</text:p>
          </table:table-cell>
          <table:table-cell office:value-type="float" office:value="0.015119" calcext:value-type="float">
            <text:p>0.015119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13248" calcext:value-type="float">
            <text:p>0.013248</text:p>
          </table:table-cell>
          <table:table-cell office:value-type="float" office:value="0.029079" calcext:value-type="float">
            <text:p>0.029079</text:p>
          </table:table-cell>
          <table:table-cell office:value-type="float" office:value="0.000674" calcext:value-type="float">
            <text:p>0.00067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7465" calcext:value-type="float">
            <text:p>0.017465</text:p>
          </table:table-cell>
          <table:table-cell office:value-type="float" office:value="0.01489" calcext:value-type="float">
            <text:p>0.01489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2664" calcext:value-type="float">
            <text:p>0.012664</text:p>
          </table:table-cell>
          <table:table-cell office:value-type="float" office:value="0.027177" calcext:value-type="float">
            <text:p>0.027177</text:p>
          </table:table-cell>
          <table:table-cell office:value-type="float" office:value="0.000674" calcext:value-type="float">
            <text:p>0.000674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7006" calcext:value-type="float">
            <text:p>0.017006</text:p>
          </table:table-cell>
          <table:table-cell office:value-type="float" office:value="0.015052" calcext:value-type="float">
            <text:p>0.015052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3068" calcext:value-type="float">
            <text:p>0.013068</text:p>
          </table:table-cell>
          <table:table-cell office:value-type="float" office:value="0.028606" calcext:value-type="float">
            <text:p>0.028606</text:p>
          </table:table-cell>
          <table:table-cell office:value-type="float" office:value="0.000688" calcext:value-type="float">
            <text:p>0.00068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8242" calcext:value-type="float">
            <text:p>0.018242</text:p>
          </table:table-cell>
          <table:table-cell office:value-type="float" office:value="0.01502" calcext:value-type="float">
            <text:p>0.01502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2735" calcext:value-type="float">
            <text:p>0.012735</text:p>
          </table:table-cell>
          <table:table-cell office:value-type="float" office:value="0.027657" calcext:value-type="float">
            <text:p>0.027657</text:p>
          </table:table-cell>
          <table:table-cell office:value-type="float" office:value="0.000679" calcext:value-type="float">
            <text:p>0.00067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6822" calcext:value-type="float">
            <text:p>0.016822</text:p>
          </table:table-cell>
          <table:table-cell office:value-type="float" office:value="0.014779" calcext:value-type="float">
            <text:p>0.014779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2402" calcext:value-type="float">
            <text:p>0.012402</text:p>
          </table:table-cell>
          <table:table-cell office:value-type="float" office:value="0.027727" calcext:value-type="float">
            <text:p>0.027727</text:p>
          </table:table-cell>
          <table:table-cell office:value-type="float" office:value="0.000672" calcext:value-type="float">
            <text:p>0.00067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4962" calcext:value-type="float">
            <text:p>0.014962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28641" calcext:value-type="float">
            <text:p>0.028641</text:p>
          </table:table-cell>
          <table:table-cell office:value-type="float" office:value="0.000668" calcext:value-type="float">
            <text:p>0.00066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7256" calcext:value-type="float">
            <text:p>0.017256</text:p>
          </table:table-cell>
          <table:table-cell office:value-type="float" office:value="0.014924" calcext:value-type="float">
            <text:p>0.014924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233" calcext:value-type="float">
            <text:p>0.01233</text:p>
          </table:table-cell>
          <table:table-cell office:value-type="float" office:value="0.027759" calcext:value-type="float">
            <text:p>0.027759</text:p>
          </table:table-cell>
          <table:table-cell office:value-type="float" office:value="0.000689" calcext:value-type="float">
            <text:p>0.00068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8002" calcext:value-type="float">
            <text:p>0.018002</text:p>
          </table:table-cell>
          <table:table-cell office:value-type="float" office:value="0.014788" calcext:value-type="float">
            <text:p>0.014788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3779" calcext:value-type="float">
            <text:p>0.013779</text:p>
          </table:table-cell>
          <table:table-cell office:value-type="float" office:value="0.027187" calcext:value-type="float">
            <text:p>0.027187</text:p>
          </table:table-cell>
          <table:table-cell office:value-type="float" office:value="0.000682" calcext:value-type="float">
            <text:p>0.000682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7322" calcext:value-type="float">
            <text:p>0.017322</text:p>
          </table:table-cell>
          <table:table-cell office:value-type="float" office:value="0.014814" calcext:value-type="float">
            <text:p>0.014814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1694" calcext:value-type="float">
            <text:p>0.011694</text:p>
          </table:table-cell>
          <table:table-cell office:value-type="float" office:value="0.026796" calcext:value-type="float">
            <text:p>0.026796</text:p>
          </table:table-cell>
          <table:table-cell office:value-type="float" office:value="0.000783" calcext:value-type="float">
            <text:p>0.00078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518" calcext:value-type="float">
            <text:p>0.010518</text:p>
          </table:table-cell>
          <table:table-cell office:value-type="float" office:value="0.014857" calcext:value-type="float">
            <text:p>0.014857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2192" calcext:value-type="float">
            <text:p>0.012192</text:p>
          </table:table-cell>
          <table:table-cell office:value-type="float" office:value="0.026856" calcext:value-type="float">
            <text:p>0.026856</text:p>
          </table:table-cell>
          <table:table-cell office:value-type="float" office:value="0.000669" calcext:value-type="float">
            <text:p>0.000669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474" calcext:value-type="float">
            <text:p>0.010474</text:p>
          </table:table-cell>
          <table:table-cell office:value-type="float" office:value="0.014931" calcext:value-type="float">
            <text:p>0.014931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28531" calcext:value-type="float">
            <text:p>0.028531</text:p>
          </table:table-cell>
          <table:table-cell office:value-type="float" office:value="0.000673" calcext:value-type="float">
            <text:p>0.000673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529" calcext:value-type="float">
            <text:p>0.010529</text:p>
          </table:table-cell>
          <table:table-cell office:value-type="float" office:value="0.014634" calcext:value-type="float">
            <text:p>0.014634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2784" calcext:value-type="float">
            <text:p>0.012784</text:p>
          </table:table-cell>
          <table:table-cell office:value-type="float" office:value="0.028533" calcext:value-type="float">
            <text:p>0.028533</text:p>
          </table:table-cell>
          <table:table-cell office:value-type="float" office:value="0.000666" calcext:value-type="float">
            <text:p>0.00066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5652" calcext:value-type="float">
            <text:p>0.015652</text:p>
          </table:table-cell>
          <table:table-cell office:value-type="float" office:value="0.014894" calcext:value-type="float">
            <text:p>0.014894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3167" calcext:value-type="float">
            <text:p>0.013167</text:p>
          </table:table-cell>
          <table:table-cell office:value-type="float" office:value="0.027599" calcext:value-type="float">
            <text:p>0.027599</text:p>
          </table:table-cell>
          <table:table-cell office:value-type="float" office:value="0.000688" calcext:value-type="float">
            <text:p>0.00068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8119" calcext:value-type="float">
            <text:p>0.018119</text:p>
          </table:table-cell>
          <table:table-cell office:value-type="float" office:value="0.014808" calcext:value-type="float">
            <text:p>0.014808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4459" calcext:value-type="float">
            <text:p>0.014459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00686" calcext:value-type="float">
            <text:p>0.00068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7529" calcext:value-type="float">
            <text:p>0.017529</text:p>
          </table:table-cell>
          <table:table-cell office:value-type="float" office:value="0.014821" calcext:value-type="float">
            <text:p>0.014821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1975" calcext:value-type="float">
            <text:p>0.011975</text:p>
          </table:table-cell>
          <table:table-cell office:value-type="float" office:value="0.027829" calcext:value-type="float">
            <text:p>0.027829</text:p>
          </table:table-cell>
          <table:table-cell office:value-type="float" office:value="0.000676" calcext:value-type="float">
            <text:p>0.000676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6753" calcext:value-type="float">
            <text:p>0.016753</text:p>
          </table:table-cell>
          <table:table-cell office:value-type="float" office:value="0.014861" calcext:value-type="float">
            <text:p>0.014861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1652" calcext:value-type="float">
            <text:p>0.011652</text:p>
          </table:table-cell>
          <table:table-cell office:value-type="float" office:value="0.027463" calcext:value-type="float">
            <text:p>0.027463</text:p>
          </table:table-cell>
          <table:table-cell office:value-type="float" office:value="0.00068" calcext:value-type="float">
            <text:p>0.00068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0.014927" calcext:value-type="float">
            <text:p>0.014927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027065" calcext:value-type="float">
            <text:p>0.027065</text:p>
          </table:table-cell>
          <table:table-cell office:value-type="float" office:value="0.000682" calcext:value-type="float">
            <text:p>0.00068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2966" calcext:value-type="float">
            <text:p>0.012966</text:p>
          </table:table-cell>
          <table:table-cell office:value-type="float" office:value="0.009169" calcext:value-type="float">
            <text:p>0.009169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10231" calcext:value-type="float">
            <text:p>0.010231</text:p>
          </table:table-cell>
          <table:table-cell office:value-type="float" office:value="0.027088" calcext:value-type="float">
            <text:p>0.027088</text:p>
          </table:table-cell>
          <table:table-cell office:value-type="float" office:value="0.001399" calcext:value-type="float">
            <text:p>0.00139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0169" calcext:value-type="float">
            <text:p>0.010169</text:p>
          </table:table-cell>
          <table:table-cell office:value-type="float" office:value="0.008484" calcext:value-type="float">
            <text:p>0.008484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10491" calcext:value-type="float">
            <text:p>0.010491</text:p>
          </table:table-cell>
          <table:table-cell office:value-type="float" office:value="0.027736" calcext:value-type="float">
            <text:p>0.027736</text:p>
          </table:table-cell>
          <table:table-cell office:value-type="float" office:value="0.001401" calcext:value-type="float">
            <text:p>0.00140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0.009797" calcext:value-type="float">
            <text:p>0.009797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9337" calcext:value-type="float">
            <text:p>0.009337</text:p>
          </table:table-cell>
          <table:table-cell office:value-type="float" office:value="0.026475" calcext:value-type="float">
            <text:p>0.026475</text:p>
          </table:table-cell>
          <table:table-cell office:value-type="float" office:value="0.001549" calcext:value-type="float">
            <text:p>0.00154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8966" calcext:value-type="float">
            <text:p>0.008966</text:p>
          </table:table-cell>
          <table:table-cell office:value-type="float" office:value="0.009836" calcext:value-type="float">
            <text:p>0.009836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10869" calcext:value-type="float">
            <text:p>0.010869</text:p>
          </table:table-cell>
          <table:table-cell office:value-type="float" office:value="0.028311" calcext:value-type="float">
            <text:p>0.028311</text:p>
          </table:table-cell>
          <table:table-cell office:value-type="float" office:value="0.00141" calcext:value-type="float">
            <text:p>0.0014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008829" calcext:value-type="float">
            <text:p>0.008829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10259" calcext:value-type="float">
            <text:p>0.010259</text:p>
          </table:table-cell>
          <table:table-cell office:value-type="float" office:value="0.027497" calcext:value-type="float">
            <text:p>0.027497</text:p>
          </table:table-cell>
          <table:table-cell office:value-type="float" office:value="0.001249" calcext:value-type="float">
            <text:p>0.00124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3826" calcext:value-type="float">
            <text:p>0.013826</text:p>
          </table:table-cell>
          <table:table-cell office:value-type="float" office:value="0.008227" calcext:value-type="float">
            <text:p>0.008227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9947" calcext:value-type="float">
            <text:p>0.009947</text:p>
          </table:table-cell>
          <table:table-cell office:value-type="float" office:value="0.027902" calcext:value-type="float">
            <text:p>0.027902</text:p>
          </table:table-cell>
          <table:table-cell office:value-type="float" office:value="0.001247" calcext:value-type="float">
            <text:p>0.00124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847" calcext:value-type="float">
            <text:p>0.006847</text:p>
          </table:table-cell>
          <table:table-cell office:value-type="float" office:value="0.010908" calcext:value-type="float">
            <text:p>0.010908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9677" calcext:value-type="float">
            <text:p>0.009677</text:p>
          </table:table-cell>
          <table:table-cell office:value-type="float" office:value="0.027804" calcext:value-type="float">
            <text:p>0.027804</text:p>
          </table:table-cell>
          <table:table-cell office:value-type="float" office:value="0.001267" calcext:value-type="float">
            <text:p>0.00126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517" calcext:value-type="float">
            <text:p>0.006517</text:p>
          </table:table-cell>
          <table:table-cell office:value-type="float" office:value="0.008222" calcext:value-type="float">
            <text:p>0.008222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10487" calcext:value-type="float">
            <text:p>0.010487</text:p>
          </table:table-cell>
          <table:table-cell office:value-type="float" office:value="0.026247" calcext:value-type="float">
            <text:p>0.026247</text:p>
          </table:table-cell>
          <table:table-cell office:value-type="float" office:value="0.001218" calcext:value-type="float">
            <text:p>0.00121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4281" calcext:value-type="float">
            <text:p>0.014281</text:p>
          </table:table-cell>
          <table:table-cell office:value-type="float" office:value="0.008349" calcext:value-type="float">
            <text:p>0.008349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9801" calcext:value-type="float">
            <text:p>0.009801</text:p>
          </table:table-cell>
          <table:table-cell office:value-type="float" office:value="0.02884" calcext:value-type="float">
            <text:p>0.02884</text:p>
          </table:table-cell>
          <table:table-cell office:value-type="float" office:value="0.001382" calcext:value-type="float">
            <text:p>0.00138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5137" calcext:value-type="float">
            <text:p>0.015137</text:p>
          </table:table-cell>
          <table:table-cell office:value-type="float" office:value="0.008127" calcext:value-type="float">
            <text:p>0.008127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9985" calcext:value-type="float">
            <text:p>0.009985</text:p>
          </table:table-cell>
          <table:table-cell office:value-type="float" office:value="0.027846" calcext:value-type="float">
            <text:p>0.027846</text:p>
          </table:table-cell>
          <table:table-cell office:value-type="float" office:value="0.001239" calcext:value-type="float">
            <text:p>0.00123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394" calcext:value-type="float">
            <text:p>0.006394</text:p>
          </table:table-cell>
          <table:table-cell office:value-type="float" office:value="0.008777" calcext:value-type="float">
            <text:p>0.00877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11142" calcext:value-type="float">
            <text:p>0.011142</text:p>
          </table:table-cell>
          <table:table-cell office:value-type="float" office:value="0.027367" calcext:value-type="float">
            <text:p>0.027367</text:p>
          </table:table-cell>
          <table:table-cell office:value-type="float" office:value="0.001238" calcext:value-type="float">
            <text:p>0.00123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9114" calcext:value-type="float">
            <text:p>0.009114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978" calcext:value-type="float">
            <text:p>0.00978</text:p>
          </table:table-cell>
          <table:table-cell office:value-type="float" office:value="0.026408" calcext:value-type="float">
            <text:p>0.026408</text:p>
          </table:table-cell>
          <table:table-cell office:value-type="float" office:value="0.001377" calcext:value-type="float">
            <text:p>0.00137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1382" calcext:value-type="float">
            <text:p>0.011382</text:p>
          </table:table-cell>
          <table:table-cell office:value-type="float" office:value="0.010105" calcext:value-type="float">
            <text:p>0.01010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10334" calcext:value-type="float">
            <text:p>0.010334</text:p>
          </table:table-cell>
          <table:table-cell office:value-type="float" office:value="0.028363" calcext:value-type="float">
            <text:p>0.028363</text:p>
          </table:table-cell>
          <table:table-cell office:value-type="float" office:value="0.001309" calcext:value-type="float">
            <text:p>0.00130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9595" calcext:value-type="float">
            <text:p>0.009595</text:p>
          </table:table-cell>
          <table:table-cell office:value-type="float" office:value="0.009693" calcext:value-type="float">
            <text:p>0.009693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10039" calcext:value-type="float">
            <text:p>0.010039</text:p>
          </table:table-cell>
          <table:table-cell office:value-type="float" office:value="0.027466" calcext:value-type="float">
            <text:p>0.027466</text:p>
          </table:table-cell>
          <table:table-cell office:value-type="float" office:value="0.00131" calcext:value-type="float">
            <text:p>0.0013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9375" calcext:value-type="float">
            <text:p>0.009375</text:p>
          </table:table-cell>
          <table:table-cell office:value-type="float" office:value="0.009921" calcext:value-type="float">
            <text:p>0.009921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9405" calcext:value-type="float">
            <text:p>0.009405</text:p>
          </table:table-cell>
          <table:table-cell office:value-type="float" office:value="0.027051" calcext:value-type="float">
            <text:p>0.027051</text:p>
          </table:table-cell>
          <table:table-cell office:value-type="float" office:value="0.001276" calcext:value-type="float">
            <text:p>0.00127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3358" calcext:value-type="float">
            <text:p>0.013358</text:p>
          </table:table-cell>
          <table:table-cell office:value-type="float" office:value="0.008047" calcext:value-type="float">
            <text:p>0.008047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9763" calcext:value-type="float">
            <text:p>0.009763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0.001374" calcext:value-type="float">
            <text:p>0.00137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08182" calcext:value-type="float">
            <text:p>0.00818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11978" calcext:value-type="float">
            <text:p>0.011978</text:p>
          </table:table-cell>
          <table:table-cell office:value-type="float" office:value="0.026745" calcext:value-type="float">
            <text:p>0.026745</text:p>
          </table:table-cell>
          <table:table-cell office:value-type="float" office:value="0.001481" calcext:value-type="float">
            <text:p>0.00148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789" calcext:value-type="float">
            <text:p>0.006789</text:p>
          </table:table-cell>
          <table:table-cell office:value-type="float" office:value="0.010938" calcext:value-type="float">
            <text:p>0.010938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10705" calcext:value-type="float">
            <text:p>0.010705</text:p>
          </table:table-cell>
          <table:table-cell office:value-type="float" office:value="0.028268" calcext:value-type="float">
            <text:p>0.028268</text:p>
          </table:table-cell>
          <table:table-cell office:value-type="float" office:value="0.001338" calcext:value-type="float">
            <text:p>0.00133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8037" calcext:value-type="float">
            <text:p>0.008037</text:p>
          </table:table-cell>
          <table:table-cell office:value-type="float" office:value="0.009471" calcext:value-type="float">
            <text:p>0.009471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797" calcext:value-type="float">
            <text:p>0.010797</text:p>
          </table:table-cell>
          <table:table-cell office:value-type="float" office:value="0.027297" calcext:value-type="float">
            <text:p>0.027297</text:p>
          </table:table-cell>
          <table:table-cell office:value-type="float" office:value="0.001268" calcext:value-type="float">
            <text:p>0.001268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7048" calcext:value-type="float">
            <text:p>0.007048</text:p>
          </table:table-cell>
          <table:table-cell office:value-type="float" office:value="0.011181" calcext:value-type="float">
            <text:p>0.011181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9169" calcext:value-type="float">
            <text:p>0.009169</text:p>
          </table:table-cell>
          <table:table-cell office:value-type="float" office:value="0.027225" calcext:value-type="float">
            <text:p>0.027225</text:p>
          </table:table-cell>
          <table:table-cell office:value-type="float" office:value="0.001374" calcext:value-type="float">
            <text:p>0.00137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7312" calcext:value-type="float">
            <text:p>0.007312</text:p>
          </table:table-cell>
          <table:table-cell office:value-type="float" office:value="0.009783" calcext:value-type="float">
            <text:p>0.009783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10088" calcext:value-type="float">
            <text:p>0.010088</text:p>
          </table:table-cell>
          <table:table-cell office:value-type="float" office:value="0.027377" calcext:value-type="float">
            <text:p>0.027377</text:p>
          </table:table-cell>
          <table:table-cell office:value-type="float" office:value="0.001282" calcext:value-type="float">
            <text:p>0.001282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08423" calcext:value-type="float">
            <text:p>0.008423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295" calcext:value-type="float">
            <text:p>0.010295</text:p>
          </table:table-cell>
          <table:table-cell office:value-type="float" office:value="0.027652" calcext:value-type="float">
            <text:p>0.027652</text:p>
          </table:table-cell>
          <table:table-cell office:value-type="float" office:value="0.001401" calcext:value-type="float">
            <text:p>0.001401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8478" calcext:value-type="float">
            <text:p>0.008478</text:p>
          </table:table-cell>
          <table:table-cell office:value-type="float" office:value="0.009714" calcext:value-type="float">
            <text:p>0.009714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10295" calcext:value-type="float">
            <text:p>0.010295</text:p>
          </table:table-cell>
          <table:table-cell office:value-type="float" office:value="0.026836" calcext:value-type="float">
            <text:p>0.026836</text:p>
          </table:table-cell>
          <table:table-cell office:value-type="float" office:value="0.001269" calcext:value-type="float">
            <text:p>0.001269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7288" calcext:value-type="float">
            <text:p>0.007288</text:p>
          </table:table-cell>
          <table:table-cell office:value-type="float" office:value="0.009031" calcext:value-type="float">
            <text:p>0.009031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9642" calcext:value-type="float">
            <text:p>0.009642</text:p>
          </table:table-cell>
          <table:table-cell office:value-type="float" office:value="0.02826" calcext:value-type="float">
            <text:p>0.02826</text:p>
          </table:table-cell>
          <table:table-cell office:value-type="float" office:value="0.001266" calcext:value-type="float">
            <text:p>0.001266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4057" calcext:value-type="float">
            <text:p>0.014057</text:p>
          </table:table-cell>
          <table:table-cell office:value-type="float" office:value="0.008704" calcext:value-type="float">
            <text:p>0.008704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10238" calcext:value-type="float">
            <text:p>0.010238</text:p>
          </table:table-cell>
          <table:table-cell office:value-type="float" office:value="0.027441" calcext:value-type="float">
            <text:p>0.027441</text:p>
          </table:table-cell>
          <table:table-cell office:value-type="float" office:value="0.001315" calcext:value-type="float">
            <text:p>0.001315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5136" calcext:value-type="float">
            <text:p>0.015136</text:p>
          </table:table-cell>
          <table:table-cell office:value-type="float" office:value="0.007992" calcext:value-type="float">
            <text:p>0.007992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9555" calcext:value-type="float">
            <text:p>0.009555</text:p>
          </table:table-cell>
          <table:table-cell office:value-type="float" office:value="0.027827" calcext:value-type="float">
            <text:p>0.027827</text:p>
          </table:table-cell>
          <table:table-cell office:value-type="float" office:value="0.001444" calcext:value-type="float">
            <text:p>0.001444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367" calcext:value-type="float">
            <text:p>0.01367</text:p>
          </table:table-cell>
          <table:table-cell office:value-type="float" office:value="0.009791" calcext:value-type="float">
            <text:p>0.009791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10025" calcext:value-type="float">
            <text:p>0.010025</text:p>
          </table:table-cell>
          <table:table-cell office:value-type="float" office:value="0.02873" calcext:value-type="float">
            <text:p>0.02873</text:p>
          </table:table-cell>
          <table:table-cell office:value-type="float" office:value="0.001297" calcext:value-type="float">
            <text:p>0.00129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3508" calcext:value-type="float">
            <text:p>0.013508</text:p>
          </table:table-cell>
          <table:table-cell office:value-type="float" office:value="0.008617" calcext:value-type="float">
            <text:p>0.008617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10793" calcext:value-type="float">
            <text:p>0.010793</text:p>
          </table:table-cell>
          <table:table-cell office:value-type="float" office:value="0.026571" calcext:value-type="float">
            <text:p>0.026571</text:p>
          </table:table-cell>
          <table:table-cell office:value-type="float" office:value="0.001317" calcext:value-type="float">
            <text:p>0.00131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0175" calcext:value-type="float">
            <text:p>0.01017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1012" calcext:value-type="float">
            <text:p>0.01012</text:p>
          </table:table-cell>
          <table:table-cell office:value-type="float" office:value="0.028357" calcext:value-type="float">
            <text:p>0.028357</text:p>
          </table:table-cell>
          <table:table-cell office:value-type="float" office:value="0.001297" calcext:value-type="float">
            <text:p>0.001297</text:p>
          </table:table-cell>
          <table:table-cell table:number-columns-repeated="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8848" calcext:value-type="float">
            <text:p>0.008848</text:p>
          </table:table-cell>
          <table:table-cell office:value-type="float" office:value="0.009483" calcext:value-type="float">
            <text:p>0.009483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10124" calcext:value-type="float">
            <text:p>0.010124</text:p>
          </table:table-cell>
          <table:table-cell office:value-type="float" office:value="0.027459" calcext:value-type="float">
            <text:p>0.027459</text:p>
          </table:table-cell>
          <table:table-cell office:value-type="float" office:value="0.001371" calcext:value-type="float">
            <text:p>0.00137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4955" calcext:value-type="float">
            <text:p>0.004955</text:p>
          </table:table-cell>
          <table:table-cell office:value-type="float" office:value="0.005792" calcext:value-type="float">
            <text:p>0.005792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.009504" calcext:value-type="float">
            <text:p>0.009504</text:p>
          </table:table-cell>
          <table:table-cell office:value-type="float" office:value="0.027271" calcext:value-type="float">
            <text:p>0.027271</text:p>
          </table:table-cell>
          <table:table-cell office:value-type="float" office:value="0.004042" calcext:value-type="float">
            <text:p>0.00404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07082" calcext:value-type="float">
            <text:p>0.007082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11579" calcext:value-type="float">
            <text:p>0.011579</text:p>
          </table:table-cell>
          <table:table-cell office:value-type="float" office:value="0.026235" calcext:value-type="float">
            <text:p>0.026235</text:p>
          </table:table-cell>
          <table:table-cell office:value-type="float" office:value="0.002986" calcext:value-type="float">
            <text:p>0.00298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154" calcext:value-type="float">
            <text:p>0.005154</text:p>
          </table:table-cell>
          <table:table-cell office:value-type="float" office:value="0.006338" calcext:value-type="float">
            <text:p>0.006338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1894" calcext:value-type="float">
            <text:p>0.011894</text:p>
          </table:table-cell>
          <table:table-cell office:value-type="float" office:value="0.026066" calcext:value-type="float">
            <text:p>0.026066</text:p>
          </table:table-cell>
          <table:table-cell office:value-type="float" office:value="0.003161" calcext:value-type="float">
            <text:p>0.00316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4202" calcext:value-type="float">
            <text:p>0.004202</text:p>
          </table:table-cell>
          <table:table-cell office:value-type="float" office:value="0.004364" calcext:value-type="float">
            <text:p>0.004364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8291" calcext:value-type="float">
            <text:p>0.008291</text:p>
          </table:table-cell>
          <table:table-cell office:value-type="float" office:value="0.025839" calcext:value-type="float">
            <text:p>0.025839</text:p>
          </table:table-cell>
          <table:table-cell office:value-type="float" office:value="0.003722" calcext:value-type="float">
            <text:p>0.00372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4882" calcext:value-type="float">
            <text:p>0.004882</text:p>
          </table:table-cell>
          <table:table-cell office:value-type="float" office:value="0.00437" calcext:value-type="float">
            <text:p>0.00437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827" calcext:value-type="float">
            <text:p>0.00827</text:p>
          </table:table-cell>
          <table:table-cell office:value-type="float" office:value="0.027471" calcext:value-type="float">
            <text:p>0.027471</text:p>
          </table:table-cell>
          <table:table-cell office:value-type="float" office:value="0.003416" calcext:value-type="float">
            <text:p>0.00341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737" calcext:value-type="float">
            <text:p>0.003737</text:p>
          </table:table-cell>
          <table:table-cell office:value-type="float" office:value="0.004375" calcext:value-type="float">
            <text:p>0.00437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10011" calcext:value-type="float">
            <text:p>0.010011</text:p>
          </table:table-cell>
          <table:table-cell office:value-type="float" office:value="0.024671" calcext:value-type="float">
            <text:p>0.024671</text:p>
          </table:table-cell>
          <table:table-cell office:value-type="float" office:value="0.003184" calcext:value-type="float">
            <text:p>0.00318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4639" calcext:value-type="float">
            <text:p>0.004639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.009368" calcext:value-type="float">
            <text:p>0.009368</text:p>
          </table:table-cell>
          <table:table-cell office:value-type="float" office:value="0.027156" calcext:value-type="float">
            <text:p>0.027156</text:p>
          </table:table-cell>
          <table:table-cell office:value-type="float" office:value="0.003451" calcext:value-type="float">
            <text:p>0.00345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0.006029" calcext:value-type="float">
            <text:p>0.006029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11378" calcext:value-type="float">
            <text:p>0.011378</text:p>
          </table:table-cell>
          <table:table-cell office:value-type="float" office:value="0.025455" calcext:value-type="float">
            <text:p>0.025455</text:p>
          </table:table-cell>
          <table:table-cell office:value-type="float" office:value="0.00285" calcext:value-type="float">
            <text:p>0.0028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906" calcext:value-type="float">
            <text:p>0.003906</text:p>
          </table:table-cell>
          <table:table-cell office:value-type="float" office:value="0.004527" calcext:value-type="float">
            <text:p>0.004527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8835" calcext:value-type="float">
            <text:p>0.008835</text:p>
          </table:table-cell>
          <table:table-cell office:value-type="float" office:value="0.026178" calcext:value-type="float">
            <text:p>0.026178</text:p>
          </table:table-cell>
          <table:table-cell office:value-type="float" office:value="0.00311" calcext:value-type="float">
            <text:p>0.0031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775" calcext:value-type="float">
            <text:p>0.003775</text:p>
          </table:table-cell>
          <table:table-cell office:value-type="float" office:value="0.004444" calcext:value-type="float">
            <text:p>0.004444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8893" calcext:value-type="float">
            <text:p>0.008893</text:p>
          </table:table-cell>
          <table:table-cell office:value-type="float" office:value="0.025752" calcext:value-type="float">
            <text:p>0.025752</text:p>
          </table:table-cell>
          <table:table-cell office:value-type="float" office:value="0.00347" calcext:value-type="float">
            <text:p>0.0034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103" calcext:value-type="float">
            <text:p>0.006103</text:p>
          </table:table-cell>
          <table:table-cell office:value-type="float" office:value="0.006896" calcext:value-type="float">
            <text:p>0.00689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.011051" calcext:value-type="float">
            <text:p>0.011051</text:p>
          </table:table-cell>
          <table:table-cell office:value-type="float" office:value="0.026206" calcext:value-type="float">
            <text:p>0.026206</text:p>
          </table:table-cell>
          <table:table-cell office:value-type="float" office:value="0.003217" calcext:value-type="float">
            <text:p>0.003217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7712" calcext:value-type="float">
            <text:p>0.007712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10616" calcext:value-type="float">
            <text:p>0.010616</text:p>
          </table:table-cell>
          <table:table-cell office:value-type="float" office:value="0.026658" calcext:value-type="float">
            <text:p>0.026658</text:p>
          </table:table-cell>
          <table:table-cell office:value-type="float" office:value="0.003161" calcext:value-type="float">
            <text:p>0.00316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4013" calcext:value-type="float">
            <text:p>0.004013</text:p>
          </table:table-cell>
          <table:table-cell office:value-type="float" office:value="0.004748" calcext:value-type="float">
            <text:p>0.004748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8987" calcext:value-type="float">
            <text:p>0.008987</text:p>
          </table:table-cell>
          <table:table-cell office:value-type="float" office:value="0.027229" calcext:value-type="float">
            <text:p>0.027229</text:p>
          </table:table-cell>
          <table:table-cell office:value-type="float" office:value="0.003479" calcext:value-type="float">
            <text:p>0.00347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139" calcext:value-type="float">
            <text:p>0.005139</text:p>
          </table:table-cell>
          <table:table-cell office:value-type="float" office:value="0.006445" calcext:value-type="float">
            <text:p>0.006445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.011647" calcext:value-type="float">
            <text:p>0.011647</text:p>
          </table:table-cell>
          <table:table-cell office:value-type="float" office:value="0.026392" calcext:value-type="float">
            <text:p>0.026392</text:p>
          </table:table-cell>
          <table:table-cell office:value-type="float" office:value="0.003194" calcext:value-type="float">
            <text:p>0.00319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712" calcext:value-type="float">
            <text:p>0.003712</text:p>
          </table:table-cell>
          <table:table-cell office:value-type="float" office:value="0.004745" calcext:value-type="float">
            <text:p>0.00474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25455" calcext:value-type="float">
            <text:p>0.025455</text:p>
          </table:table-cell>
          <table:table-cell office:value-type="float" office:value="0.003573" calcext:value-type="float">
            <text:p>0.003573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769" calcext:value-type="float">
            <text:p>0.003769</text:p>
          </table:table-cell>
          <table:table-cell office:value-type="float" office:value="0.004444" calcext:value-type="float">
            <text:p>0.004444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8543" calcext:value-type="float">
            <text:p>0.008543</text:p>
          </table:table-cell>
          <table:table-cell office:value-type="float" office:value="0.026436" calcext:value-type="float">
            <text:p>0.026436</text:p>
          </table:table-cell>
          <table:table-cell office:value-type="float" office:value="0.003882" calcext:value-type="float">
            <text:p>0.00388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04321" calcext:value-type="float">
            <text:p>0.00432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27728" calcext:value-type="float">
            <text:p>0.027728</text:p>
          </table:table-cell>
          <table:table-cell office:value-type="float" office:value="0.003384" calcext:value-type="float">
            <text:p>0.00338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885" calcext:value-type="float">
            <text:p>0.005885</text:p>
          </table:table-cell>
          <table:table-cell office:value-type="float" office:value="0.006772" calcext:value-type="float">
            <text:p>0.00677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9414" calcext:value-type="float">
            <text:p>0.009414</text:p>
          </table:table-cell>
          <table:table-cell office:value-type="float" office:value="0.025435" calcext:value-type="float">
            <text:p>0.025435</text:p>
          </table:table-cell>
          <table:table-cell office:value-type="float" office:value="0.00371" calcext:value-type="float">
            <text:p>0.0037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4581" calcext:value-type="float">
            <text:p>0.004581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8581" calcext:value-type="float">
            <text:p>0.008581</text:p>
          </table:table-cell>
          <table:table-cell office:value-type="float" office:value="0.024632" calcext:value-type="float">
            <text:p>0.024632</text:p>
          </table:table-cell>
          <table:table-cell office:value-type="float" office:value="0.003494" calcext:value-type="float">
            <text:p>0.00349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891" calcext:value-type="float">
            <text:p>0.003891</text:p>
          </table:table-cell>
          <table:table-cell office:value-type="float" office:value="0.004389" calcext:value-type="float">
            <text:p>0.00438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9269" calcext:value-type="float">
            <text:p>0.009269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03572" calcext:value-type="float">
            <text:p>0.00357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751" calcext:value-type="float">
            <text:p>0.003751</text:p>
          </table:table-cell>
          <table:table-cell office:value-type="float" office:value="0.005474" calcext:value-type="float">
            <text:p>0.005474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8755" calcext:value-type="float">
            <text:p>0.008755</text:p>
          </table:table-cell>
          <table:table-cell office:value-type="float" office:value="0.025638" calcext:value-type="float">
            <text:p>0.025638</text:p>
          </table:table-cell>
          <table:table-cell office:value-type="float" office:value="0.003392" calcext:value-type="float">
            <text:p>0.00339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846" calcext:value-type="float">
            <text:p>0.003846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8861" calcext:value-type="float">
            <text:p>0.008861</text:p>
          </table:table-cell>
          <table:table-cell office:value-type="float" office:value="0.026407" calcext:value-type="float">
            <text:p>0.026407</text:p>
          </table:table-cell>
          <table:table-cell office:value-type="float" office:value="0.003754" calcext:value-type="float">
            <text:p>0.003754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6207" calcext:value-type="float">
            <text:p>0.006207</text:p>
          </table:table-cell>
          <table:table-cell office:value-type="float" office:value="0.006977" calcext:value-type="float">
            <text:p>0.00697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10542" calcext:value-type="float">
            <text:p>0.010542</text:p>
          </table:table-cell>
          <table:table-cell office:value-type="float" office:value="0.025732" calcext:value-type="float">
            <text:p>0.025732</text:p>
          </table:table-cell>
          <table:table-cell office:value-type="float" office:value="0.003091" calcext:value-type="float">
            <text:p>0.00309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0.007363" calcext:value-type="float">
            <text:p>0.007363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10775" calcext:value-type="float">
            <text:p>0.010775</text:p>
          </table:table-cell>
          <table:table-cell office:value-type="float" office:value="0.026841" calcext:value-type="float">
            <text:p>0.026841</text:p>
          </table:table-cell>
          <table:table-cell office:value-type="float" office:value="0.00296" calcext:value-type="float">
            <text:p>0.00296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8404" calcext:value-type="float">
            <text:p>0.008404</text:p>
          </table:table-cell>
          <table:table-cell office:value-type="float" office:value="0.006872" calcext:value-type="float">
            <text:p>0.006872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11725" calcext:value-type="float">
            <text:p>0.011725</text:p>
          </table:table-cell>
          <table:table-cell office:value-type="float" office:value="0.026116" calcext:value-type="float">
            <text:p>0.026116</text:p>
          </table:table-cell>
          <table:table-cell office:value-type="float" office:value="0.002809" calcext:value-type="float">
            <text:p>0.00280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004335" calcext:value-type="float">
            <text:p>0.00433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8395" calcext:value-type="float">
            <text:p>0.008395</text:p>
          </table:table-cell>
          <table:table-cell office:value-type="float" office:value="0.026694" calcext:value-type="float">
            <text:p>0.026694</text:p>
          </table:table-cell>
          <table:table-cell office:value-type="float" office:value="0.003632" calcext:value-type="float">
            <text:p>0.003632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743" calcext:value-type="float">
            <text:p>0.003743</text:p>
          </table:table-cell>
          <table:table-cell office:value-type="float" office:value="0.004703" calcext:value-type="float">
            <text:p>0.00470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9546" calcext:value-type="float">
            <text:p>0.009546</text:p>
          </table:table-cell>
          <table:table-cell office:value-type="float" office:value="0.026673" calcext:value-type="float">
            <text:p>0.026673</text:p>
          </table:table-cell>
          <table:table-cell office:value-type="float" office:value="0.003465" calcext:value-type="float">
            <text:p>0.003465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5974" calcext:value-type="float">
            <text:p>0.005974</text:p>
          </table:table-cell>
          <table:table-cell office:value-type="float" office:value="0.004382" calcext:value-type="float">
            <text:p>0.00438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8365" calcext:value-type="float">
            <text:p>0.008365</text:p>
          </table:table-cell>
          <table:table-cell office:value-type="float" office:value="0.027271" calcext:value-type="float">
            <text:p>0.027271</text:p>
          </table:table-cell>
          <table:table-cell office:value-type="float" office:value="0.003801" calcext:value-type="float">
            <text:p>0.003801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732" calcext:value-type="float">
            <text:p>0.003732</text:p>
          </table:table-cell>
          <table:table-cell office:value-type="float" office:value="0.004624" calcext:value-type="float">
            <text:p>0.004624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9636" calcext:value-type="float">
            <text:p>0.009636</text:p>
          </table:table-cell>
          <table:table-cell office:value-type="float" office:value="0.027472" calcext:value-type="float">
            <text:p>0.027472</text:p>
          </table:table-cell>
          <table:table-cell office:value-type="float" office:value="0.003439" calcext:value-type="float">
            <text:p>0.003439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723" calcext:value-type="float">
            <text:p>0.003723</text:p>
          </table:table-cell>
          <table:table-cell office:value-type="float" office:value="0.004368" calcext:value-type="float">
            <text:p>0.004368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8675" calcext:value-type="float">
            <text:p>0.008675</text:p>
          </table:table-cell>
          <table:table-cell office:value-type="float" office:value="0.025896" calcext:value-type="float">
            <text:p>0.025896</text:p>
          </table:table-cell>
          <table:table-cell office:value-type="float" office:value="0.003477" calcext:value-type="float">
            <text:p>0.00347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01" calcext:value-type="float">
            <text:p>0.002301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008507" calcext:value-type="float">
            <text:p>0.008507</text:p>
          </table:table-cell>
          <table:table-cell office:value-type="float" office:value="0.023254" calcext:value-type="float">
            <text:p>0.023254</text:p>
          </table:table-cell>
          <table:table-cell office:value-type="float" office:value="0.008148" calcext:value-type="float">
            <text:p>0.00814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21" calcext:value-type="float">
            <text:p>0.00232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7259" calcext:value-type="float">
            <text:p>0.007259</text:p>
          </table:table-cell>
          <table:table-cell office:value-type="float" office:value="0.024024" calcext:value-type="float">
            <text:p>0.024024</text:p>
          </table:table-cell>
          <table:table-cell office:value-type="float" office:value="0.007824" calcext:value-type="float">
            <text:p>0.00782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579" calcext:value-type="float">
            <text:p>0.002579</text:p>
          </table:table-cell>
          <table:table-cell office:value-type="float" office:value="0.003258" calcext:value-type="float">
            <text:p>0.003258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007568" calcext:value-type="float">
            <text:p>0.007568</text:p>
          </table:table-cell>
          <table:table-cell office:value-type="float" office:value="0.023006" calcext:value-type="float">
            <text:p>0.023006</text:p>
          </table:table-cell>
          <table:table-cell office:value-type="float" office:value="0.007857" calcext:value-type="float">
            <text:p>0.00785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33" calcext:value-type="float">
            <text:p>0.002333</text:p>
          </table:table-cell>
          <table:table-cell office:value-type="float" office:value="0.003176" calcext:value-type="float">
            <text:p>0.003176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8028" calcext:value-type="float">
            <text:p>0.008028</text:p>
          </table:table-cell>
          <table:table-cell office:value-type="float" office:value="0.024264" calcext:value-type="float">
            <text:p>0.024264</text:p>
          </table:table-cell>
          <table:table-cell office:value-type="float" office:value="0.007571" calcext:value-type="float">
            <text:p>0.00757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3188" calcext:value-type="float">
            <text:p>0.003188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7498" calcext:value-type="float">
            <text:p>0.007498</text:p>
          </table:table-cell>
          <table:table-cell office:value-type="float" office:value="0.024619" calcext:value-type="float">
            <text:p>0.024619</text:p>
          </table:table-cell>
          <table:table-cell office:value-type="float" office:value="0.007543" calcext:value-type="float">
            <text:p>0.00754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03144" calcext:value-type="float">
            <text:p>0.003144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728" calcext:value-type="float">
            <text:p>0.00728</text:p>
          </table:table-cell>
          <table:table-cell office:value-type="float" office:value="0.02344" calcext:value-type="float">
            <text:p>0.02344</text:p>
          </table:table-cell>
          <table:table-cell office:value-type="float" office:value="0.00798" calcext:value-type="float">
            <text:p>0.0079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067" calcext:value-type="float">
            <text:p>0.002067</text:p>
          </table:table-cell>
          <table:table-cell office:value-type="float" office:value="0.003324" calcext:value-type="float">
            <text:p>0.003324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7196" calcext:value-type="float">
            <text:p>0.007196</text:p>
          </table:table-cell>
          <table:table-cell office:value-type="float" office:value="0.0238" calcext:value-type="float">
            <text:p>0.0238</text:p>
          </table:table-cell>
          <table:table-cell office:value-type="float" office:value="0.008023" calcext:value-type="float">
            <text:p>0.00802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067" calcext:value-type="float">
            <text:p>0.002067</text:p>
          </table:table-cell>
          <table:table-cell office:value-type="float" office:value="0.003227" calcext:value-type="float">
            <text:p>0.003227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7666" calcext:value-type="float">
            <text:p>0.007666</text:p>
          </table:table-cell>
          <table:table-cell office:value-type="float" office:value="0.02466" calcext:value-type="float">
            <text:p>0.02466</text:p>
          </table:table-cell>
          <table:table-cell office:value-type="float" office:value="0.007973" calcext:value-type="float">
            <text:p>0.00797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748" calcext:value-type="float">
            <text:p>0.002748</text:p>
          </table:table-cell>
          <table:table-cell office:value-type="float" office:value="0.003225" calcext:value-type="float">
            <text:p>0.00322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7923" calcext:value-type="float">
            <text:p>0.007923</text:p>
          </table:table-cell>
          <table:table-cell office:value-type="float" office:value="0.023647" calcext:value-type="float">
            <text:p>0.023647</text:p>
          </table:table-cell>
          <table:table-cell office:value-type="float" office:value="0.00744" calcext:value-type="float">
            <text:p>0.0074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83" calcext:value-type="float">
            <text:p>0.002383</text:p>
          </table:table-cell>
          <table:table-cell office:value-type="float" office:value="0.003185" calcext:value-type="float">
            <text:p>0.003185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7508" calcext:value-type="float">
            <text:p>0.007508</text:p>
          </table:table-cell>
          <table:table-cell office:value-type="float" office:value="0.023939" calcext:value-type="float">
            <text:p>0.023939</text:p>
          </table:table-cell>
          <table:table-cell office:value-type="float" office:value="0.007329" calcext:value-type="float">
            <text:p>0.00732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581" calcext:value-type="float">
            <text:p>0.003581</text:p>
          </table:table-cell>
          <table:table-cell office:value-type="float" office:value="0.003097" calcext:value-type="float">
            <text:p>0.003097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0.023449" calcext:value-type="float">
            <text:p>0.023449</text:p>
          </table:table-cell>
          <table:table-cell office:value-type="float" office:value="0.007343" calcext:value-type="float">
            <text:p>0.007343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08" calcext:value-type="float">
            <text:p>0.002408</text:p>
          </table:table-cell>
          <table:table-cell office:value-type="float" office:value="0.003212" calcext:value-type="float">
            <text:p>0.003212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7363" calcext:value-type="float">
            <text:p>0.007363</text:p>
          </table:table-cell>
          <table:table-cell office:value-type="float" office:value="0.024119" calcext:value-type="float">
            <text:p>0.024119</text:p>
          </table:table-cell>
          <table:table-cell office:value-type="float" office:value="0.007875" calcext:value-type="float">
            <text:p>0.00787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12" calcext:value-type="float">
            <text:p>0.002212</text:p>
          </table:table-cell>
          <table:table-cell office:value-type="float" office:value="0.003206" calcext:value-type="float">
            <text:p>0.003206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7472" calcext:value-type="float">
            <text:p>0.007472</text:p>
          </table:table-cell>
          <table:table-cell office:value-type="float" office:value="0.024491" calcext:value-type="float">
            <text:p>0.024491</text:p>
          </table:table-cell>
          <table:table-cell office:value-type="float" office:value="0.00821" calcext:value-type="float">
            <text:p>0.0082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075" calcext:value-type="float">
            <text:p>0.002075</text:p>
          </table:table-cell>
          <table:table-cell office:value-type="float" office:value="0.003103" calcext:value-type="float">
            <text:p>0.003103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7717" calcext:value-type="float">
            <text:p>0.007717</text:p>
          </table:table-cell>
          <table:table-cell office:value-type="float" office:value="0.023798" calcext:value-type="float">
            <text:p>0.023798</text:p>
          </table:table-cell>
          <table:table-cell office:value-type="float" office:value="0.00755" calcext:value-type="float">
            <text:p>0.0075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19" calcext:value-type="float">
            <text:p>0.002219</text:p>
          </table:table-cell>
          <table:table-cell office:value-type="float" office:value="0.003325" calcext:value-type="float">
            <text:p>0.003325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7491" calcext:value-type="float">
            <text:p>0.007491</text:p>
          </table:table-cell>
          <table:table-cell office:value-type="float" office:value="0.024166" calcext:value-type="float">
            <text:p>0.024166</text:p>
          </table:table-cell>
          <table:table-cell office:value-type="float" office:value="0.008145" calcext:value-type="float">
            <text:p>0.00814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0.003085" calcext:value-type="float">
            <text:p>0.00308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7718" calcext:value-type="float">
            <text:p>0.007718</text:p>
          </table:table-cell>
          <table:table-cell office:value-type="float" office:value="0.023472" calcext:value-type="float">
            <text:p>0.023472</text:p>
          </table:table-cell>
          <table:table-cell office:value-type="float" office:value="0.007591" calcext:value-type="float">
            <text:p>0.00759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075" calcext:value-type="float">
            <text:p>0.002075</text:p>
          </table:table-cell>
          <table:table-cell office:value-type="float" office:value="0.003281" calcext:value-type="float">
            <text:p>0.003281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7383" calcext:value-type="float">
            <text:p>0.007383</text:p>
          </table:table-cell>
          <table:table-cell office:value-type="float" office:value="0.023364" calcext:value-type="float">
            <text:p>0.023364</text:p>
          </table:table-cell>
          <table:table-cell office:value-type="float" office:value="0.00807" calcext:value-type="float">
            <text:p>0.0080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14" calcext:value-type="float">
            <text:p>0.002314</text:p>
          </table:table-cell>
          <table:table-cell office:value-type="float" office:value="0.003184" calcext:value-type="float">
            <text:p>0.003184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7574" calcext:value-type="float">
            <text:p>0.007574</text:p>
          </table:table-cell>
          <table:table-cell office:value-type="float" office:value="0.02409" calcext:value-type="float">
            <text:p>0.02409</text:p>
          </table:table-cell>
          <table:table-cell office:value-type="float" office:value="0.0074" calcext:value-type="float">
            <text:p>0.0074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98" calcext:value-type="float">
            <text:p>0.002298</text:p>
          </table:table-cell>
          <table:table-cell office:value-type="float" office:value="0.003237" calcext:value-type="float">
            <text:p>0.003237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7441" calcext:value-type="float">
            <text:p>0.007441</text:p>
          </table:table-cell>
          <table:table-cell office:value-type="float" office:value="0.022482" calcext:value-type="float">
            <text:p>0.022482</text:p>
          </table:table-cell>
          <table:table-cell office:value-type="float" office:value="0.007362" calcext:value-type="float">
            <text:p>0.00736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06" calcext:value-type="float">
            <text:p>0.002406</text:p>
          </table:table-cell>
          <table:table-cell office:value-type="float" office:value="0.003191" calcext:value-type="float">
            <text:p>0.003191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7439" calcext:value-type="float">
            <text:p>0.007439</text:p>
          </table:table-cell>
          <table:table-cell office:value-type="float" office:value="0.023591" calcext:value-type="float">
            <text:p>0.023591</text:p>
          </table:table-cell>
          <table:table-cell office:value-type="float" office:value="0.007711" calcext:value-type="float">
            <text:p>0.00771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29" calcext:value-type="float">
            <text:p>0.002229</text:p>
          </table:table-cell>
          <table:table-cell office:value-type="float" office:value="0.003182" calcext:value-type="float">
            <text:p>0.003182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7606" calcext:value-type="float">
            <text:p>0.007606</text:p>
          </table:table-cell>
          <table:table-cell office:value-type="float" office:value="0.024544" calcext:value-type="float">
            <text:p>0.024544</text:p>
          </table:table-cell>
          <table:table-cell office:value-type="float" office:value="0.007608" calcext:value-type="float">
            <text:p>0.00760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072" calcext:value-type="float">
            <text:p>0.002072</text:p>
          </table:table-cell>
          <table:table-cell office:value-type="float" office:value="0.003238" calcext:value-type="float">
            <text:p>0.003238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7378" calcext:value-type="float">
            <text:p>0.007378</text:p>
          </table:table-cell>
          <table:table-cell office:value-type="float" office:value="0.024061" calcext:value-type="float">
            <text:p>0.024061</text:p>
          </table:table-cell>
          <table:table-cell office:value-type="float" office:value="0.007788" calcext:value-type="float">
            <text:p>0.00778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329" calcext:value-type="float">
            <text:p>0.003329</text:p>
          </table:table-cell>
          <table:table-cell office:value-type="float" office:value="0.003167" calcext:value-type="float">
            <text:p>0.003167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7635" calcext:value-type="float">
            <text:p>0.007635</text:p>
          </table:table-cell>
          <table:table-cell office:value-type="float" office:value="0.023301" calcext:value-type="float">
            <text:p>0.023301</text:p>
          </table:table-cell>
          <table:table-cell office:value-type="float" office:value="0.008105" calcext:value-type="float">
            <text:p>0.00810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711" calcext:value-type="float">
            <text:p>0.002711</text:p>
          </table:table-cell>
          <table:table-cell office:value-type="float" office:value="0.004165" calcext:value-type="float">
            <text:p>0.00416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7822" calcext:value-type="float">
            <text:p>0.007822</text:p>
          </table:table-cell>
          <table:table-cell office:value-type="float" office:value="0.025221" calcext:value-type="float">
            <text:p>0.025221</text:p>
          </table:table-cell>
          <table:table-cell office:value-type="float" office:value="0.00789" calcext:value-type="float">
            <text:p>0.00789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0.003218" calcext:value-type="float">
            <text:p>0.003218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7768" calcext:value-type="float">
            <text:p>0.007768</text:p>
          </table:table-cell>
          <table:table-cell office:value-type="float" office:value="0.022941" calcext:value-type="float">
            <text:p>0.022941</text:p>
          </table:table-cell>
          <table:table-cell office:value-type="float" office:value="0.009258" calcext:value-type="float">
            <text:p>0.009258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32" calcext:value-type="float">
            <text:p>0.002232</text:p>
          </table:table-cell>
          <table:table-cell office:value-type="float" office:value="0.003278" calcext:value-type="float">
            <text:p>0.003278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7211" calcext:value-type="float">
            <text:p>0.007211</text:p>
          </table:table-cell>
          <table:table-cell office:value-type="float" office:value="0.021712" calcext:value-type="float">
            <text:p>0.021712</text:p>
          </table:table-cell>
          <table:table-cell office:value-type="float" office:value="0.007547" calcext:value-type="float">
            <text:p>0.00754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0.003155" calcext:value-type="float">
            <text:p>0.00315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.007986" calcext:value-type="float">
            <text:p>0.007986</text:p>
          </table:table-cell>
          <table:table-cell office:value-type="float" office:value="0.023782" calcext:value-type="float">
            <text:p>0.023782</text:p>
          </table:table-cell>
          <table:table-cell office:value-type="float" office:value="0.007657" calcext:value-type="float">
            <text:p>0.007657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662" calcext:value-type="float">
            <text:p>0.002662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7863" calcext:value-type="float">
            <text:p>0.007863</text:p>
          </table:table-cell>
          <table:table-cell office:value-type="float" office:value="0.02367" calcext:value-type="float">
            <text:p>0.02367</text:p>
          </table:table-cell>
          <table:table-cell office:value-type="float" office:value="0.00772" calcext:value-type="float">
            <text:p>0.0077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46" calcext:value-type="float">
            <text:p>0.002246</text:p>
          </table:table-cell>
          <table:table-cell office:value-type="float" office:value="0.003242" calcext:value-type="float">
            <text:p>0.003242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0.023178" calcext:value-type="float">
            <text:p>0.023178</text:p>
          </table:table-cell>
          <table:table-cell office:value-type="float" office:value="0.007571" calcext:value-type="float">
            <text:p>0.00757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628" calcext:value-type="float">
            <text:p>0.002628</text:p>
          </table:table-cell>
          <table:table-cell office:value-type="float" office:value="0.003203" calcext:value-type="float">
            <text:p>0.003203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0.023545" calcext:value-type="float">
            <text:p>0.023545</text:p>
          </table:table-cell>
          <table:table-cell office:value-type="float" office:value="0.007902" calcext:value-type="float">
            <text:p>0.00790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082" calcext:value-type="float">
            <text:p>0.003082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0.001965" calcext:value-type="float">
            <text:p>0.001965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0.02365" calcext:value-type="float">
            <text:p>0.02365</text:p>
          </table:table-cell>
          <table:table-cell office:value-type="float" office:value="0.006726" calcext:value-type="float">
            <text:p>0.00672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667" calcext:value-type="float">
            <text:p>0.002667</text:p>
          </table:table-cell>
          <table:table-cell office:value-type="float" office:value="0.004466" calcext:value-type="float">
            <text:p>0.004466</text:p>
          </table:table-cell>
          <table:table-cell office:value-type="float" office:value="0.001813" calcext:value-type="float">
            <text:p>0.001813</text:p>
          </table:table-cell>
          <table:table-cell office:value-type="float" office:value="0.008086" calcext:value-type="float">
            <text:p>0.008086</text:p>
          </table:table-cell>
          <table:table-cell office:value-type="float" office:value="0.02573" calcext:value-type="float">
            <text:p>0.02573</text:p>
          </table:table-cell>
          <table:table-cell office:value-type="float" office:value="0.009077" calcext:value-type="float">
            <text:p>0.00907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601" calcext:value-type="float">
            <text:p>0.002601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.002197" calcext:value-type="float">
            <text:p>0.002197</text:p>
          </table:table-cell>
          <table:table-cell office:value-type="float" office:value="0.008411" calcext:value-type="float">
            <text:p>0.008411</text:p>
          </table:table-cell>
          <table:table-cell office:value-type="float" office:value="0.023231" calcext:value-type="float">
            <text:p>0.023231</text:p>
          </table:table-cell>
          <table:table-cell office:value-type="float" office:value="0.008836" calcext:value-type="float">
            <text:p>0.00883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016" calcext:value-type="float">
            <text:p>0.003016</text:p>
          </table:table-cell>
          <table:table-cell office:value-type="float" office:value="0.004623" calcext:value-type="float">
            <text:p>0.004623</text:p>
          </table:table-cell>
          <table:table-cell office:value-type="float" office:value="0.000967" calcext:value-type="float">
            <text:p>0.000967</text:p>
          </table:table-cell>
          <table:table-cell office:value-type="float" office:value="0.009877" calcext:value-type="float">
            <text:p>0.009877</text:p>
          </table:table-cell>
          <table:table-cell office:value-type="float" office:value="0.024516" calcext:value-type="float">
            <text:p>0.024516</text:p>
          </table:table-cell>
          <table:table-cell office:value-type="float" office:value="0.009789" calcext:value-type="float">
            <text:p>0.00978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1996" calcext:value-type="float">
            <text:p>0.001996</text:p>
          </table:table-cell>
          <table:table-cell office:value-type="float" office:value="0.003269" calcext:value-type="float">
            <text:p>0.003269</text:p>
          </table:table-cell>
          <table:table-cell office:value-type="float" office:value="0.001304" calcext:value-type="float">
            <text:p>0.001304</text:p>
          </table:table-cell>
          <table:table-cell office:value-type="float" office:value="0.011171" calcext:value-type="float">
            <text:p>0.011171</text:p>
          </table:table-cell>
          <table:table-cell office:value-type="float" office:value="0.023128" calcext:value-type="float">
            <text:p>0.023128</text:p>
          </table:table-cell>
          <table:table-cell office:value-type="float" office:value="0.009711" calcext:value-type="float">
            <text:p>0.00971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56" calcext:value-type="float">
            <text:p>0.002156</text:p>
          </table:table-cell>
          <table:table-cell office:value-type="float" office:value="0.003286" calcext:value-type="float">
            <text:p>0.003286</text:p>
          </table:table-cell>
          <table:table-cell office:value-type="float" office:value="0.002289" calcext:value-type="float">
            <text:p>0.002289</text:p>
          </table:table-cell>
          <table:table-cell office:value-type="float" office:value="0.010415" calcext:value-type="float">
            <text:p>0.010415</text:p>
          </table:table-cell>
          <table:table-cell office:value-type="float" office:value="0.023202" calcext:value-type="float">
            <text:p>0.023202</text:p>
          </table:table-cell>
          <table:table-cell office:value-type="float" office:value="0.00637" calcext:value-type="float">
            <text:p>0.00637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597" calcext:value-type="float">
            <text:p>0.002597</text:p>
          </table:table-cell>
          <table:table-cell office:value-type="float" office:value="0.003829" calcext:value-type="float">
            <text:p>0.003829</text:p>
          </table:table-cell>
          <table:table-cell office:value-type="float" office:value="0.002746" calcext:value-type="float">
            <text:p>0.002746</text:p>
          </table:table-cell>
          <table:table-cell office:value-type="float" office:value="0.008455" calcext:value-type="float">
            <text:p>0.008455</text:p>
          </table:table-cell>
          <table:table-cell office:value-type="float" office:value="0.023969" calcext:value-type="float">
            <text:p>0.023969</text:p>
          </table:table-cell>
          <table:table-cell office:value-type="float" office:value="0.0098" calcext:value-type="float">
            <text:p>0.009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76" calcext:value-type="float">
            <text:p>0.002876</text:p>
          </table:table-cell>
          <table:table-cell office:value-type="float" office:value="0.003975" calcext:value-type="float">
            <text:p>0.003975</text:p>
          </table:table-cell>
          <table:table-cell office:value-type="float" office:value="0.002032" calcext:value-type="float">
            <text:p>0.002032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024288" calcext:value-type="float">
            <text:p>0.024288</text:p>
          </table:table-cell>
          <table:table-cell office:value-type="float" office:value="0.010124" calcext:value-type="float">
            <text:p>0.01012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404" calcext:value-type="float">
            <text:p>0.003404</text:p>
          </table:table-cell>
          <table:table-cell office:value-type="float" office:value="0.003706" calcext:value-type="float">
            <text:p>0.003706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0868" calcext:value-type="float">
            <text:p>0.00868</text:p>
          </table:table-cell>
          <table:table-cell office:value-type="float" office:value="0.022978" calcext:value-type="float">
            <text:p>0.022978</text:p>
          </table:table-cell>
          <table:table-cell office:value-type="float" office:value="0.006589" calcext:value-type="float">
            <text:p>0.00658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259" calcext:value-type="float">
            <text:p>0.003259</text:p>
          </table:table-cell>
          <table:table-cell office:value-type="float" office:value="0.003358" calcext:value-type="float">
            <text:p>0.003358</text:p>
          </table:table-cell>
          <table:table-cell office:value-type="float" office:value="0.002182" calcext:value-type="float">
            <text:p>0.002182</text:p>
          </table:table-cell>
          <table:table-cell office:value-type="float" office:value="0.009103" calcext:value-type="float">
            <text:p>0.009103</text:p>
          </table:table-cell>
          <table:table-cell office:value-type="float" office:value="0.024071" calcext:value-type="float">
            <text:p>0.024071</text:p>
          </table:table-cell>
          <table:table-cell office:value-type="float" office:value="0.006348" calcext:value-type="float">
            <text:p>0.00634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66" calcext:value-type="float">
            <text:p>0.002866</text:p>
          </table:table-cell>
          <table:table-cell office:value-type="float" office:value="0.004673" calcext:value-type="float">
            <text:p>0.004673</text:p>
          </table:table-cell>
          <table:table-cell office:value-type="float" office:value="0.003414" calcext:value-type="float">
            <text:p>0.003414</text:p>
          </table:table-cell>
          <table:table-cell office:value-type="float" office:value="0.007542" calcext:value-type="float">
            <text:p>0.007542</text:p>
          </table:table-cell>
          <table:table-cell office:value-type="float" office:value="0.024073" calcext:value-type="float">
            <text:p>0.024073</text:p>
          </table:table-cell>
          <table:table-cell office:value-type="float" office:value="0.008529" calcext:value-type="float">
            <text:p>0.00852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761" calcext:value-type="float">
            <text:p>0.002761</text:p>
          </table:table-cell>
          <table:table-cell office:value-type="float" office:value="0.004887" calcext:value-type="float">
            <text:p>0.004887</text:p>
          </table:table-cell>
          <table:table-cell office:value-type="float" office:value="0.001312" calcext:value-type="float">
            <text:p>0.001312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0.023063" calcext:value-type="float">
            <text:p>0.023063</text:p>
          </table:table-cell>
          <table:table-cell office:value-type="float" office:value="0.007881" calcext:value-type="float">
            <text:p>0.00788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983" calcext:value-type="float">
            <text:p>0.002983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0.002967" calcext:value-type="float">
            <text:p>0.002967</text:p>
          </table:table-cell>
          <table:table-cell office:value-type="float" office:value="0.010053" calcext:value-type="float">
            <text:p>0.010053</text:p>
          </table:table-cell>
          <table:table-cell office:value-type="float" office:value="0.023376" calcext:value-type="float">
            <text:p>0.023376</text:p>
          </table:table-cell>
          <table:table-cell office:value-type="float" office:value="0.006269" calcext:value-type="float">
            <text:p>0.006269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1858" calcext:value-type="float">
            <text:p>0.001858</text:p>
          </table:table-cell>
          <table:table-cell office:value-type="float" office:value="0.003305" calcext:value-type="float">
            <text:p>0.003305</text:p>
          </table:table-cell>
          <table:table-cell office:value-type="float" office:value="0.002972" calcext:value-type="float">
            <text:p>0.002972</text:p>
          </table:table-cell>
          <table:table-cell office:value-type="float" office:value="0.010354" calcext:value-type="float">
            <text:p>0.010354</text:p>
          </table:table-cell>
          <table:table-cell office:value-type="float" office:value="0.023418" calcext:value-type="float">
            <text:p>0.023418</text:p>
          </table:table-cell>
          <table:table-cell office:value-type="float" office:value="0.010051" calcext:value-type="float">
            <text:p>0.01005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1999" calcext:value-type="float">
            <text:p>0.001999</text:p>
          </table:table-cell>
          <table:table-cell office:value-type="float" office:value="0.004758" calcext:value-type="float">
            <text:p>0.004758</text:p>
          </table:table-cell>
          <table:table-cell office:value-type="float" office:value="0.002347" calcext:value-type="float">
            <text:p>0.002347</text:p>
          </table:table-cell>
          <table:table-cell office:value-type="float" office:value="0.009874" calcext:value-type="float">
            <text:p>0.009874</text:p>
          </table:table-cell>
          <table:table-cell office:value-type="float" office:value="0.023958" calcext:value-type="float">
            <text:p>0.023958</text:p>
          </table:table-cell>
          <table:table-cell office:value-type="float" office:value="0.008071" calcext:value-type="float">
            <text:p>0.00807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569" calcext:value-type="float">
            <text:p>0.002569</text:p>
          </table:table-cell>
          <table:table-cell office:value-type="float" office:value="0.003203" calcext:value-type="float">
            <text:p>0.003203</text:p>
          </table:table-cell>
          <table:table-cell office:value-type="float" office:value="0.003151" calcext:value-type="float">
            <text:p>0.003151</text:p>
          </table:table-cell>
          <table:table-cell office:value-type="float" office:value="0.009984" calcext:value-type="float">
            <text:p>0.009984</text:p>
          </table:table-cell>
          <table:table-cell office:value-type="float" office:value="0.023748" calcext:value-type="float">
            <text:p>0.023748</text:p>
          </table:table-cell>
          <table:table-cell office:value-type="float" office:value="0.007033" calcext:value-type="float">
            <text:p>0.00703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4648" calcext:value-type="float">
            <text:p>0.004648</text:p>
          </table:table-cell>
          <table:table-cell office:value-type="float" office:value="0.002195" calcext:value-type="float">
            <text:p>0.002195</text:p>
          </table:table-cell>
          <table:table-cell office:value-type="float" office:value="0.009107" calcext:value-type="float">
            <text:p>0.009107</text:p>
          </table:table-cell>
          <table:table-cell office:value-type="float" office:value="0.023127" calcext:value-type="float">
            <text:p>0.023127</text:p>
          </table:table-cell>
          <table:table-cell office:value-type="float" office:value="0.007524" calcext:value-type="float">
            <text:p>0.007524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41" calcext:value-type="float">
            <text:p>0.002341</text:p>
          </table:table-cell>
          <table:table-cell office:value-type="float" office:value="0.004455" calcext:value-type="float">
            <text:p>0.004455</text:p>
          </table:table-cell>
          <table:table-cell office:value-type="float" office:value="0.001972" calcext:value-type="float">
            <text:p>0.001972</text:p>
          </table:table-cell>
          <table:table-cell office:value-type="float" office:value="0.008534" calcext:value-type="float">
            <text:p>0.008534</text:p>
          </table:table-cell>
          <table:table-cell office:value-type="float" office:value="0.022931" calcext:value-type="float">
            <text:p>0.022931</text:p>
          </table:table-cell>
          <table:table-cell office:value-type="float" office:value="0.008981" calcext:value-type="float">
            <text:p>0.00898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599" calcext:value-type="float">
            <text:p>0.002599</text:p>
          </table:table-cell>
          <table:table-cell office:value-type="float" office:value="0.005014" calcext:value-type="float">
            <text:p>0.005014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0.010917" calcext:value-type="float">
            <text:p>0.010917</text:p>
          </table:table-cell>
          <table:table-cell office:value-type="float" office:value="54.066977" calcext:value-type="float">
            <text:p>54.066977</text:p>
          </table:table-cell>
          <table:table-cell office:value-type="float" office:value="0.008921" calcext:value-type="float">
            <text:p>0.008921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417" calcext:value-type="float">
            <text:p>0.00417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0.003734" calcext:value-type="float">
            <text:p>0.003734</text:p>
          </table:table-cell>
          <table:table-cell office:value-type="float" office:value="0.009362" calcext:value-type="float">
            <text:p>0.009362</text:p>
          </table:table-cell>
          <table:table-cell office:value-type="float" office:value="0.023702" calcext:value-type="float">
            <text:p>0.023702</text:p>
          </table:table-cell>
          <table:table-cell office:value-type="float" office:value="0.008862" calcext:value-type="float">
            <text:p>0.008862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48" calcext:value-type="float">
            <text:p>0.002848</text:p>
          </table:table-cell>
          <table:table-cell office:value-type="float" office:value="0.004856" calcext:value-type="float">
            <text:p>0.004856</text:p>
          </table:table-cell>
          <table:table-cell office:value-type="float" office:value="0.003002" calcext:value-type="float">
            <text:p>0.003002</text:p>
          </table:table-cell>
          <table:table-cell office:value-type="float" office:value="0.006344" calcext:value-type="float">
            <text:p>0.006344</text:p>
          </table:table-cell>
          <table:table-cell office:value-type="float" office:value="0.023498" calcext:value-type="float">
            <text:p>0.023498</text:p>
          </table:table-cell>
          <table:table-cell office:value-type="float" office:value="0.009926" calcext:value-type="float">
            <text:p>0.00992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727" calcext:value-type="float">
            <text:p>0.002727</text:p>
          </table:table-cell>
          <table:table-cell office:value-type="float" office:value="0.005538" calcext:value-type="float">
            <text:p>0.005538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10105" calcext:value-type="float">
            <text:p>0.010105</text:p>
          </table:table-cell>
          <table:table-cell office:value-type="float" office:value="0.023368" calcext:value-type="float">
            <text:p>0.023368</text:p>
          </table:table-cell>
          <table:table-cell office:value-type="float" office:value="0.004688" calcext:value-type="float">
            <text:p>0.00468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399" calcext:value-type="float">
            <text:p>0.003399</text:p>
          </table:table-cell>
          <table:table-cell office:value-type="float" office:value="0.003435" calcext:value-type="float">
            <text:p>0.003435</text:p>
          </table:table-cell>
          <table:table-cell office:value-type="float" office:value="0.001848" calcext:value-type="float">
            <text:p>0.001848</text:p>
          </table:table-cell>
          <table:table-cell office:value-type="float" office:value="0.010406" calcext:value-type="float">
            <text:p>0.010406</text:p>
          </table:table-cell>
          <table:table-cell office:value-type="float" office:value="0.023986" calcext:value-type="float">
            <text:p>0.023986</text:p>
          </table:table-cell>
          <table:table-cell office:value-type="float" office:value="0.007593" calcext:value-type="float">
            <text:p>0.00759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604" calcext:value-type="float">
            <text:p>0.002604</text:p>
          </table:table-cell>
          <table:table-cell office:value-type="float" office:value="0.003217" calcext:value-type="float">
            <text:p>0.003217</text:p>
          </table:table-cell>
          <table:table-cell office:value-type="float" office:value="0.001693" calcext:value-type="float">
            <text:p>0.001693</text:p>
          </table:table-cell>
          <table:table-cell office:value-type="float" office:value="0.010203" calcext:value-type="float">
            <text:p>0.010203</text:p>
          </table:table-cell>
          <table:table-cell office:value-type="float" office:value="0.024583" calcext:value-type="float">
            <text:p>0.024583</text:p>
          </table:table-cell>
          <table:table-cell office:value-type="float" office:value="0.008268" calcext:value-type="float">
            <text:p>0.00826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269" calcext:value-type="float">
            <text:p>0.003269</text:p>
          </table:table-cell>
          <table:table-cell office:value-type="float" office:value="0.004834" calcext:value-type="float">
            <text:p>0.004834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0.009055" calcext:value-type="float">
            <text:p>0.009055</text:p>
          </table:table-cell>
          <table:table-cell office:value-type="float" office:value="0.023385" calcext:value-type="float">
            <text:p>0.023385</text:p>
          </table:table-cell>
          <table:table-cell office:value-type="float" office:value="0.008246" calcext:value-type="float">
            <text:p>0.00824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923" calcext:value-type="float">
            <text:p>0.002923</text:p>
          </table:table-cell>
          <table:table-cell office:value-type="float" office:value="0.003848" calcext:value-type="float">
            <text:p>0.003848</text:p>
          </table:table-cell>
          <table:table-cell office:value-type="float" office:value="0.002324" calcext:value-type="float">
            <text:p>0.002324</text:p>
          </table:table-cell>
          <table:table-cell office:value-type="float" office:value="0.009894" calcext:value-type="float">
            <text:p>0.009894</text:p>
          </table:table-cell>
          <table:table-cell office:value-type="float" office:value="0.024507" calcext:value-type="float">
            <text:p>0.024507</text:p>
          </table:table-cell>
          <table:table-cell office:value-type="float" office:value="0.009286" calcext:value-type="float">
            <text:p>0.009286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67" calcext:value-type="float">
            <text:p>0.002867</text:p>
          </table:table-cell>
          <table:table-cell office:value-type="float" office:value="0.003691" calcext:value-type="float">
            <text:p>0.003691</text:p>
          </table:table-cell>
          <table:table-cell office:value-type="float" office:value="0.002043" calcext:value-type="float">
            <text:p>0.002043</text:p>
          </table:table-cell>
          <table:table-cell office:value-type="float" office:value="0.010288" calcext:value-type="float">
            <text:p>0.010288</text:p>
          </table:table-cell>
          <table:table-cell office:value-type="float" office:value="0.02354" calcext:value-type="float">
            <text:p>0.02354</text:p>
          </table:table-cell>
          <table:table-cell office:value-type="float" office:value="0.006648" calcext:value-type="float">
            <text:p>0.006648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788" calcext:value-type="float">
            <text:p>0.002788</text:p>
          </table:table-cell>
          <table:table-cell office:value-type="float" office:value="0.004279" calcext:value-type="float">
            <text:p>0.004279</text:p>
          </table:table-cell>
          <table:table-cell office:value-type="float" office:value="0.002888" calcext:value-type="float">
            <text:p>0.002888</text:p>
          </table:table-cell>
          <table:table-cell office:value-type="float" office:value="0.007071" calcext:value-type="float">
            <text:p>0.007071</text:p>
          </table:table-cell>
          <table:table-cell office:value-type="float" office:value="0.022187" calcext:value-type="float">
            <text:p>0.022187</text:p>
          </table:table-cell>
          <table:table-cell office:value-type="float" office:value="0.007593" calcext:value-type="float">
            <text:p>0.00759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688" calcext:value-type="float">
            <text:p>0.002688</text:p>
          </table:table-cell>
          <table:table-cell office:value-type="float" office:value="0.005413" calcext:value-type="float">
            <text:p>0.005413</text:p>
          </table:table-cell>
          <table:table-cell office:value-type="float" office:value="0.002986" calcext:value-type="float">
            <text:p>0.002986</text:p>
          </table:table-cell>
          <table:table-cell office:value-type="float" office:value="0.007689" calcext:value-type="float">
            <text:p>0.007689</text:p>
          </table:table-cell>
          <table:table-cell office:value-type="float" office:value="0.023887" calcext:value-type="float">
            <text:p>0.023887</text:p>
          </table:table-cell>
          <table:table-cell office:value-type="float" office:value="0.009823" calcext:value-type="float">
            <text:p>0.009823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0.004551" calcext:value-type="float">
            <text:p>0.004551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0.009463" calcext:value-type="float">
            <text:p>0.009463</text:p>
          </table:table-cell>
          <table:table-cell office:value-type="float" office:value="0.024663" calcext:value-type="float">
            <text:p>0.024663</text:p>
          </table:table-cell>
          <table:table-cell office:value-type="float" office:value="0.007013" calcext:value-type="float">
            <text:p>0.00701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068" calcext:value-type="float">
            <text:p>0.003068</text:p>
          </table:table-cell>
          <table:table-cell office:value-type="float" office:value="0.004838" calcext:value-type="float">
            <text:p>0.004838</text:p>
          </table:table-cell>
          <table:table-cell office:value-type="float" office:value="0.002756" calcext:value-type="float">
            <text:p>0.002756</text:p>
          </table:table-cell>
          <table:table-cell office:value-type="float" office:value="0.008862" calcext:value-type="float">
            <text:p>0.008862</text:p>
          </table:table-cell>
          <table:table-cell office:value-type="float" office:value="0.024208" calcext:value-type="float">
            <text:p>0.024208</text:p>
          </table:table-cell>
          <table:table-cell office:value-type="float" office:value="0.00714" calcext:value-type="float">
            <text:p>0.0071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0.004588" calcext:value-type="float">
            <text:p>0.004588</text:p>
          </table:table-cell>
          <table:table-cell office:value-type="float" office:value="0.002941" calcext:value-type="float">
            <text:p>0.002941</text:p>
          </table:table-cell>
          <table:table-cell office:value-type="float" office:value="0.007618" calcext:value-type="float">
            <text:p>0.007618</text:p>
          </table:table-cell>
          <table:table-cell office:value-type="float" office:value="0.024664" calcext:value-type="float">
            <text:p>0.024664</text:p>
          </table:table-cell>
          <table:table-cell office:value-type="float" office:value="0.00847" calcext:value-type="float">
            <text:p>0.0084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27" calcext:value-type="float">
            <text:p>0.002827</text:p>
          </table:table-cell>
          <table:table-cell office:value-type="float" office:value="0.004304" calcext:value-type="float">
            <text:p>0.004304</text:p>
          </table:table-cell>
          <table:table-cell office:value-type="float" office:value="0.002284" calcext:value-type="float">
            <text:p>0.002284</text:p>
          </table:table-cell>
          <table:table-cell office:value-type="float" office:value="0.008349" calcext:value-type="float">
            <text:p>0.008349</text:p>
          </table:table-cell>
          <table:table-cell office:value-type="float" office:value="0.022728" calcext:value-type="float">
            <text:p>0.022728</text:p>
          </table:table-cell>
          <table:table-cell office:value-type="float" office:value="0.008204" calcext:value-type="float">
            <text:p>0.00820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613" calcext:value-type="float">
            <text:p>0.002613</text:p>
          </table:table-cell>
          <table:table-cell office:value-type="float" office:value="0.00375" calcext:value-type="float">
            <text:p>0.00375</text:p>
          </table:table-cell>
          <table:table-cell office:value-type="float" office:value="0.002766" calcext:value-type="float">
            <text:p>0.002766</text:p>
          </table:table-cell>
          <table:table-cell office:value-type="float" office:value="0.008775" calcext:value-type="float">
            <text:p>0.008775</text:p>
          </table:table-cell>
          <table:table-cell office:value-type="float" office:value="0.023221" calcext:value-type="float">
            <text:p>0.023221</text:p>
          </table:table-cell>
          <table:table-cell office:value-type="float" office:value="0.009827" calcext:value-type="float">
            <text:p>0.00982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0.003048" calcext:value-type="float">
            <text:p>0.003048</text:p>
          </table:table-cell>
          <table:table-cell office:value-type="float" office:value="0.006381" calcext:value-type="float">
            <text:p>0.006381</text:p>
          </table:table-cell>
          <table:table-cell office:value-type="float" office:value="0.023678" calcext:value-type="float">
            <text:p>0.023678</text:p>
          </table:table-cell>
          <table:table-cell office:value-type="float" office:value="0.008707" calcext:value-type="float">
            <text:p>0.008707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61" calcext:value-type="float">
            <text:p>0.002861</text:p>
          </table:table-cell>
          <table:table-cell office:value-type="float" office:value="0.004928" calcext:value-type="float">
            <text:p>0.004928</text:p>
          </table:table-cell>
          <table:table-cell office:value-type="float" office:value="0.003181" calcext:value-type="float">
            <text:p>0.003181</text:p>
          </table:table-cell>
          <table:table-cell office:value-type="float" office:value="0.00897" calcext:value-type="float">
            <text:p>0.00897</text:p>
          </table:table-cell>
          <table:table-cell office:value-type="float" office:value="0.025009" calcext:value-type="float">
            <text:p>0.025009</text:p>
          </table:table-cell>
          <table:table-cell office:value-type="float" office:value="0.009892" calcext:value-type="float">
            <text:p>0.00989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84" calcext:value-type="float">
            <text:p>0.002384</text:p>
          </table:table-cell>
          <table:table-cell office:value-type="float" office:value="0.004339" calcext:value-type="float">
            <text:p>0.004339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0.009448" calcext:value-type="float">
            <text:p>0.009448</text:p>
          </table:table-cell>
          <table:table-cell office:value-type="float" office:value="0.023979" calcext:value-type="float">
            <text:p>0.023979</text:p>
          </table:table-cell>
          <table:table-cell office:value-type="float" office:value="0.0095" calcext:value-type="float">
            <text:p>0.009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772" calcext:value-type="float">
            <text:p>0.002772</text:p>
          </table:table-cell>
          <table:table-cell office:value-type="float" office:value="0.005241" calcext:value-type="float">
            <text:p>0.005241</text:p>
          </table:table-cell>
          <table:table-cell office:value-type="float" office:value="0.002961" calcext:value-type="float">
            <text:p>0.002961</text:p>
          </table:table-cell>
          <table:table-cell office:value-type="float" office:value="0.010645" calcext:value-type="float">
            <text:p>0.010645</text:p>
          </table:table-cell>
          <table:table-cell office:value-type="float" office:value="48.22298" calcext:value-type="float">
            <text:p>48.22298</text:p>
          </table:table-cell>
          <table:table-cell office:value-type="float" office:value="0.00722" calcext:value-type="float">
            <text:p>0.0072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998" calcext:value-type="float">
            <text:p>0.002998</text:p>
          </table:table-cell>
          <table:table-cell office:value-type="float" office:value="0.004904" calcext:value-type="float">
            <text:p>0.004904</text:p>
          </table:table-cell>
          <table:table-cell office:value-type="float" office:value="0.002896" calcext:value-type="float">
            <text:p>0.002896</text:p>
          </table:table-cell>
          <table:table-cell office:value-type="float" office:value="0.010816" calcext:value-type="float">
            <text:p>0.010816</text:p>
          </table:table-cell>
          <table:table-cell office:value-type="float" office:value="0.02352" calcext:value-type="float">
            <text:p>0.02352</text:p>
          </table:table-cell>
          <table:table-cell office:value-type="float" office:value="0.0078" calcext:value-type="float">
            <text:p>0.007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99" calcext:value-type="float">
            <text:p>0.002399</text:p>
          </table:table-cell>
          <table:table-cell office:value-type="float" office:value="0.003908" calcext:value-type="float">
            <text:p>0.003908</text:p>
          </table:table-cell>
          <table:table-cell office:value-type="float" office:value="0.002416" calcext:value-type="float">
            <text:p>0.002416</text:p>
          </table:table-cell>
          <table:table-cell office:value-type="float" office:value="0.009915" calcext:value-type="float">
            <text:p>0.009915</text:p>
          </table:table-cell>
          <table:table-cell office:value-type="float" office:value="0.023298" calcext:value-type="float">
            <text:p>0.023298</text:p>
          </table:table-cell>
          <table:table-cell office:value-type="float" office:value="0.007693" calcext:value-type="float">
            <text:p>0.00769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069" calcext:value-type="float">
            <text:p>0.003069</text:p>
          </table:table-cell>
          <table:table-cell office:value-type="float" office:value="0.004757" calcext:value-type="float">
            <text:p>0.004757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24277" calcext:value-type="float">
            <text:p>0.024277</text:p>
          </table:table-cell>
          <table:table-cell office:value-type="float" office:value="0.009601" calcext:value-type="float">
            <text:p>0.00960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33" calcext:value-type="float">
            <text:p>0.002233</text:p>
          </table:table-cell>
          <table:table-cell office:value-type="float" office:value="0.004699" calcext:value-type="float">
            <text:p>0.004699</text:p>
          </table:table-cell>
          <table:table-cell office:value-type="float" office:value="0.003039" calcext:value-type="float">
            <text:p>0.003039</text:p>
          </table:table-cell>
          <table:table-cell office:value-type="float" office:value="0.008242" calcext:value-type="float">
            <text:p>0.008242</text:p>
          </table:table-cell>
          <table:table-cell office:value-type="float" office:value="0.025364" calcext:value-type="float">
            <text:p>0.025364</text:p>
          </table:table-cell>
          <table:table-cell office:value-type="float" office:value="0.009613" calcext:value-type="float">
            <text:p>0.00961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055" calcext:value-type="float">
            <text:p>0.002055</text:p>
          </table:table-cell>
          <table:table-cell office:value-type="float" office:value="0.004623" calcext:value-type="float">
            <text:p>0.004623</text:p>
          </table:table-cell>
          <table:table-cell office:value-type="float" office:value="0.002477" calcext:value-type="float">
            <text:p>0.002477</text:p>
          </table:table-cell>
          <table:table-cell office:value-type="float" office:value="0.008869" calcext:value-type="float">
            <text:p>0.008869</text:p>
          </table:table-cell>
          <table:table-cell office:value-type="float" office:value="0.024276" calcext:value-type="float">
            <text:p>0.024276</text:p>
          </table:table-cell>
          <table:table-cell office:value-type="float" office:value="0.008058" calcext:value-type="float">
            <text:p>0.00805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931" calcext:value-type="float">
            <text:p>0.003931</text:p>
          </table:table-cell>
          <table:table-cell office:value-type="float" office:value="0.003993" calcext:value-type="float">
            <text:p>0.003993</text:p>
          </table:table-cell>
          <table:table-cell office:value-type="float" office:value="0.002302" calcext:value-type="float">
            <text:p>0.002302</text:p>
          </table:table-cell>
          <table:table-cell office:value-type="float" office:value="0.008515" calcext:value-type="float">
            <text:p>0.008515</text:p>
          </table:table-cell>
          <table:table-cell office:value-type="float" office:value="0.023289" calcext:value-type="float">
            <text:p>0.023289</text:p>
          </table:table-cell>
          <table:table-cell office:value-type="float" office:value="0.01009" calcext:value-type="float">
            <text:p>0.0100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3719" calcext:value-type="float">
            <text:p>0.003719</text:p>
          </table:table-cell>
          <table:table-cell office:value-type="float" office:value="0.002213" calcext:value-type="float">
            <text:p>0.002213</text:p>
          </table:table-cell>
          <table:table-cell office:value-type="float" office:value="0.007621" calcext:value-type="float">
            <text:p>0.007621</text:p>
          </table:table-cell>
          <table:table-cell office:value-type="float" office:value="0.022139" calcext:value-type="float">
            <text:p>0.022139</text:p>
          </table:table-cell>
          <table:table-cell office:value-type="float" office:value="0.007764" calcext:value-type="float">
            <text:p>0.007764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83" calcext:value-type="float">
            <text:p>0.002283</text:p>
          </table:table-cell>
          <table:table-cell office:value-type="float" office:value="0.005087" calcext:value-type="float">
            <text:p>0.005087</text:p>
          </table:table-cell>
          <table:table-cell office:value-type="float" office:value="0.002706" calcext:value-type="float">
            <text:p>0.002706</text:p>
          </table:table-cell>
          <table:table-cell office:value-type="float" office:value="0.009338" calcext:value-type="float">
            <text:p>0.009338</text:p>
          </table:table-cell>
          <table:table-cell office:value-type="float" office:value="0.023518" calcext:value-type="float">
            <text:p>0.023518</text:p>
          </table:table-cell>
          <table:table-cell office:value-type="float" office:value="0.008518" calcext:value-type="float">
            <text:p>0.00851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044" calcext:value-type="float">
            <text:p>0.003044</text:p>
          </table:table-cell>
          <table:table-cell office:value-type="float" office:value="0.004581" calcext:value-type="float">
            <text:p>0.004581</text:p>
          </table:table-cell>
          <table:table-cell office:value-type="float" office:value="0.002947" calcext:value-type="float">
            <text:p>0.002947</text:p>
          </table:table-cell>
          <table:table-cell office:value-type="float" office:value="0.009075" calcext:value-type="float">
            <text:p>0.009075</text:p>
          </table:table-cell>
          <table:table-cell office:value-type="float" office:value="0.023658" calcext:value-type="float">
            <text:p>0.023658</text:p>
          </table:table-cell>
          <table:table-cell office:value-type="float" office:value="0.00822" calcext:value-type="float">
            <text:p>0.00822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71" calcext:value-type="float">
            <text:p>0.002271</text:p>
          </table:table-cell>
          <table:table-cell office:value-type="float" office:value="0.004454" calcext:value-type="float">
            <text:p>0.004454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10279" calcext:value-type="float">
            <text:p>0.010279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07181" calcext:value-type="float">
            <text:p>0.00718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44" calcext:value-type="float">
            <text:p>0.002144</text:p>
          </table:table-cell>
          <table:table-cell office:value-type="float" office:value="0.004913" calcext:value-type="float">
            <text:p>0.004913</text:p>
          </table:table-cell>
          <table:table-cell office:value-type="float" office:value="0.001494" calcext:value-type="float">
            <text:p>0.001494</text:p>
          </table:table-cell>
          <table:table-cell office:value-type="float" office:value="0.01076" calcext:value-type="float">
            <text:p>0.01076</text:p>
          </table:table-cell>
          <table:table-cell office:value-type="float" office:value="0.023423" calcext:value-type="float">
            <text:p>0.023423</text:p>
          </table:table-cell>
          <table:table-cell office:value-type="float" office:value="0.00751" calcext:value-type="float">
            <text:p>0.0075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05" calcext:value-type="float">
            <text:p>0.002305</text:p>
          </table:table-cell>
          <table:table-cell office:value-type="float" office:value="0.004276" calcext:value-type="float">
            <text:p>0.004276</text:p>
          </table:table-cell>
          <table:table-cell office:value-type="float" office:value="0.003122" calcext:value-type="float">
            <text:p>0.003122</text:p>
          </table:table-cell>
          <table:table-cell office:value-type="float" office:value="0.008788" calcext:value-type="float">
            <text:p>0.008788</text:p>
          </table:table-cell>
          <table:table-cell office:value-type="float" office:value="0.0231" calcext:value-type="float">
            <text:p>0.0231</text:p>
          </table:table-cell>
          <table:table-cell office:value-type="float" office:value="0.008263" calcext:value-type="float">
            <text:p>0.008263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698" calcext:value-type="float">
            <text:p>0.002698</text:p>
          </table:table-cell>
          <table:table-cell office:value-type="float" office:value="0.004925" calcext:value-type="float">
            <text:p>0.004925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0.009707" calcext:value-type="float">
            <text:p>0.009707</text:p>
          </table:table-cell>
          <table:table-cell office:value-type="float" office:value="0.022985" calcext:value-type="float">
            <text:p>0.022985</text:p>
          </table:table-cell>
          <table:table-cell office:value-type="float" office:value="0.008348" calcext:value-type="float">
            <text:p>0.00834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147" calcext:value-type="float">
            <text:p>0.003147</text:p>
          </table:table-cell>
          <table:table-cell office:value-type="float" office:value="0.004299" calcext:value-type="float">
            <text:p>0.004299</text:p>
          </table:table-cell>
          <table:table-cell office:value-type="float" office:value="0.002939" calcext:value-type="float">
            <text:p>0.002939</text:p>
          </table:table-cell>
          <table:table-cell office:value-type="float" office:value="0.008737" calcext:value-type="float">
            <text:p>0.008737</text:p>
          </table:table-cell>
          <table:table-cell office:value-type="float" office:value="0.023891" calcext:value-type="float">
            <text:p>0.023891</text:p>
          </table:table-cell>
          <table:table-cell office:value-type="float" office:value="0.009135" calcext:value-type="float">
            <text:p>0.00913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996" calcext:value-type="float">
            <text:p>0.002996</text:p>
          </table:table-cell>
          <table:table-cell office:value-type="float" office:value="0.003746" calcext:value-type="float">
            <text:p>0.003746</text:p>
          </table:table-cell>
          <table:table-cell office:value-type="float" office:value="0.002235" calcext:value-type="float">
            <text:p>0.002235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035" calcext:value-type="float">
            <text:p>0.006035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22" calcext:value-type="float">
            <text:p>0.002422</text:p>
          </table:table-cell>
          <table:table-cell office:value-type="float" office:value="0.004121" calcext:value-type="float">
            <text:p>0.004121</text:p>
          </table:table-cell>
          <table:table-cell office:value-type="float" office:value="0.001793" calcext:value-type="float">
            <text:p>0.001793</text:p>
          </table:table-cell>
          <table:table-cell office:value-type="float" office:value="0.010148" calcext:value-type="float">
            <text:p>0.010148</text:p>
          </table:table-cell>
          <table:table-cell office:value-type="float" office:value="0.024307" calcext:value-type="float">
            <text:p>0.024307</text:p>
          </table:table-cell>
          <table:table-cell office:value-type="float" office:value="0.010266" calcext:value-type="float">
            <text:p>0.01026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4486" calcext:value-type="float">
            <text:p>0.004486</text:p>
          </table:table-cell>
          <table:table-cell office:value-type="float" office:value="0.001846" calcext:value-type="float">
            <text:p>0.001846</text:p>
          </table:table-cell>
          <table:table-cell office:value-type="float" office:value="0.008637" calcext:value-type="float">
            <text:p>0.008637</text:p>
          </table:table-cell>
          <table:table-cell office:value-type="float" office:value="0.024699" calcext:value-type="float">
            <text:p>0.024699</text:p>
          </table:table-cell>
          <table:table-cell office:value-type="float" office:value="0.008411" calcext:value-type="float">
            <text:p>0.008411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0.004033" calcext:value-type="float">
            <text:p>0.004033</text:p>
          </table:table-cell>
          <table:table-cell office:value-type="float" office:value="0.002812" calcext:value-type="float">
            <text:p>0.002812</text:p>
          </table:table-cell>
          <table:table-cell office:value-type="float" office:value="0.009605" calcext:value-type="float">
            <text:p>0.009605</text:p>
          </table:table-cell>
          <table:table-cell office:value-type="float" office:value="0.022522" calcext:value-type="float">
            <text:p>0.022522</text:p>
          </table:table-cell>
          <table:table-cell office:value-type="float" office:value="0.008836" calcext:value-type="float">
            <text:p>0.008836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29" calcext:value-type="float">
            <text:p>0.002829</text:p>
          </table:table-cell>
          <table:table-cell office:value-type="float" office:value="0.004002" calcext:value-type="float">
            <text:p>0.004002</text:p>
          </table:table-cell>
          <table:table-cell office:value-type="float" office:value="0.003762" calcext:value-type="float">
            <text:p>0.003762</text:p>
          </table:table-cell>
          <table:table-cell office:value-type="float" office:value="0.008366" calcext:value-type="float">
            <text:p>0.008366</text:p>
          </table:table-cell>
          <table:table-cell office:value-type="float" office:value="0.024452" calcext:value-type="float">
            <text:p>0.024452</text:p>
          </table:table-cell>
          <table:table-cell office:value-type="float" office:value="0.008538" calcext:value-type="float">
            <text:p>0.00853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43" calcext:value-type="float">
            <text:p>0.002243</text:p>
          </table:table-cell>
          <table:table-cell office:value-type="float" office:value="0.004289" calcext:value-type="float">
            <text:p>0.004289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.008855" calcext:value-type="float">
            <text:p>0.008855</text:p>
          </table:table-cell>
          <table:table-cell office:value-type="float" office:value="0.024073" calcext:value-type="float">
            <text:p>0.024073</text:p>
          </table:table-cell>
          <table:table-cell office:value-type="float" office:value="0.007589" calcext:value-type="float">
            <text:p>0.007589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.00416" calcext:value-type="float">
            <text:p>0.00416</text:p>
          </table:table-cell>
          <table:table-cell office:value-type="float" office:value="0.001904" calcext:value-type="float">
            <text:p>0.001904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0.023009" calcext:value-type="float">
            <text:p>0.023009</text:p>
          </table:table-cell>
          <table:table-cell office:value-type="float" office:value="0.007488" calcext:value-type="float">
            <text:p>0.007488</text:p>
          </table:table-cell>
          <table:table-cell table:number-columns-repeated="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959" calcext:value-type="float">
            <text:p>0.002959</text:p>
          </table:table-cell>
          <table:table-cell office:value-type="float" office:value="0.004784" calcext:value-type="float">
            <text:p>0.004784</text:p>
          </table:table-cell>
          <table:table-cell office:value-type="float" office:value="0.003086" calcext:value-type="float">
            <text:p>0.003086</text:p>
          </table:table-cell>
          <table:table-cell office:value-type="float" office:value="0.007353" calcext:value-type="float">
            <text:p>0.007353</text:p>
          </table:table-cell>
          <table:table-cell office:value-type="float" office:value="0.022494" calcext:value-type="float">
            <text:p>0.022494</text:p>
          </table:table-cell>
          <table:table-cell office:value-type="float" office:value="0.00751" calcext:value-type="float">
            <text:p>0.0075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1907" calcext:value-type="float">
            <text:p>0.001907</text:p>
          </table:table-cell>
          <table:table-cell office:value-type="float" office:value="0.004271" calcext:value-type="float">
            <text:p>0.004271</text:p>
          </table:table-cell>
          <table:table-cell office:value-type="float" office:value="0.003483" calcext:value-type="float">
            <text:p>0.003483</text:p>
          </table:table-cell>
          <table:table-cell office:value-type="float" office:value="0.010887" calcext:value-type="float">
            <text:p>0.010887</text:p>
          </table:table-cell>
          <table:table-cell office:value-type="float" office:value="0.024226" calcext:value-type="float">
            <text:p>0.024226</text:p>
          </table:table-cell>
          <table:table-cell office:value-type="float" office:value="0.007068" calcext:value-type="float">
            <text:p>0.00706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353" calcext:value-type="float">
            <text:p>0.003353</text:p>
          </table:table-cell>
          <table:table-cell office:value-type="float" office:value="0.004355" calcext:value-type="float">
            <text:p>0.004355</text:p>
          </table:table-cell>
          <table:table-cell office:value-type="float" office:value="0.002663" calcext:value-type="float">
            <text:p>0.002663</text:p>
          </table:table-cell>
          <table:table-cell office:value-type="float" office:value="0.00829" calcext:value-type="float">
            <text:p>0.00829</text:p>
          </table:table-cell>
          <table:table-cell office:value-type="float" office:value="0.02395" calcext:value-type="float">
            <text:p>0.02395</text:p>
          </table:table-cell>
          <table:table-cell office:value-type="float" office:value="0.01116" calcext:value-type="float">
            <text:p>0.0111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04941" calcext:value-type="float">
            <text:p>0.004941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9115" calcext:value-type="float">
            <text:p>0.009115</text:p>
          </table:table-cell>
          <table:table-cell office:value-type="float" office:value="14.064991" calcext:value-type="float">
            <text:p>14.064991</text:p>
          </table:table-cell>
          <table:table-cell office:value-type="float" office:value="0.008242" calcext:value-type="float">
            <text:p>0.00824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1968" calcext:value-type="float">
            <text:p>0.001968</text:p>
          </table:table-cell>
          <table:table-cell office:value-type="float" office:value="0.004369" calcext:value-type="float">
            <text:p>0.004369</text:p>
          </table:table-cell>
          <table:table-cell office:value-type="float" office:value="0.002959" calcext:value-type="float">
            <text:p>0.002959</text:p>
          </table:table-cell>
          <table:table-cell office:value-type="float" office:value="0.008321" calcext:value-type="float">
            <text:p>0.008321</text:p>
          </table:table-cell>
          <table:table-cell office:value-type="float" office:value="0.02424" calcext:value-type="float">
            <text:p>0.02424</text:p>
          </table:table-cell>
          <table:table-cell office:value-type="float" office:value="0.007986" calcext:value-type="float">
            <text:p>0.00798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18" calcext:value-type="float">
            <text:p>0.002818</text:p>
          </table:table-cell>
          <table:table-cell office:value-type="float" office:value="0.005318" calcext:value-type="float">
            <text:p>0.005318</text:p>
          </table:table-cell>
          <table:table-cell office:value-type="float" office:value="0.002496" calcext:value-type="float">
            <text:p>0.002496</text:p>
          </table:table-cell>
          <table:table-cell office:value-type="float" office:value="0.007822" calcext:value-type="float">
            <text:p>0.007822</text:p>
          </table:table-cell>
          <table:table-cell office:value-type="float" office:value="0.024072" calcext:value-type="float">
            <text:p>0.024072</text:p>
          </table:table-cell>
          <table:table-cell office:value-type="float" office:value="0.009445" calcext:value-type="float">
            <text:p>0.00944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5" calcext:value-type="float">
            <text:p>0.00225</text:p>
          </table:table-cell>
          <table:table-cell office:value-type="float" office:value="0.004217" calcext:value-type="float">
            <text:p>0.004217</text:p>
          </table:table-cell>
          <table:table-cell office:value-type="float" office:value="0.00309" calcext:value-type="float">
            <text:p>0.00309</text:p>
          </table:table-cell>
          <table:table-cell office:value-type="float" office:value="0.007905" calcext:value-type="float">
            <text:p>0.007905</text:p>
          </table:table-cell>
          <table:table-cell office:value-type="float" office:value="0.02315" calcext:value-type="float">
            <text:p>0.02315</text:p>
          </table:table-cell>
          <table:table-cell office:value-type="float" office:value="0.007418" calcext:value-type="float">
            <text:p>0.00741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92" calcext:value-type="float">
            <text:p>0.002192</text:p>
          </table:table-cell>
          <table:table-cell office:value-type="float" office:value="0.003665" calcext:value-type="float">
            <text:p>0.003665</text:p>
          </table:table-cell>
          <table:table-cell office:value-type="float" office:value="0.001725" calcext:value-type="float">
            <text:p>0.001725</text:p>
          </table:table-cell>
          <table:table-cell office:value-type="float" office:value="0.009776" calcext:value-type="float">
            <text:p>0.009776</text:p>
          </table:table-cell>
          <table:table-cell office:value-type="float" office:value="0.02391" calcext:value-type="float">
            <text:p>0.02391</text:p>
          </table:table-cell>
          <table:table-cell office:value-type="float" office:value="0.006634" calcext:value-type="float">
            <text:p>0.00663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177" calcext:value-type="float">
            <text:p>0.003177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0.00256" calcext:value-type="float">
            <text:p>0.00256</text:p>
          </table:table-cell>
          <table:table-cell office:value-type="float" office:value="0.007799" calcext:value-type="float">
            <text:p>0.007799</text:p>
          </table:table-cell>
          <table:table-cell office:value-type="float" office:value="171.622924" calcext:value-type="float">
            <text:p>171.622924</text:p>
          </table:table-cell>
          <table:table-cell office:value-type="float" office:value="0.008835" calcext:value-type="float">
            <text:p>0.008835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4245" calcext:value-type="float">
            <text:p>0.004245</text:p>
          </table:table-cell>
          <table:table-cell office:value-type="float" office:value="0.005396" calcext:value-type="float">
            <text:p>0.005396</text:p>
          </table:table-cell>
          <table:table-cell office:value-type="float" office:value="0.002618" calcext:value-type="float">
            <text:p>0.002618</text:p>
          </table:table-cell>
          <table:table-cell office:value-type="float" office:value="0.008119" calcext:value-type="float">
            <text:p>0.008119</text:p>
          </table:table-cell>
          <table:table-cell office:value-type="float" office:value="0.024283" calcext:value-type="float">
            <text:p>0.024283</text:p>
          </table:table-cell>
          <table:table-cell office:value-type="float" office:value="0.009" calcext:value-type="float">
            <text:p>0.00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57" calcext:value-type="float">
            <text:p>0.002457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0.008597" calcext:value-type="float">
            <text:p>0.008597</text:p>
          </table:table-cell>
          <table:table-cell office:value-type="float" office:value="0.023696" calcext:value-type="float">
            <text:p>0.023696</text:p>
          </table:table-cell>
          <table:table-cell office:value-type="float" office:value="0.007413" calcext:value-type="float">
            <text:p>0.00741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005461" calcext:value-type="float">
            <text:p>0.005461</text:p>
          </table:table-cell>
          <table:table-cell office:value-type="float" office:value="0.002839" calcext:value-type="float">
            <text:p>0.002839</text:p>
          </table:table-cell>
          <table:table-cell office:value-type="float" office:value="0.006709" calcext:value-type="float">
            <text:p>0.006709</text:p>
          </table:table-cell>
          <table:table-cell office:value-type="float" office:value="0.023688" calcext:value-type="float">
            <text:p>0.023688</text:p>
          </table:table-cell>
          <table:table-cell office:value-type="float" office:value="0.007206" calcext:value-type="float">
            <text:p>0.00720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004869" calcext:value-type="float">
            <text:p>0.004869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0.006328" calcext:value-type="float">
            <text:p>0.006328</text:p>
          </table:table-cell>
          <table:table-cell office:value-type="float" office:value="0.023768" calcext:value-type="float">
            <text:p>0.023768</text:p>
          </table:table-cell>
          <table:table-cell office:value-type="float" office:value="0.011284" calcext:value-type="float">
            <text:p>0.011284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139" calcext:value-type="float">
            <text:p>0.002139</text:p>
          </table:table-cell>
          <table:table-cell office:value-type="float" office:value="0.003877" calcext:value-type="float">
            <text:p>0.003877</text:p>
          </table:table-cell>
          <table:table-cell office:value-type="float" office:value="0.002326" calcext:value-type="float">
            <text:p>0.002326</text:p>
          </table:table-cell>
          <table:table-cell office:value-type="float" office:value="0.009504" calcext:value-type="float">
            <text:p>0.009504</text:p>
          </table:table-cell>
          <table:table-cell office:value-type="float" office:value="0.02401" calcext:value-type="float">
            <text:p>0.02401</text:p>
          </table:table-cell>
          <table:table-cell office:value-type="float" office:value="0.00849" calcext:value-type="float">
            <text:p>0.0084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954" calcext:value-type="float">
            <text:p>0.002954</text:p>
          </table:table-cell>
          <table:table-cell office:value-type="float" office:value="0.005812" calcext:value-type="float">
            <text:p>0.005812</text:p>
          </table:table-cell>
          <table:table-cell office:value-type="float" office:value="0.002744" calcext:value-type="float">
            <text:p>0.002744</text:p>
          </table:table-cell>
          <table:table-cell office:value-type="float" office:value="0.007642" calcext:value-type="float">
            <text:p>0.007642</text:p>
          </table:table-cell>
          <table:table-cell office:value-type="float" office:value="0.023748" calcext:value-type="float">
            <text:p>0.023748</text:p>
          </table:table-cell>
          <table:table-cell office:value-type="float" office:value="0.009402" calcext:value-type="float">
            <text:p>0.00940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5538" calcext:value-type="float">
            <text:p>0.005538</text:p>
          </table:table-cell>
          <table:table-cell office:value-type="float" office:value="0.002422" calcext:value-type="float">
            <text:p>0.002422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3.749065" calcext:value-type="float">
            <text:p>3.749065</text:p>
          </table:table-cell>
          <table:table-cell office:value-type="float" office:value="0.009763" calcext:value-type="float">
            <text:p>0.00976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414" calcext:value-type="float">
            <text:p>0.002414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003351" calcext:value-type="float">
            <text:p>0.003351</text:p>
          </table:table-cell>
          <table:table-cell office:value-type="float" office:value="0.008664" calcext:value-type="float">
            <text:p>0.008664</text:p>
          </table:table-cell>
          <table:table-cell office:value-type="float" office:value="0.024747" calcext:value-type="float">
            <text:p>0.024747</text:p>
          </table:table-cell>
          <table:table-cell office:value-type="float" office:value="0.010203" calcext:value-type="float">
            <text:p>0.01020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0.004272" calcext:value-type="float">
            <text:p>0.004272</text:p>
          </table:table-cell>
          <table:table-cell office:value-type="float" office:value="0.002755" calcext:value-type="float">
            <text:p>0.002755</text:p>
          </table:table-cell>
          <table:table-cell office:value-type="float" office:value="0.009368" calcext:value-type="float">
            <text:p>0.009368</text:p>
          </table:table-cell>
          <table:table-cell office:value-type="float" office:value="0.024421" calcext:value-type="float">
            <text:p>0.024421</text:p>
          </table:table-cell>
          <table:table-cell office:value-type="float" office:value="0.009557" calcext:value-type="float">
            <text:p>0.00955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28" calcext:value-type="float">
            <text:p>0.002328</text:p>
          </table:table-cell>
          <table:table-cell office:value-type="float" office:value="0.003924" calcext:value-type="float">
            <text:p>0.003924</text:p>
          </table:table-cell>
          <table:table-cell office:value-type="float" office:value="0.002184" calcext:value-type="float">
            <text:p>0.002184</text:p>
          </table:table-cell>
          <table:table-cell office:value-type="float" office:value="0.009445" calcext:value-type="float">
            <text:p>0.009445</text:p>
          </table:table-cell>
          <table:table-cell office:value-type="float" office:value="0.02259" calcext:value-type="float">
            <text:p>0.02259</text:p>
          </table:table-cell>
          <table:table-cell office:value-type="float" office:value="0.007459" calcext:value-type="float">
            <text:p>0.007459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242" calcext:value-type="float">
            <text:p>0.002242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007858" calcext:value-type="float">
            <text:p>0.007858</text:p>
          </table:table-cell>
          <table:table-cell office:value-type="float" office:value="0.022633" calcext:value-type="float">
            <text:p>0.022633</text:p>
          </table:table-cell>
          <table:table-cell office:value-type="float" office:value="0.007703" calcext:value-type="float">
            <text:p>0.00770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503" calcext:value-type="float">
            <text:p>0.002503</text:p>
          </table:table-cell>
          <table:table-cell office:value-type="float" office:value="0.004311" calcext:value-type="float">
            <text:p>0.004311</text:p>
          </table:table-cell>
          <table:table-cell office:value-type="float" office:value="0.003253" calcext:value-type="float">
            <text:p>0.003253</text:p>
          </table:table-cell>
          <table:table-cell office:value-type="float" office:value="0.007282" calcext:value-type="float">
            <text:p>0.007282</text:p>
          </table:table-cell>
          <table:table-cell office:value-type="float" office:value="0.023197" calcext:value-type="float">
            <text:p>0.023197</text:p>
          </table:table-cell>
          <table:table-cell office:value-type="float" office:value="0.010343" calcext:value-type="float">
            <text:p>0.01034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19" calcext:value-type="float">
            <text:p>0.002819</text:p>
          </table:table-cell>
          <table:table-cell office:value-type="float" office:value="0.004217" calcext:value-type="float">
            <text:p>0.004217</text:p>
          </table:table-cell>
          <table:table-cell office:value-type="float" office:value="0.003372" calcext:value-type="float">
            <text:p>0.003372</text:p>
          </table:table-cell>
          <table:table-cell office:value-type="float" office:value="0.008036" calcext:value-type="float">
            <text:p>0.008036</text:p>
          </table:table-cell>
          <table:table-cell office:value-type="float" office:value="0.024105" calcext:value-type="float">
            <text:p>0.024105</text:p>
          </table:table-cell>
          <table:table-cell office:value-type="float" office:value="0.008418" calcext:value-type="float">
            <text:p>0.00841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4528" calcext:value-type="float">
            <text:p>0.004528</text:p>
          </table:table-cell>
          <table:table-cell office:value-type="float" office:value="0.003193" calcext:value-type="float">
            <text:p>0.003193</text:p>
          </table:table-cell>
          <table:table-cell office:value-type="float" office:value="0.010331" calcext:value-type="float">
            <text:p>0.010331</text:p>
          </table:table-cell>
          <table:table-cell office:value-type="float" office:value="0.023912" calcext:value-type="float">
            <text:p>0.023912</text:p>
          </table:table-cell>
          <table:table-cell office:value-type="float" office:value="0.008473" calcext:value-type="float">
            <text:p>0.008473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68" calcext:value-type="float">
            <text:p>0.002368</text:p>
          </table:table-cell>
          <table:table-cell office:value-type="float" office:value="0.00478" calcext:value-type="float">
            <text:p>0.00478</text:p>
          </table:table-cell>
          <table:table-cell office:value-type="float" office:value="0.002117" calcext:value-type="float">
            <text:p>0.002117</text:p>
          </table:table-cell>
          <table:table-cell office:value-type="float" office:value="0.008208" calcext:value-type="float">
            <text:p>0.008208</text:p>
          </table:table-cell>
          <table:table-cell office:value-type="float" office:value="0.023904" calcext:value-type="float">
            <text:p>0.023904</text:p>
          </table:table-cell>
          <table:table-cell office:value-type="float" office:value="0.008598" calcext:value-type="float">
            <text:p>0.008598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217" calcext:value-type="float">
            <text:p>0.003217</text:p>
          </table:table-cell>
          <table:table-cell office:value-type="float" office:value="0.004604" calcext:value-type="float">
            <text:p>0.004604</text:p>
          </table:table-cell>
          <table:table-cell office:value-type="float" office:value="0.002227" calcext:value-type="float">
            <text:p>0.002227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0.024043" calcext:value-type="float">
            <text:p>0.024043</text:p>
          </table:table-cell>
          <table:table-cell office:value-type="float" office:value="0.009072" calcext:value-type="float">
            <text:p>0.00907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614" calcext:value-type="float">
            <text:p>0.002614</text:p>
          </table:table-cell>
          <table:table-cell office:value-type="float" office:value="0.003992" calcext:value-type="float">
            <text:p>0.003992</text:p>
          </table:table-cell>
          <table:table-cell office:value-type="float" office:value="0.003081" calcext:value-type="float">
            <text:p>0.003081</text:p>
          </table:table-cell>
          <table:table-cell office:value-type="float" office:value="0.008389" calcext:value-type="float">
            <text:p>0.008389</text:p>
          </table:table-cell>
          <table:table-cell office:value-type="float" office:value="0.023075" calcext:value-type="float">
            <text:p>0.023075</text:p>
          </table:table-cell>
          <table:table-cell office:value-type="float" office:value="0.011121" calcext:value-type="float">
            <text:p>0.011121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165" calcext:value-type="float">
            <text:p>0.003165</text:p>
          </table:table-cell>
          <table:table-cell office:value-type="float" office:value="0.004627" calcext:value-type="float">
            <text:p>0.004627</text:p>
          </table:table-cell>
          <table:table-cell office:value-type="float" office:value="0.002227" calcext:value-type="float">
            <text:p>0.002227</text:p>
          </table:table-cell>
          <table:table-cell office:value-type="float" office:value="0.008014" calcext:value-type="float">
            <text:p>0.008014</text:p>
          </table:table-cell>
          <table:table-cell office:value-type="float" office:value="0.022921" calcext:value-type="float">
            <text:p>0.022921</text:p>
          </table:table-cell>
          <table:table-cell office:value-type="float" office:value="0.008206" calcext:value-type="float">
            <text:p>0.00820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003" calcext:value-type="float">
            <text:p>0.003003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002272" calcext:value-type="float">
            <text:p>0.002272</text:p>
          </table:table-cell>
          <table:table-cell office:value-type="float" office:value="0.009167" calcext:value-type="float">
            <text:p>0.009167</text:p>
          </table:table-cell>
          <table:table-cell office:value-type="float" office:value="0.023468" calcext:value-type="float">
            <text:p>0.023468</text:p>
          </table:table-cell>
          <table:table-cell office:value-type="float" office:value="0.007087" calcext:value-type="float">
            <text:p>0.007087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303" calcext:value-type="float">
            <text:p>0.002303</text:p>
          </table:table-cell>
          <table:table-cell office:value-type="float" office:value="0.004605" calcext:value-type="float">
            <text:p>0.004605</text:p>
          </table:table-cell>
          <table:table-cell office:value-type="float" office:value="0.003052" calcext:value-type="float">
            <text:p>0.003052</text:p>
          </table:table-cell>
          <table:table-cell office:value-type="float" office:value="0.008149" calcext:value-type="float">
            <text:p>0.008149</text:p>
          </table:table-cell>
          <table:table-cell office:value-type="float" office:value="0.023419" calcext:value-type="float">
            <text:p>0.023419</text:p>
          </table:table-cell>
          <table:table-cell office:value-type="float" office:value="0.009142" calcext:value-type="float">
            <text:p>0.009142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3833" calcext:value-type="float">
            <text:p>0.003833</text:p>
          </table:table-cell>
          <table:table-cell office:value-type="float" office:value="0.004425" calcext:value-type="float">
            <text:p>0.004425</text:p>
          </table:table-cell>
          <table:table-cell office:value-type="float" office:value="0.002415" calcext:value-type="float">
            <text:p>0.002415</text:p>
          </table:table-cell>
          <table:table-cell office:value-type="float" office:value="0.007561" calcext:value-type="float">
            <text:p>0.007561</text:p>
          </table:table-cell>
          <table:table-cell office:value-type="float" office:value="0.023158" calcext:value-type="float">
            <text:p>0.023158</text:p>
          </table:table-cell>
          <table:table-cell office:value-type="float" office:value="0.009106" calcext:value-type="float">
            <text:p>0.009106</text:p>
          </table:table-cell>
          <table:table-cell table:number-columns-repeated="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</text:p>
          </table:table-cell>
          <table:table-cell office:value-type="float" office:value="0.002972" calcext:value-type="float">
            <text:p>0.002972</text:p>
          </table:table-cell>
          <table:table-cell office:value-type="float" office:value="0.006293" calcext:value-type="float">
            <text:p>0.006293</text:p>
          </table:table-cell>
          <table:table-cell office:value-type="float" office:value="0.004321" calcext:value-type="float">
            <text:p>0.004321</text:p>
          </table:table-cell>
          <table:table-cell office:value-type="float" office:value="0.009432" calcext:value-type="float">
            <text:p>0.009432</text:p>
          </table:table-cell>
          <table:table-cell office:value-type="float" office:value="0.023381" calcext:value-type="float">
            <text:p>0.023381</text:p>
          </table:table-cell>
          <table:table-cell office:value-type="float" office:value="0.008036" calcext:value-type="float">
            <text:p>0.008036</text:p>
          </table:table-cell>
          <table:table-cell table:number-columns-repeated="7"/>
        </table:table-row>
      </table:table>
      <table:table table:name="raw nebula" table:style-name="ta1">
        <table:table-column table:style-name="co1" table:number-columns-repeated="2" table:default-cell-style-name="ce2"/>
        <table:table-column table:style-name="co1" table:number-columns-repeated="62" table:default-cell-style-name="Default"/>
        <table:table-row table:style-name="ro2">
          <table:table-cell table:style-name="Default" table:number-columns-repeated="2"/>
          <table:table-cell table:number-columns-repeated="62"/>
        </table:table-row>
        <table:table-row table:style-name="ro1">
          <table:table-cell table:style-name="ce1" table:number-columns-repeated="2"/>
          <table:table-cell/>
          <table:table-cell table:style-name="ce1" table:number-columns-repeated="6"/>
          <table:table-cell/>
          <table:table-cell table:style-name="ce1" table:number-columns-repeated="13"/>
          <table:table-cell/>
          <table:table-cell table:style-name="ce1" table:number-columns-repeated="6"/>
          <table:table-cell/>
          <table:table-cell table:style-name="ce1" table:number-columns-repeated="6"/>
          <table:table-cell/>
          <table:table-cell table:style-name="ce1" table:number-columns-repeated="13"/>
          <table:table-cell/>
          <table:table-cell table:style-name="ce1" table:number-columns-repeated="6"/>
          <table:table-cell/>
          <table:table-cell table:style-name="ce1" table:number-columns-repeated="5"/>
        </table:table-row>
        <table:table-row table:style-name="ro1" table:number-rows-repeated="4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3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3:37:35.253044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21T10:30:54.051989054</meta:creation-date>
    <dc:date>2020-06-21T13:45:30.119204135</dc:date>
    <meta:editing-duration>PT51M23S</meta:editing-duration>
    <meta:editing-cycles>6</meta:editing-cycles>
    <meta:generator>LibreOffice/6.4.4.2$Linux_X86_64 LibreOffice_project/706abf8817d63c225da2eaeb9c9523a7d4d3595c</meta:generator>
    <meta:document-statistic meta:table-count="3" meta:cell-count="9796" meta:object-count="0"/>
  </office:meta>
</office:document-meta>
</file>